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e63d1fd"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e7bd7dd"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e7d738f"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e9bc225"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e9cb64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e9f3671"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efa16f9"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0615d9e"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06660af"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068b2b1"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069e7a2"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06aa456"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06ffd44"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071784b"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0786940"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07ae71a"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07c551d"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07e3526"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08004a9"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084b792"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0c60ccd"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0cb6cb8"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0cefb1e"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0cf2ae1"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0e4c8ac"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0ea54f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0eab732"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0ec0155"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0ec5bef"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0f4b446"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0fd74a6"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0fdd2d7"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0ffa85e"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10185f1"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114c3ec"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115106b"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11b01ba"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11cd4f7"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1133d56"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1412a86"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141349b"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1421083"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17ff02a"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18786b9"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1958611"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1969038"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19eb5ae"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1aa2f7e"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1ab3598"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1af3c65"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1af9e2d"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1b18a1d"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1b45bdd"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1b65d94"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1b80ad9"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1bc155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1c0ca4c"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1c93918"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1c97d94"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1cd3902"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1cdf1ec"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1cf38ab"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1cf54b1"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1d0acb6"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1d21501"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1d4d85a"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1d62fda"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1d950ef"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1ddb3ac"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1ddbec3"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1e2944b"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1e2f965"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1e70c8f"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1e8405b"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1e91cde"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1e9b2e9"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1ec49a2"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1f057fa"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1f110e5"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1f1198e"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199a045"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224fabf"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2267c2f"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2296e09"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22b167d"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235e54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274d96b"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277a425"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27c1b98"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27fcecd"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282b397"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2a6dbab"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2c99186"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2d623e5"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2e9adec"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2ec199d"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2eeca0b"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2f64566"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30734c7"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30ac70f"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30b5f03"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31008ee"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312c5c5"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31420d4"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3174a90"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31ce240"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327fd9f"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331c62a"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339e332"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3431c0b"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34679fb"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3486ba2"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356b130"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23864b55"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23880f10"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22fc717d"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23ba58e3"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23be3c9c"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23c0c78d"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23c57871"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23c5e292"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23cbc49e"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24843cdd"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248a29fa"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248dc3ff"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248e37d1"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2494422e"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2495c7c3"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2498792a"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2498c4d0"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249edb8c"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24a6fb65"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1c8cade5" officeooo:paragraph-rsid="1c8cafb3"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1e11c840" officeooo:paragraph-rsid="1e25532e"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1e29737a" officeooo:paragraph-rsid="1e342109"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1e3bfbdd" officeooo:paragraph-rsid="1e5334d3"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1e5a7047" officeooo:paragraph-rsid="1e5a7047"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1e69a5b7" officeooo:paragraph-rsid="1e6cdb14"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1e85dae0" officeooo:paragraph-rsid="1e85dae0"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1e9f6b01" officeooo:paragraph-rsid="1ef29d3c"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1ef2c9fd" officeooo:paragraph-rsid="1ef2c9fd"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1f08e776" officeooo:paragraph-rsid="1f1396e9"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044b035" officeooo:paragraph-rsid="2048d9e3"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2048e238" officeooo:paragraph-rsid="2048e238"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204e7a23" officeooo:paragraph-rsid="2052a906"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20734e2d" officeooo:paragraph-rsid="20734e2d"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2080df38" officeooo:paragraph-rsid="2080df38"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0a04f57" officeooo:paragraph-rsid="20a04f57"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0b17975" officeooo:paragraph-rsid="20bb9369"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0c7f798" officeooo:paragraph-rsid="20c7f798"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0dc921f" officeooo:paragraph-rsid="20e36859"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0f0a288" officeooo:paragraph-rsid="20f0a288"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1013e29" officeooo:paragraph-rsid="21013e29"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10382d2" officeooo:paragraph-rsid="21119596"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11cd4f7" officeooo:paragraph-rsid="2121f765"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123a001" officeooo:paragraph-rsid="2123a001"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12a38af" officeooo:paragraph-rsid="212a38af"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135f3c8" officeooo:paragraph-rsid="2135f3c8"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13e7d18" officeooo:paragraph-rsid="213e7d18"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2145ba82" officeooo:paragraph-rsid="2145ba82"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215d931b" officeooo:paragraph-rsid="215d931b"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1690cd4" officeooo:paragraph-rsid="21690cd4"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18d7a87" officeooo:paragraph-rsid="218d7a87"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1969038" officeooo:paragraph-rsid="2198cad5"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1969038" officeooo:paragraph-rsid="2199a045"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1f1fc9e" officeooo:paragraph-rsid="21f1198e"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1fabbe1" officeooo:paragraph-rsid="21fabbe1"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20c98cc" officeooo:paragraph-rsid="220c98cc"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2200bd8" officeooo:paragraph-rsid="22200bd8"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23c5110" officeooo:paragraph-rsid="225cb1cd"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2757039" officeooo:paragraph-rsid="22766298"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2278ab04" officeooo:paragraph-rsid="2278ab04"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283e3b4" officeooo:paragraph-rsid="2289e1ac"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28c7a3d" officeooo:paragraph-rsid="22953a0f"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2af1548" officeooo:paragraph-rsid="22ba75e9"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2c3fc64" officeooo:paragraph-rsid="22c7ad37"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2dc7f49" officeooo:paragraph-rsid="22e71b8f"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2f64566" officeooo:paragraph-rsid="22f64566"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22f694fc" officeooo:paragraph-rsid="22fad3a8"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2300b16b" officeooo:paragraph-rsid="2300b16b"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303b8bd" officeooo:paragraph-rsid="2303b8bd"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30c2cc3" officeooo:paragraph-rsid="230c2cc3"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30daa4e" officeooo:paragraph-rsid="231008ee"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329dd6e" officeooo:paragraph-rsid="232f1e78"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23486ba2" officeooo:paragraph-rsid="23486ba2"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234ee7cf" officeooo:paragraph-rsid="234ee7cf"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235a32b4" officeooo:paragraph-rsid="235a32b4"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235c710a" officeooo:paragraph-rsid="235c710a"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2368322f" officeooo:paragraph-rsid="23763202"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23829d86" officeooo:paragraph-rsid="23864b55"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22fc717d" officeooo:paragraph-rsid="22fd9e6f"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238b2c5e" officeooo:paragraph-rsid="238b2c5e"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238efbb9" officeooo:paragraph-rsid="2393c552"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23983a37" officeooo:paragraph-rsid="23983a37"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239b7443" officeooo:paragraph-rsid="239b7443"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23a526af" officeooo:paragraph-rsid="23ae70c5"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23b008b7" officeooo:paragraph-rsid="23b6c722"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23bb93b1" officeooo:paragraph-rsid="23bdb4f3"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23c189fd" officeooo:paragraph-rsid="23c189fd"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23cf3b7f" officeooo:paragraph-rsid="23cf3b7f"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23d271b0" officeooo:paragraph-rsid="23f5da0d"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23d271b0" officeooo:paragraph-rsid="240dad63"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24198e70" officeooo:paragraph-rsid="245b74df"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24600157" officeooo:paragraph-rsid="2478b929"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249edb8c" officeooo:paragraph-rsid="24a2401d"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24a82e1b" officeooo:paragraph-rsid="24a82e1b"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24b947d5" officeooo:paragraph-rsid="24b947d5"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206aa456" officeooo:paragraph-rsid="206aa456" style:font-style-asian="normal" style:font-weight-asian="normal" style:font-style-complex="normal" style:font-weight-complex="normal"/>
    </style:style>
    <style:style style:name="P276" style:family="paragraph" style:parent-style-name="Standard">
      <style:text-properties style:text-position="0% 100%" style:font-name="Liberation Serif"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2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2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2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P2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cfece" officeooo:paragraph-rsid="1efcfece" style:font-style-asian="normal" style:font-weight-asian="normal" style:font-style-complex="normal" style:font-weight-complex="normal"/>
    </style:style>
    <style:style style:name="P2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efeaea5" style:font-style-asian="normal" style:font-weight-asian="normal" style:font-style-complex="normal" style:font-weight-complex="normal"/>
    </style:style>
    <style:style style:name="P2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f002c7d" style:font-style-asian="normal" style:font-weight-asian="normal" style:font-style-complex="normal" style:font-weight-complex="normal"/>
    </style:style>
    <style:style style:name="P2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d704" officeooo:paragraph-rsid="1f01d704" style:font-style-asian="normal" style:font-weight-asian="normal" style:font-style-complex="normal" style:font-weight-complex="normal"/>
    </style:style>
    <style:style style:name="P2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fb69" officeooo:paragraph-rsid="1f01fb69" style:font-style-asian="normal" style:font-weight-asian="normal" style:font-style-complex="normal" style:font-weight-complex="normal"/>
    </style:style>
    <style:style style:name="P2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25b34" officeooo:paragraph-rsid="1f025b34" style:font-style-asian="normal" style:font-weight-asian="normal" style:font-style-complex="normal" style:font-weight-complex="normal"/>
    </style:style>
    <style:style style:name="P2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3c7a9" officeooo:paragraph-rsid="1f03c7a9" style:font-style-asian="normal" style:font-weight-asian="normal" style:font-style-complex="normal" style:font-weight-complex="normal"/>
    </style:style>
    <style:style style:name="P2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4ec74" officeooo:paragraph-rsid="1f04ec74" style:font-style-asian="normal" style:font-weight-asian="normal" style:font-style-complex="normal" style:font-weight-complex="normal"/>
    </style:style>
    <style:style style:name="P2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2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de6df" style:font-style-asian="normal" style:font-weight-asian="normal" style:font-style-complex="normal" style:font-weight-complex="normal"/>
    </style:style>
    <style:style style:name="P2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2da6" style:font-style-asian="normal" style:font-weight-asian="normal" style:font-style-complex="normal" style:font-weight-complex="normal"/>
    </style:style>
    <style:style style:name="P2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2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f4066" style:font-style-asian="normal" style:font-weight-asian="normal" style:font-style-complex="normal" style:font-weight-complex="normal"/>
    </style:style>
    <style:style style:name="P2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e2da6" officeooo:paragraph-rsid="209e2da6" style:font-style-asian="normal" style:font-weight-asian="normal" style:font-style-complex="normal" style:font-weight-complex="normal"/>
    </style:style>
    <style:style style:name="P2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f4066" officeooo:paragraph-rsid="209f4066"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1d0d074f" officeooo:paragraph-rsid="1afd1b86" style:font-style-asian="normal" style:font-weight-asian="normal" style:font-style-complex="normal" style:font-weight-complex="normal"/>
    </style:style>
    <style:style style:name="T1" style:family="text">
      <style:text-properties officeooo:rsid="0019f43d"/>
    </style:style>
    <style:style style:name="T2" style:family="text">
      <style:text-properties fo:font-style="italic" style:font-style-asian="italic" style:font-style-complex="italic"/>
    </style:style>
    <style:style style:name="T3" style:family="text">
      <style:text-properties fo:font-style="italic" officeooo:rsid="1c124397" style:font-style-asian="italic" style:font-style-complex="italic"/>
    </style:style>
    <style:style style:name="T4" style:family="text">
      <style:text-properties fo:font-style="italic" officeooo:rsid="1c5c8a9d" style:font-style-asian="italic" style:font-style-complex="italic"/>
    </style:style>
    <style:style style:name="T5" style:family="text">
      <style:text-properties fo:font-style="italic" officeooo:rsid="1ccfd6a6" style:font-style-asian="italic" style:font-style-complex="italic"/>
    </style:style>
    <style:style style:name="T6" style:family="text">
      <style:text-properties fo:font-style="italic" officeooo:rsid="1ce47f6c" style:font-style-asian="italic" style:font-style-complex="italic"/>
    </style:style>
    <style:style style:name="T7" style:family="text">
      <style:text-properties fo:font-style="italic" officeooo:rsid="1d192c37" style:font-style-asian="italic" style:font-style-complex="italic"/>
    </style:style>
    <style:style style:name="T8" style:family="text">
      <style:text-properties fo:font-style="italic" officeooo:rsid="1d1f8db4" style:font-style-asian="italic" style:font-style-complex="italic"/>
    </style:style>
    <style:style style:name="T9" style:family="text">
      <style:text-properties fo:font-style="italic" officeooo:rsid="1d3fa7bd" style:font-style-asian="italic" style:font-style-complex="italic"/>
    </style:style>
    <style:style style:name="T10" style:family="text">
      <style:text-properties fo:font-style="italic" officeooo:rsid="1d4847cc" style:font-style-asian="italic" style:font-style-complex="italic"/>
    </style:style>
    <style:style style:name="T11" style:family="text">
      <style:text-properties fo:font-style="italic" officeooo:rsid="1d4c89b7" style:font-style-asian="italic" style:font-style-complex="italic"/>
    </style:style>
    <style:style style:name="T12" style:family="text">
      <style:text-properties fo:font-style="italic" officeooo:rsid="1d5f700e" style:font-style-asian="italic" style:font-style-complex="italic"/>
    </style:style>
    <style:style style:name="T13" style:family="text">
      <style:text-properties fo:font-style="italic" officeooo:rsid="1d9895a4" style:font-style-asian="italic" style:font-style-complex="italic"/>
    </style:style>
    <style:style style:name="T14" style:family="text">
      <style:text-properties fo:font-style="italic" officeooo:rsid="1dd9a91a" style:font-style-asian="italic" style:font-style-complex="italic"/>
    </style:style>
    <style:style style:name="T15" style:family="text">
      <style:text-properties fo:font-style="italic" officeooo:rsid="1de848e6" style:font-style-asian="italic" style:font-style-complex="italic"/>
    </style:style>
    <style:style style:name="T16" style:family="text">
      <style:text-properties fo:font-style="italic" officeooo:rsid="1dfaf40a" style:font-style-asian="italic" style:font-style-complex="italic"/>
    </style:style>
    <style:style style:name="T17" style:family="text">
      <style:text-properties fo:font-style="italic" officeooo:rsid="1e134cb1" style:font-style-asian="italic" style:font-style-complex="italic"/>
    </style:style>
    <style:style style:name="T18" style:family="text">
      <style:text-properties fo:font-style="italic" officeooo:rsid="1e63d1fd" style:font-style-asian="italic" style:font-style-complex="italic"/>
    </style:style>
    <style:style style:name="T19" style:family="text">
      <style:text-properties fo:font-style="italic" officeooo:rsid="1e687c57" style:font-style-asian="italic" style:font-style-complex="italic"/>
    </style:style>
    <style:style style:name="T20" style:family="text">
      <style:text-properties fo:font-style="italic" officeooo:rsid="1e861965" style:font-style-asian="italic" style:font-style-complex="italic"/>
    </style:style>
    <style:style style:name="T21" style:family="text">
      <style:text-properties fo:font-style="italic" officeooo:rsid="1e90a53d" style:font-style-asian="italic" style:font-style-complex="italic"/>
    </style:style>
    <style:style style:name="T22" style:family="text">
      <style:text-properties fo:font-style="italic" officeooo:rsid="1e94ec1f" style:font-style-asian="italic" style:font-style-complex="italic"/>
    </style:style>
    <style:style style:name="T23" style:family="text">
      <style:text-properties fo:font-style="italic" officeooo:rsid="1e9bc225" style:font-style-asian="italic" style:font-style-complex="italic"/>
    </style:style>
    <style:style style:name="T24" style:family="text">
      <style:text-properties fo:font-style="italic" officeooo:rsid="1e9bfb50" style:font-style-asian="italic" style:font-style-complex="italic"/>
    </style:style>
    <style:style style:name="T25" style:family="text">
      <style:text-properties fo:font-style="italic" officeooo:rsid="1e9fd2ef" style:font-style-asian="italic" style:font-style-complex="italic"/>
    </style:style>
    <style:style style:name="T26" style:family="text">
      <style:text-properties fo:font-style="italic" officeooo:rsid="1efa16f9" style:font-style-asian="italic" style:font-style-complex="italic"/>
    </style:style>
    <style:style style:name="T27" style:family="text">
      <style:text-properties fo:font-style="italic" officeooo:rsid="1f3989bb" style:font-style-asian="italic" style:font-style-complex="italic"/>
    </style:style>
    <style:style style:name="T28" style:family="text">
      <style:text-properties fo:font-style="italic" officeooo:rsid="1f454130" style:font-style-asian="italic" style:font-style-complex="italic"/>
    </style:style>
    <style:style style:name="T29" style:family="text">
      <style:text-properties fo:font-style="italic" officeooo:rsid="1f4ed5a6" style:font-style-asian="italic" style:font-style-complex="italic"/>
    </style:style>
    <style:style style:name="T30" style:family="text">
      <style:text-properties fo:font-style="italic" officeooo:rsid="1f73fd6c" style:font-style-asian="italic" style:font-style-complex="italic"/>
    </style:style>
    <style:style style:name="T31" style:family="text">
      <style:text-properties fo:font-style="italic" officeooo:rsid="1f80b5b3" style:font-style-asian="italic" style:font-style-complex="italic"/>
    </style:style>
    <style:style style:name="T32" style:family="text">
      <style:text-properties fo:font-style="italic" officeooo:rsid="1f8d0204" style:font-style-asian="italic" style:font-style-complex="italic"/>
    </style:style>
    <style:style style:name="T33" style:family="text">
      <style:text-properties fo:font-style="italic" officeooo:rsid="1f99a44b" style:font-style-asian="italic" style:font-style-complex="italic"/>
    </style:style>
    <style:style style:name="T34" style:family="text">
      <style:text-properties fo:font-style="italic" officeooo:rsid="200e0632" style:font-style-asian="italic" style:font-style-complex="italic"/>
    </style:style>
    <style:style style:name="T35" style:family="text">
      <style:text-properties fo:font-style="italic" officeooo:rsid="2025ec30" style:font-style-asian="italic" style:font-style-complex="italic"/>
    </style:style>
    <style:style style:name="T36" style:family="text">
      <style:text-properties fo:font-style="italic" officeooo:rsid="205d910f" style:font-style-asian="italic" style:font-style-complex="italic"/>
    </style:style>
    <style:style style:name="T37" style:family="text">
      <style:text-properties fo:font-style="italic" officeooo:rsid="2063ea40" style:font-style-asian="italic" style:font-style-complex="italic"/>
    </style:style>
    <style:style style:name="T38" style:family="text">
      <style:text-properties fo:font-style="italic" officeooo:rsid="2069e7a2" style:font-style-asian="italic" style:font-style-complex="italic"/>
    </style:style>
    <style:style style:name="T39" style:family="text">
      <style:text-properties fo:font-style="italic" officeooo:rsid="20861ad3" style:font-style-asian="italic" style:font-style-complex="italic"/>
    </style:style>
    <style:style style:name="T40" style:family="text">
      <style:text-properties fo:font-style="italic" officeooo:rsid="20a13ec2" style:font-style-asian="italic" style:font-style-complex="italic"/>
    </style:style>
    <style:style style:name="T41" style:family="text">
      <style:text-properties fo:font-style="italic" officeooo:rsid="20b1cc93" style:font-style-asian="italic" style:font-style-complex="italic"/>
    </style:style>
    <style:style style:name="T42" style:family="text">
      <style:text-properties fo:font-style="italic" officeooo:rsid="20c2b4cd" style:font-style-asian="italic" style:font-style-complex="italic"/>
    </style:style>
    <style:style style:name="T43" style:family="text">
      <style:text-properties fo:font-style="italic" officeooo:rsid="20de8062" style:font-style-asian="italic" style:font-style-complex="italic"/>
    </style:style>
    <style:style style:name="T44" style:family="text">
      <style:text-properties fo:font-style="italic" officeooo:rsid="20e4c8ac" style:font-style-asian="italic" style:font-style-complex="italic"/>
    </style:style>
    <style:style style:name="T45" style:family="text">
      <style:text-properties fo:font-style="italic" officeooo:rsid="20f4b446" style:font-style-asian="italic" style:font-style-complex="italic"/>
    </style:style>
    <style:style style:name="T46" style:family="text">
      <style:text-properties fo:font-style="italic" officeooo:rsid="20fd74a6" style:font-style-asian="italic" style:font-style-complex="italic"/>
    </style:style>
    <style:style style:name="T47" style:family="text">
      <style:text-properties fo:font-style="italic" officeooo:rsid="210185f1" style:font-style-asian="italic" style:font-style-complex="italic"/>
    </style:style>
    <style:style style:name="T48" style:family="text">
      <style:text-properties fo:font-style="italic" officeooo:rsid="2115106b" style:font-style-asian="italic" style:font-style-complex="italic"/>
    </style:style>
    <style:style style:name="T49" style:family="text">
      <style:text-properties fo:font-style="italic" officeooo:rsid="211d4a8b" style:font-style-asian="italic" style:font-style-complex="italic"/>
    </style:style>
    <style:style style:name="T50" style:family="text">
      <style:text-properties fo:font-style="italic" officeooo:rsid="2123a817" style:font-style-asian="italic" style:font-style-complex="italic"/>
    </style:style>
    <style:style style:name="T51" style:family="text">
      <style:text-properties fo:font-style="italic" officeooo:rsid="21412a86" style:font-style-asian="italic" style:font-style-complex="italic"/>
    </style:style>
    <style:style style:name="T52" style:family="text">
      <style:text-properties fo:font-style="italic" officeooo:rsid="21421083" style:font-style-asian="italic" style:font-style-complex="italic"/>
    </style:style>
    <style:style style:name="T53" style:family="text">
      <style:text-properties fo:font-style="italic" officeooo:rsid="215e71cc" style:font-style-asian="italic" style:font-style-complex="italic"/>
    </style:style>
    <style:style style:name="T54" style:family="text">
      <style:text-properties fo:font-style="italic" officeooo:rsid="216a4ced" style:font-style-asian="italic" style:font-style-complex="italic"/>
    </style:style>
    <style:style style:name="T55" style:family="text">
      <style:text-properties fo:font-style="italic" officeooo:rsid="219aa9d8" style:font-style-asian="italic" style:font-style-complex="italic"/>
    </style:style>
    <style:style style:name="T56" style:family="text">
      <style:text-properties fo:font-style="italic" officeooo:rsid="219f508c" style:font-style-asian="italic" style:font-style-complex="italic"/>
    </style:style>
    <style:style style:name="T57" style:family="text">
      <style:text-properties fo:font-style="italic" officeooo:rsid="21aebfb8" style:font-style-asian="italic" style:font-style-complex="italic"/>
    </style:style>
    <style:style style:name="T58" style:family="text">
      <style:text-properties fo:font-style="italic" officeooo:rsid="21af9e2d" style:font-style-asian="italic" style:font-style-complex="italic"/>
    </style:style>
    <style:style style:name="T59" style:family="text">
      <style:text-properties fo:font-style="italic" officeooo:rsid="21c0ca4c" style:font-style-asian="italic" style:font-style-complex="italic"/>
    </style:style>
    <style:style style:name="T60" style:family="text">
      <style:text-properties fo:font-style="italic" officeooo:rsid="21d21501" style:font-style-asian="italic" style:font-style-complex="italic"/>
    </style:style>
    <style:style style:name="T61" style:family="text">
      <style:text-properties fo:font-style="italic" officeooo:rsid="21e2f965" style:font-style-asian="italic" style:font-style-complex="italic"/>
    </style:style>
    <style:style style:name="T62" style:family="text">
      <style:text-properties fo:font-style="italic" officeooo:rsid="21e70c8f" style:font-style-asian="italic" style:font-style-complex="italic"/>
    </style:style>
    <style:style style:name="T63" style:family="text">
      <style:text-properties fo:font-style="italic" officeooo:rsid="1327ae62" style:font-style-asian="italic" style:font-style-complex="italic"/>
    </style:style>
    <style:style style:name="T64" style:family="text">
      <style:text-properties fo:font-style="italic" officeooo:rsid="22731f9f" style:font-style-asian="italic" style:font-style-complex="italic"/>
    </style:style>
    <style:style style:name="T65" style:family="text">
      <style:text-properties fo:font-style="italic" officeooo:rsid="227c1b98" style:font-style-asian="italic" style:font-style-complex="italic"/>
    </style:style>
    <style:style style:name="T66" style:family="text">
      <style:text-properties fo:font-style="italic" officeooo:rsid="227cba37" style:font-style-asian="italic" style:font-style-complex="italic"/>
    </style:style>
    <style:style style:name="T67" style:family="text">
      <style:text-properties fo:font-style="italic" officeooo:rsid="22860727" style:font-style-asian="italic" style:font-style-complex="italic"/>
    </style:style>
    <style:style style:name="T68" style:family="text">
      <style:text-properties fo:font-style="italic" officeooo:rsid="229c8ed6" style:font-style-asian="italic" style:font-style-complex="italic"/>
    </style:style>
    <style:style style:name="T69" style:family="text">
      <style:text-properties fo:font-style="italic" officeooo:rsid="229e0ede" style:font-style-asian="italic" style:font-style-complex="italic"/>
    </style:style>
    <style:style style:name="T70" style:family="text">
      <style:text-properties fo:font-style="italic" officeooo:rsid="23118c4a" style:font-style-asian="italic" style:font-style-complex="italic"/>
    </style:style>
    <style:style style:name="T71" style:family="text">
      <style:text-properties fo:font-style="italic" officeooo:rsid="231ce240" style:font-style-asian="italic" style:font-style-complex="italic"/>
    </style:style>
    <style:style style:name="T72" style:family="text">
      <style:text-properties fo:font-style="italic" officeooo:rsid="23880f10" style:font-style-asian="italic" style:font-style-complex="italic"/>
    </style:style>
    <style:style style:name="T73" style:family="text">
      <style:text-properties fo:font-style="italic" officeooo:rsid="238c802e" style:font-style-asian="italic" style:font-style-complex="italic"/>
    </style:style>
    <style:style style:name="T74" style:family="text">
      <style:text-properties fo:font-style="italic" officeooo:rsid="238d82ce" style:font-style-asian="italic" style:font-style-complex="italic"/>
    </style:style>
    <style:style style:name="T75" style:family="text">
      <style:text-properties fo:font-style="italic" officeooo:rsid="239bc978" style:font-style-asian="italic" style:font-style-complex="italic"/>
    </style:style>
    <style:style style:name="T76" style:family="text">
      <style:text-properties fo:font-style="italic" officeooo:rsid="23bcd644" style:font-style-asian="italic" style:font-style-complex="italic"/>
    </style:style>
    <style:style style:name="T77" style:family="text">
      <style:text-properties fo:font-style="italic" officeooo:rsid="23c5e292" style:font-style-asian="italic" style:font-style-complex="italic"/>
    </style:style>
    <style:style style:name="T78" style:family="text">
      <style:text-properties fo:font-style="italic" officeooo:rsid="248a29fa" style:font-style-asian="italic" style:font-style-complex="italic"/>
    </style:style>
    <style:style style:name="T79" style:family="text">
      <style:text-properties fo:font-style="italic" officeooo:rsid="24960043" style:font-style-asian="italic" style:font-style-complex="italic"/>
    </style:style>
    <style:style style:name="T80" style:family="text">
      <style:text-properties fo:font-style="italic" officeooo:rsid="2498c4d0" style:font-style-asian="italic" style:font-style-complex="italic"/>
    </style:style>
    <style:style style:name="T81" style:family="text">
      <style:text-properties fo:font-style="italic" officeooo:rsid="249f319e" style:font-style-asian="italic" style:font-style-complex="italic"/>
    </style:style>
    <style:style style:name="T82" style:family="text">
      <style:text-properties style:font-name="Liberation Serif1" officeooo:rsid="223c6f8b"/>
    </style:style>
    <style:style style:name="T83" style:family="text">
      <style:text-properties style:font-name="Liberation Serif1" officeooo:rsid="22cc9fc7"/>
    </style:style>
    <style:style style:name="T84" style:family="text">
      <style:text-properties style:font-name="Liberation Serif1" officeooo:rsid="23763202"/>
    </style:style>
    <style:style style:name="T85" style:family="text">
      <style:text-properties style:font-name="Liberation Serif"/>
    </style:style>
    <style:style style:name="T86" style:family="text">
      <style:text-properties style:font-name="Liberation Serif" officeooo:rsid="223c6f8b"/>
    </style:style>
    <style:style style:name="T87" style:family="text">
      <style:text-properties style:font-name="Liberation Serif" officeooo:rsid="223cab30"/>
    </style:style>
    <style:style style:name="T88" style:family="text">
      <style:text-properties style:font-name="Liberation Serif" officeooo:rsid="223e74e7"/>
    </style:style>
    <style:style style:name="T89" style:family="text">
      <style:text-properties style:font-name="Liberation Serif" officeooo:rsid="223fe34e"/>
    </style:style>
    <style:style style:name="T90" style:family="text">
      <style:text-properties style:font-name="Liberation Serif" officeooo:rsid="224193a8"/>
    </style:style>
    <style:style style:name="T91" style:family="text">
      <style:text-properties style:font-name="Liberation Serif" officeooo:rsid="22425484"/>
    </style:style>
    <style:style style:name="T92" style:family="text">
      <style:text-properties style:font-name="Liberation Serif" officeooo:rsid="22426ad6"/>
    </style:style>
    <style:style style:name="T93" style:family="text">
      <style:text-properties style:font-name="Liberation Serif" officeooo:rsid="0019f43d"/>
    </style:style>
    <style:style style:name="T94" style:family="text">
      <style:text-properties style:font-name="Liberation Serif" officeooo:rsid="224444a0"/>
    </style:style>
    <style:style style:name="T95" style:family="text">
      <style:text-properties style:font-name="Liberation Serif" officeooo:rsid="2245dd48"/>
    </style:style>
    <style:style style:name="T96" style:family="text">
      <style:text-properties style:font-name="Liberation Serif" officeooo:rsid="2246c500"/>
    </style:style>
    <style:style style:name="T97" style:family="text">
      <style:text-properties style:font-name="Liberation Serif" officeooo:rsid="22479687"/>
    </style:style>
    <style:style style:name="T98" style:family="text">
      <style:text-properties style:font-name="Liberation Serif" officeooo:rsid="22485ad4"/>
    </style:style>
    <style:style style:name="T99" style:family="text">
      <style:text-properties style:font-name="Liberation Serif" officeooo:rsid="2249098e"/>
    </style:style>
    <style:style style:name="T100" style:family="text">
      <style:text-properties style:font-name="Liberation Serif" officeooo:rsid="224a3f61"/>
    </style:style>
    <style:style style:name="T101" style:family="text">
      <style:text-properties style:font-name="Liberation Serif" fo:font-style="italic" officeooo:rsid="224a3f61" style:font-style-asian="italic" style:font-style-complex="italic"/>
    </style:style>
    <style:style style:name="T102" style:family="text">
      <style:text-properties style:font-name="Liberation Serif" fo:font-style="italic" officeooo:rsid="22d02c95" style:font-style-asian="italic" style:font-style-complex="italic"/>
    </style:style>
    <style:style style:name="T103" style:family="text">
      <style:text-properties style:font-name="Liberation Serif" officeooo:rsid="224be56c"/>
    </style:style>
    <style:style style:name="T104" style:family="text">
      <style:text-properties style:font-name="Liberation Serif" officeooo:rsid="224c2ea4"/>
    </style:style>
    <style:style style:name="T105" style:family="text">
      <style:text-properties style:font-name="Liberation Serif" officeooo:rsid="224d6b07"/>
    </style:style>
    <style:style style:name="T106" style:family="text">
      <style:text-properties style:font-name="Liberation Serif" officeooo:rsid="224eec6d"/>
    </style:style>
    <style:style style:name="T107" style:family="text">
      <style:text-properties style:font-name="Liberation Serif" officeooo:rsid="22509206"/>
    </style:style>
    <style:style style:name="T108" style:family="text">
      <style:text-properties style:font-name="Liberation Serif" officeooo:rsid="225238e6"/>
    </style:style>
    <style:style style:name="T109" style:family="text">
      <style:text-properties style:font-name="Liberation Serif" officeooo:rsid="22533363"/>
    </style:style>
    <style:style style:name="T110" style:family="text">
      <style:text-properties style:font-name="Liberation Serif" officeooo:rsid="22542405"/>
    </style:style>
    <style:style style:name="T111" style:family="text">
      <style:text-properties style:font-name="Liberation Serif" officeooo:rsid="22548e64"/>
    </style:style>
    <style:style style:name="T112" style:family="text">
      <style:text-properties style:font-name="Liberation Serif" officeooo:rsid="2254f7e6"/>
    </style:style>
    <style:style style:name="T113" style:family="text">
      <style:text-properties style:font-name="Liberation Serif" officeooo:rsid="22566b9c"/>
    </style:style>
    <style:style style:name="T114" style:family="text">
      <style:text-properties style:font-name="Liberation Serif" officeooo:rsid="22584a9b"/>
    </style:style>
    <style:style style:name="T115" style:family="text">
      <style:text-properties style:font-name="Liberation Serif" officeooo:rsid="22587e34"/>
    </style:style>
    <style:style style:name="T116" style:family="text">
      <style:text-properties style:font-name="Liberation Serif" officeooo:rsid="225a6bb4"/>
    </style:style>
    <style:style style:name="T117" style:family="text">
      <style:text-properties style:font-name="Liberation Serif" officeooo:rsid="225b4c38"/>
    </style:style>
    <style:style style:name="T118" style:family="text">
      <style:text-properties style:font-name="Liberation Serif" officeooo:rsid="225b874a"/>
    </style:style>
    <style:style style:name="T119" style:family="text">
      <style:text-properties style:font-name="Liberation Serif" officeooo:rsid="225c1b7f"/>
    </style:style>
    <style:style style:name="T120" style:family="text">
      <style:text-properties style:font-name="Liberation Serif" officeooo:rsid="225c2683"/>
    </style:style>
    <style:style style:name="T121" style:family="text">
      <style:text-properties style:font-name="Liberation Serif" officeooo:rsid="225cb1cd"/>
    </style:style>
    <style:style style:name="T122" style:family="text">
      <style:text-properties style:font-name="Liberation Serif" officeooo:rsid="225d62dd"/>
    </style:style>
    <style:style style:name="T123" style:family="text">
      <style:text-properties style:font-name="Liberation Serif" officeooo:rsid="225de0ca"/>
    </style:style>
    <style:style style:name="T124" style:family="text">
      <style:text-properties style:font-name="Liberation Serif" officeooo:rsid="225e0f18"/>
    </style:style>
    <style:style style:name="T125" style:family="text">
      <style:text-properties style:font-name="Liberation Serif" officeooo:rsid="225fa249"/>
    </style:style>
    <style:style style:name="T126" style:family="text">
      <style:text-properties style:font-name="Liberation Serif" officeooo:rsid="2260bd7e"/>
    </style:style>
    <style:style style:name="T127" style:family="text">
      <style:text-properties style:font-name="Liberation Serif" officeooo:rsid="226172ba"/>
    </style:style>
    <style:style style:name="T128" style:family="text">
      <style:text-properties style:font-name="Liberation Serif" officeooo:rsid="2261786e"/>
    </style:style>
    <style:style style:name="T129" style:family="text">
      <style:text-properties style:font-name="Liberation Serif" officeooo:rsid="22619ca1"/>
    </style:style>
    <style:style style:name="T130" style:family="text">
      <style:text-properties style:font-name="Liberation Serif" officeooo:rsid="2261a50c"/>
    </style:style>
    <style:style style:name="T131" style:family="text">
      <style:text-properties style:font-name="Liberation Serif" officeooo:rsid="2262c377"/>
    </style:style>
    <style:style style:name="T132" style:family="text">
      <style:text-properties style:font-name="Liberation Serif" officeooo:rsid="22638509"/>
    </style:style>
    <style:style style:name="T133" style:family="text">
      <style:text-properties style:font-name="Liberation Serif" officeooo:rsid="2264a4ed"/>
    </style:style>
    <style:style style:name="T134" style:family="text">
      <style:text-properties style:font-name="Liberation Serif" officeooo:rsid="2265b234"/>
    </style:style>
    <style:style style:name="T135" style:family="text">
      <style:text-properties style:font-name="Liberation Serif" officeooo:rsid="22677566"/>
    </style:style>
    <style:style style:name="T136" style:family="text">
      <style:text-properties style:font-name="Liberation Serif" officeooo:rsid="226846f5"/>
    </style:style>
    <style:style style:name="T137" style:family="text">
      <style:text-properties style:font-name="Liberation Serif" officeooo:rsid="226a1a68"/>
    </style:style>
    <style:style style:name="T138" style:family="text">
      <style:text-properties style:font-name="Liberation Serif" officeooo:rsid="226b16cc"/>
    </style:style>
    <style:style style:name="T139" style:family="text">
      <style:text-properties style:font-name="Liberation Serif" officeooo:rsid="22cc9fc7"/>
    </style:style>
    <style:style style:name="T140" style:family="text">
      <style:text-properties style:font-name="Liberation Serif" officeooo:rsid="22ce1f19"/>
    </style:style>
    <style:style style:name="T141" style:family="text">
      <style:text-properties style:font-name="Liberation Serif" officeooo:rsid="22ce3541"/>
    </style:style>
    <style:style style:name="T142" style:family="text">
      <style:text-properties style:font-name="Liberation Serif" officeooo:rsid="22d02c95"/>
    </style:style>
    <style:style style:name="T143" style:family="text">
      <style:text-properties style:font-name="Liberation Serif" officeooo:rsid="22d1713b"/>
    </style:style>
    <style:style style:name="T144" style:family="text">
      <style:text-properties style:font-name="Liberation Serif" officeooo:rsid="22d1c3b1"/>
    </style:style>
    <style:style style:name="T145" style:family="text">
      <style:text-properties style:font-name="Liberation Serif" officeooo:rsid="22d1da91"/>
    </style:style>
    <style:style style:name="T146" style:family="text">
      <style:text-properties style:font-name="Liberation Serif" officeooo:rsid="22d33444"/>
    </style:style>
    <style:style style:name="T147" style:family="text">
      <style:text-properties style:font-name="Liberation Serif" officeooo:rsid="22d3c160"/>
    </style:style>
    <style:style style:name="T148" style:family="text">
      <style:text-properties style:font-name="Liberation Serif" officeooo:rsid="22d3c168"/>
    </style:style>
    <style:style style:name="T149" style:family="text">
      <style:text-properties style:font-name="Liberation Serif" officeooo:rsid="22d5a952"/>
    </style:style>
    <style:style style:name="T150" style:family="text">
      <style:text-properties style:font-name="Liberation Serif" officeooo:rsid="22d623e5"/>
    </style:style>
    <style:style style:name="T151" style:family="text">
      <style:text-properties style:font-name="Liberation Serif" officeooo:rsid="22d63c06"/>
    </style:style>
    <style:style style:name="T152" style:family="text">
      <style:text-properties style:font-name="Liberation Serif" officeooo:rsid="22d7d189"/>
    </style:style>
    <style:style style:name="T153" style:family="text">
      <style:text-properties style:font-name="Liberation Serif" officeooo:rsid="22d8d136"/>
    </style:style>
    <style:style style:name="T154" style:family="text">
      <style:text-properties style:font-name="Liberation Serif" officeooo:rsid="22dac5bc"/>
    </style:style>
    <style:style style:name="T155" style:family="text">
      <style:text-properties style:font-name="Liberation Serif" officeooo:rsid="23763202"/>
    </style:style>
    <style:style style:name="T156" style:family="text">
      <style:text-properties style:font-name="Liberation Serif" officeooo:rsid="2377b659"/>
    </style:style>
    <style:style style:name="T157" style:family="text">
      <style:text-properties style:font-name="Liberation Serif" officeooo:rsid="23796755"/>
    </style:style>
    <style:style style:name="T158" style:family="text">
      <style:text-properties style:font-name="Liberation Serif" officeooo:rsid="237a681e"/>
    </style:style>
    <style:style style:name="T159" style:family="text">
      <style:text-properties style:font-name="Liberation Serif" officeooo:rsid="237bf9e4"/>
    </style:style>
    <style:style style:name="T160" style:family="text">
      <style:text-properties style:font-name="Liberation Serif" officeooo:rsid="237ce171"/>
    </style:style>
    <style:style style:name="T161" style:family="text">
      <style:text-properties style:font-name="Liberation Serif" officeooo:rsid="237de48a"/>
    </style:style>
    <style:style style:name="T162" style:family="text">
      <style:text-properties style:font-name="Liberation Serif" officeooo:rsid="237fc1eb"/>
    </style:style>
    <style:style style:name="T163" style:family="text">
      <style:text-properties style:font-name="Liberation Serif" officeooo:rsid="24d68e08"/>
    </style:style>
    <style:style style:name="T164" style:family="text">
      <style:text-properties style:font-name="Liberation Serif" officeooo:rsid="24d82307"/>
    </style:style>
    <style:style style:name="T165" style:family="text">
      <style:text-properties style:font-name="Liberation Serif" officeooo:rsid="24d84396"/>
    </style:style>
    <style:style style:name="T166" style:family="text">
      <style:text-properties officeooo:rsid="1bf15d09"/>
    </style:style>
    <style:style style:name="T167" style:family="text">
      <style:text-properties officeooo:rsid="1c0b9e34"/>
    </style:style>
    <style:style style:name="T168" style:family="text">
      <style:text-properties officeooo:rsid="1c0cf8de"/>
    </style:style>
    <style:style style:name="T169" style:family="text">
      <style:text-properties officeooo:rsid="1c0ebf56"/>
    </style:style>
    <style:style style:name="T170" style:family="text">
      <style:text-properties officeooo:rsid="1c110e5e"/>
    </style:style>
    <style:style style:name="T171" style:family="text">
      <style:text-properties officeooo:rsid="1c124397"/>
    </style:style>
    <style:style style:name="T172" style:family="text">
      <style:text-properties officeooo:rsid="1c231b17"/>
    </style:style>
    <style:style style:name="T173" style:family="text">
      <style:text-properties officeooo:rsid="1c264d00"/>
    </style:style>
    <style:style style:name="T174" style:family="text">
      <style:text-properties officeooo:rsid="1c27e50b"/>
    </style:style>
    <style:style style:name="T175" style:family="text">
      <style:text-properties officeooo:rsid="1c30a7ff"/>
    </style:style>
    <style:style style:name="T176" style:family="text">
      <style:text-properties officeooo:rsid="1c3935f8"/>
    </style:style>
    <style:style style:name="T177" style:family="text">
      <style:text-properties officeooo:rsid="1c45cf17"/>
    </style:style>
    <style:style style:name="T178" style:family="text">
      <style:text-properties officeooo:rsid="1c4c99ed"/>
    </style:style>
    <style:style style:name="T179" style:family="text">
      <style:text-properties officeooo:rsid="1c5c8a9d"/>
    </style:style>
    <style:style style:name="T180" style:family="text">
      <style:text-properties officeooo:rsid="1c923415"/>
    </style:style>
    <style:style style:name="T181" style:family="text">
      <style:text-properties officeooo:rsid="1ca0e2bb"/>
    </style:style>
    <style:style style:name="T182" style:family="text">
      <style:text-properties officeooo:rsid="1ca19145"/>
    </style:style>
    <style:style style:name="T183" style:family="text">
      <style:text-properties officeooo:rsid="1ca34020"/>
    </style:style>
    <style:style style:name="T184" style:family="text">
      <style:text-properties officeooo:rsid="1cb81c32"/>
    </style:style>
    <style:style style:name="T185" style:family="text">
      <style:text-properties officeooo:rsid="1cc67cc4"/>
    </style:style>
    <style:style style:name="T186" style:family="text">
      <style:text-properties officeooo:rsid="1cc70283"/>
    </style:style>
    <style:style style:name="T187" style:family="text">
      <style:text-properties officeooo:rsid="1cca8e4c"/>
    </style:style>
    <style:style style:name="T188" style:family="text">
      <style:text-properties officeooo:rsid="1ccbb130"/>
    </style:style>
    <style:style style:name="T189" style:family="text">
      <style:text-properties officeooo:rsid="1ccd7045"/>
    </style:style>
    <style:style style:name="T190" style:family="text">
      <style:text-properties officeooo:rsid="1ccfd6a6"/>
    </style:style>
    <style:style style:name="T191" style:family="text">
      <style:text-properties officeooo:rsid="1ce55a03"/>
    </style:style>
    <style:style style:name="T192" style:family="text">
      <style:text-properties officeooo:rsid="1ce5dff0"/>
    </style:style>
    <style:style style:name="T193" style:family="text">
      <style:text-properties officeooo:rsid="1cec513e"/>
    </style:style>
    <style:style style:name="T194" style:family="text">
      <style:text-properties officeooo:rsid="1cf4a7da"/>
    </style:style>
    <style:style style:name="T195" style:family="text">
      <style:text-properties officeooo:rsid="1cf56975"/>
    </style:style>
    <style:style style:name="T196" style:family="text">
      <style:text-properties officeooo:rsid="1cf96165"/>
    </style:style>
    <style:style style:name="T197" style:family="text">
      <style:text-properties fo:font-weight="bold" officeooo:rsid="1cf96165" style:font-weight-asian="bold" style:font-weight-complex="bold"/>
    </style:style>
    <style:style style:name="T198" style:family="text">
      <style:text-properties officeooo:rsid="1cfe51fa"/>
    </style:style>
    <style:style style:name="T199" style:family="text">
      <style:text-properties officeooo:rsid="1d00bc70"/>
    </style:style>
    <style:style style:name="T200" style:family="text">
      <style:text-properties officeooo:rsid="1d01bc29"/>
    </style:style>
    <style:style style:name="T201" style:family="text">
      <style:text-properties officeooo:rsid="1d0edf6e"/>
    </style:style>
    <style:style style:name="T202" style:family="text">
      <style:text-properties officeooo:rsid="1d192c37"/>
    </style:style>
    <style:style style:name="T203" style:family="text">
      <style:text-properties officeooo:rsid="1d1f8db4"/>
    </style:style>
    <style:style style:name="T204" style:family="text">
      <style:text-properties officeooo:rsid="1d32faa9"/>
    </style:style>
    <style:style style:name="T205" style:family="text">
      <style:text-properties officeooo:rsid="1d3408a4"/>
    </style:style>
    <style:style style:name="T206" style:family="text">
      <style:text-properties officeooo:rsid="1d360307"/>
    </style:style>
    <style:style style:name="T207" style:family="text">
      <style:text-properties officeooo:rsid="1d372d01"/>
    </style:style>
    <style:style style:name="T208" style:family="text">
      <style:text-properties officeooo:rsid="1d38c15a"/>
    </style:style>
    <style:style style:name="T209" style:family="text">
      <style:text-properties officeooo:rsid="1d3fa7bd"/>
    </style:style>
    <style:style style:name="T210" style:family="text">
      <style:text-properties officeooo:rsid="1d4847cc"/>
    </style:style>
    <style:style style:name="T211" style:family="text">
      <style:text-properties officeooo:rsid="1d5f700e"/>
    </style:style>
    <style:style style:name="T212" style:family="text">
      <style:text-properties officeooo:rsid="1d8fd179"/>
    </style:style>
    <style:style style:name="T213" style:family="text">
      <style:text-properties officeooo:rsid="1d9895a4"/>
    </style:style>
    <style:style style:name="T214" style:family="text">
      <style:text-properties officeooo:rsid="1dce7a7c"/>
    </style:style>
    <style:style style:name="T215" style:family="text">
      <style:text-properties officeooo:rsid="1dd7d3b0"/>
    </style:style>
    <style:style style:name="T216" style:family="text">
      <style:text-properties officeooo:rsid="1dd9a91a"/>
    </style:style>
    <style:style style:name="T217" style:family="text">
      <style:text-properties fo:font-variant="normal" fo:text-transform="none" fo:color="#000000" style:font-name="FreeSerif" fo:font-size="12pt" officeooo:rsid="1dd9a91a" fo:background-color="#ffffff" loext:char-shading-value="0" style:font-size-asian="12pt" style:font-size-complex="12pt"/>
    </style:style>
    <style:style style:name="T218" style:family="text">
      <style:text-properties fo:font-variant="normal" fo:text-transform="none" fo:color="#000000" style:font-name="FreeSerif" fo:font-size="12pt" officeooo:rsid="22731f9f" fo:background-color="#ffffff" loext:char-shading-value="0" style:font-size-asian="12pt" style:font-size-complex="12pt"/>
    </style:style>
    <style:style style:name="T219" style:family="text">
      <style:text-properties fo:font-variant="normal" fo:text-transform="none" fo:color="#000000" style:font-name="FreeSerif" fo:font-size="12pt" officeooo:rsid="23b1cc4d" fo:background-color="#ffffff" loext:char-shading-value="0" style:font-size-asian="12pt" style:font-size-complex="12pt"/>
    </style:style>
    <style:style style:name="T220" style:family="text">
      <style:text-properties officeooo:rsid="1de0e6fa"/>
    </style:style>
    <style:style style:name="T221" style:family="text">
      <style:text-properties officeooo:rsid="1de68021"/>
    </style:style>
    <style:style style:name="T222" style:family="text">
      <style:text-properties officeooo:rsid="1de848e6"/>
    </style:style>
    <style:style style:name="T223" style:family="text">
      <style:text-properties officeooo:rsid="1de9192c"/>
    </style:style>
    <style:style style:name="T224" style:family="text">
      <style:text-properties officeooo:rsid="1df0fd3a"/>
    </style:style>
    <style:style style:name="T225" style:family="text">
      <style:text-properties officeooo:rsid="1df255d1"/>
    </style:style>
    <style:style style:name="T226" style:family="text">
      <style:text-properties officeooo:rsid="1dfaf40a"/>
    </style:style>
    <style:style style:name="T227" style:family="text">
      <style:text-properties officeooo:rsid="1e0c1460"/>
    </style:style>
    <style:style style:name="T228" style:family="text">
      <style:text-properties officeooo:rsid="1e134cb1"/>
    </style:style>
    <style:style style:name="T229" style:family="text">
      <style:text-properties officeooo:rsid="1e2b2dac"/>
    </style:style>
    <style:style style:name="T230" style:family="text">
      <style:text-properties officeooo:rsid="1e3c6a67"/>
    </style:style>
    <style:style style:name="T231" style:family="text">
      <style:text-properties officeooo:rsid="1e5ac3a5"/>
    </style:style>
    <style:style style:name="T232" style:family="text">
      <style:text-properties officeooo:rsid="1e63d1fd"/>
    </style:style>
    <style:style style:name="T233" style:family="text">
      <style:text-properties officeooo:rsid="1e687c57"/>
    </style:style>
    <style:style style:name="T234" style:family="text">
      <style:text-properties officeooo:rsid="1e6a8491"/>
    </style:style>
    <style:style style:name="T235" style:family="text">
      <style:text-properties officeooo:rsid="1e754685"/>
    </style:style>
    <style:style style:name="T236" style:family="text">
      <style:text-properties officeooo:rsid="1e7bd7dd"/>
    </style:style>
    <style:style style:name="T237" style:family="text">
      <style:text-properties officeooo:rsid="1e7d738f"/>
    </style:style>
    <style:style style:name="T238" style:family="text">
      <style:text-properties officeooo:rsid="1e861965"/>
    </style:style>
    <style:style style:name="T239" style:family="text">
      <style:text-properties officeooo:rsid="1e8e1b74"/>
    </style:style>
    <style:style style:name="T240" style:family="text">
      <style:text-properties officeooo:rsid="1e8fcc90"/>
    </style:style>
    <style:style style:name="T241" style:family="text">
      <style:text-properties officeooo:rsid="1e90a53d"/>
    </style:style>
    <style:style style:name="T242" style:family="text">
      <style:text-properties officeooo:rsid="1e942b2c"/>
    </style:style>
    <style:style style:name="T243" style:family="text">
      <style:text-properties officeooo:rsid="1e94ec1f"/>
    </style:style>
    <style:style style:name="T244" style:family="text">
      <style:text-properties officeooo:rsid="1e9bc225"/>
    </style:style>
    <style:style style:name="T245" style:family="text">
      <style:text-properties officeooo:rsid="1e9cb64f"/>
    </style:style>
    <style:style style:name="T246" style:family="text">
      <style:text-properties officeooo:rsid="1e9db0a5"/>
    </style:style>
    <style:style style:name="T247" style:family="text">
      <style:text-properties officeooo:rsid="1e9f3671"/>
    </style:style>
    <style:style style:name="T248" style:family="text">
      <style:text-properties officeooo:rsid="1e9fd2ef"/>
    </style:style>
    <style:style style:name="T249" style:family="text">
      <style:text-properties officeooo:rsid="1eb1da53"/>
    </style:style>
    <style:style style:name="T250" style:family="text">
      <style:text-properties officeooo:rsid="1ef2f6db"/>
    </style:style>
    <style:style style:name="T251" style:family="text">
      <style:text-properties officeooo:rsid="1efa16f9"/>
    </style:style>
    <style:style style:name="T252" style:family="text">
      <style:text-properties officeooo:rsid="1f03c7a9"/>
    </style:style>
    <style:style style:name="T253" style:family="text">
      <style:text-properties officeooo:rsid="1f09a522"/>
    </style:style>
    <style:style style:name="T254" style:family="text">
      <style:text-properties officeooo:rsid="1f204110"/>
    </style:style>
    <style:style style:name="T255" style:family="text">
      <style:text-properties officeooo:rsid="1f3989bb"/>
    </style:style>
    <style:style style:name="T256" style:family="text">
      <style:text-properties officeooo:rsid="1f454130"/>
    </style:style>
    <style:style style:name="T257" style:family="text">
      <style:text-properties officeooo:rsid="1f4ed5a6"/>
    </style:style>
    <style:style style:name="T258" style:family="text">
      <style:text-properties officeooo:rsid="1f6b9c25"/>
    </style:style>
    <style:style style:name="T259" style:family="text">
      <style:text-properties officeooo:rsid="1f73fd6c"/>
    </style:style>
    <style:style style:name="T260" style:family="text">
      <style:text-properties officeooo:rsid="1f80b5b3"/>
    </style:style>
    <style:style style:name="T261" style:family="text">
      <style:text-properties officeooo:rsid="1f8d0204"/>
    </style:style>
    <style:style style:name="T262" style:family="text">
      <style:text-properties officeooo:rsid="1f99a44b"/>
    </style:style>
    <style:style style:name="T263" style:family="text">
      <style:text-properties officeooo:rsid="1fa6093e"/>
    </style:style>
    <style:style style:name="T264" style:family="text">
      <style:text-properties officeooo:rsid="1fac7c06"/>
    </style:style>
    <style:style style:name="T265" style:family="text">
      <style:text-properties officeooo:rsid="1fae1991"/>
    </style:style>
    <style:style style:name="T266" style:family="text">
      <style:text-properties officeooo:rsid="1fc34891"/>
    </style:style>
    <style:style style:name="T267" style:family="text">
      <style:text-properties officeooo:rsid="1fde7abb"/>
    </style:style>
    <style:style style:name="T268" style:family="text">
      <style:text-properties officeooo:rsid="1fe16293"/>
    </style:style>
    <style:style style:name="T269" style:family="text">
      <style:text-properties officeooo:rsid="1ff1e6eb"/>
    </style:style>
    <style:style style:name="T270" style:family="text">
      <style:text-properties officeooo:rsid="1ff390cf"/>
    </style:style>
    <style:style style:name="T271" style:family="text">
      <style:text-properties officeooo:rsid="1ff4deba"/>
    </style:style>
    <style:style style:name="T272" style:family="text">
      <style:text-properties officeooo:rsid="200e0632"/>
    </style:style>
    <style:style style:name="T273" style:family="text">
      <style:text-properties officeooo:rsid="202d3277"/>
    </style:style>
    <style:style style:name="T274" style:family="text">
      <style:text-properties officeooo:rsid="2044e57f"/>
    </style:style>
    <style:style style:name="T275" style:family="text">
      <style:text-properties officeooo:rsid="204a8e14"/>
    </style:style>
    <style:style style:name="T276" style:family="text">
      <style:text-properties officeooo:rsid="204e8b1b"/>
    </style:style>
    <style:style style:name="T277" style:family="text">
      <style:text-properties officeooo:rsid="205d910f"/>
    </style:style>
    <style:style style:name="T278" style:family="text">
      <style:text-properties officeooo:rsid="20615d9e"/>
    </style:style>
    <style:style style:name="T279" style:family="text">
      <style:text-properties officeooo:rsid="2062fea5"/>
    </style:style>
    <style:style style:name="T280" style:family="text">
      <style:text-properties officeooo:rsid="2063ea40"/>
    </style:style>
    <style:style style:name="T281" style:family="text">
      <style:text-properties officeooo:rsid="206660af"/>
    </style:style>
    <style:style style:name="T282" style:family="text">
      <style:text-properties officeooo:rsid="20678352"/>
    </style:style>
    <style:style style:name="T283" style:family="text">
      <style:text-properties officeooo:rsid="2068b2b1"/>
    </style:style>
    <style:style style:name="T284" style:family="text">
      <style:text-properties officeooo:rsid="2069e7a2"/>
    </style:style>
    <style:style style:name="T285" style:family="text">
      <style:text-properties officeooo:rsid="206ffd44"/>
    </style:style>
    <style:style style:name="T286" style:family="text">
      <style:text-properties officeooo:rsid="2071784b"/>
    </style:style>
    <style:style style:name="T287" style:family="text">
      <style:text-properties officeooo:rsid="20750fee"/>
    </style:style>
    <style:style style:name="T288" style:family="text">
      <style:text-properties officeooo:rsid="2076f6ac"/>
    </style:style>
    <style:style style:name="T289" style:family="text">
      <style:text-properties officeooo:rsid="20786940"/>
    </style:style>
    <style:style style:name="T290" style:family="text">
      <style:text-properties officeooo:rsid="207ae71a"/>
    </style:style>
    <style:style style:name="T291" style:family="text">
      <style:text-properties officeooo:rsid="207c551d"/>
    </style:style>
    <style:style style:name="T292" style:family="text">
      <style:text-properties officeooo:rsid="207e3526"/>
    </style:style>
    <style:style style:name="T293" style:family="text">
      <style:text-properties officeooo:rsid="207e9c5b"/>
    </style:style>
    <style:style style:name="T294" style:family="text">
      <style:text-properties officeooo:rsid="208004a9"/>
    </style:style>
    <style:style style:name="T295" style:family="text">
      <style:text-properties officeooo:rsid="20813566"/>
    </style:style>
    <style:style style:name="T296" style:family="text">
      <style:text-properties officeooo:rsid="208322bd"/>
    </style:style>
    <style:style style:name="T297" style:family="text">
      <style:text-properties officeooo:rsid="20861ad3"/>
    </style:style>
    <style:style style:name="T298" style:family="text">
      <style:text-properties officeooo:rsid="209e8ac1"/>
    </style:style>
    <style:style style:name="T299" style:family="text">
      <style:text-properties officeooo:rsid="20a13ec2"/>
    </style:style>
    <style:style style:name="T300" style:family="text">
      <style:text-properties officeooo:rsid="20b1cc93"/>
    </style:style>
    <style:style style:name="T301" style:family="text">
      <style:text-properties officeooo:rsid="20c2b4cd"/>
    </style:style>
    <style:style style:name="T302" style:family="text">
      <style:text-properties officeooo:rsid="20c60ccd"/>
    </style:style>
    <style:style style:name="T303" style:family="text">
      <style:text-properties officeooo:rsid="20cb6cb8"/>
    </style:style>
    <style:style style:name="T304" style:family="text">
      <style:text-properties officeooo:rsid="20ccd5ef"/>
    </style:style>
    <style:style style:name="T305" style:family="text">
      <style:text-properties officeooo:rsid="20cefb1e"/>
    </style:style>
    <style:style style:name="T306" style:family="text">
      <style:text-properties officeooo:rsid="20cf2ae1"/>
    </style:style>
    <style:style style:name="T307" style:family="text">
      <style:text-properties officeooo:rsid="20de8062"/>
    </style:style>
    <style:style style:name="T308" style:family="text">
      <style:text-properties officeooo:rsid="20e4c8ac"/>
    </style:style>
    <style:style style:name="T309" style:family="text">
      <style:text-properties officeooo:rsid="20e92aa0"/>
    </style:style>
    <style:style style:name="T310" style:family="text">
      <style:text-properties officeooo:rsid="20ea54f9"/>
    </style:style>
    <style:style style:name="T311" style:family="text">
      <style:text-properties officeooo:rsid="20eab732"/>
    </style:style>
    <style:style style:name="T312" style:family="text">
      <style:text-properties officeooo:rsid="20ec0155"/>
    </style:style>
    <style:style style:name="T313" style:family="text">
      <style:text-properties officeooo:rsid="20ec5bef"/>
    </style:style>
    <style:style style:name="T314" style:family="text">
      <style:text-properties officeooo:rsid="20f156bb"/>
    </style:style>
    <style:style style:name="T315" style:family="text">
      <style:text-properties officeooo:rsid="20f267be"/>
    </style:style>
    <style:style style:name="T316" style:family="text">
      <style:text-properties officeooo:rsid="20f4b446"/>
    </style:style>
    <style:style style:name="T317" style:family="text">
      <style:text-properties officeooo:rsid="20fd74a6"/>
    </style:style>
    <style:style style:name="T318" style:family="text">
      <style:text-properties officeooo:rsid="20fdd2d7"/>
    </style:style>
    <style:style style:name="T319" style:family="text">
      <style:text-properties officeooo:rsid="20ffa85e"/>
    </style:style>
    <style:style style:name="T320" style:family="text">
      <style:text-properties officeooo:rsid="210185f1"/>
    </style:style>
    <style:style style:name="T321" style:family="text">
      <style:text-properties officeooo:rsid="21045b12"/>
    </style:style>
    <style:style style:name="T322" style:family="text">
      <style:text-properties officeooo:rsid="2114c3ec"/>
    </style:style>
    <style:style style:name="T323" style:family="text">
      <style:text-properties officeooo:rsid="2115106b"/>
    </style:style>
    <style:style style:name="T324" style:family="text">
      <style:text-properties officeooo:rsid="211b01ba"/>
    </style:style>
    <style:style style:name="T325" style:family="text">
      <style:text-properties officeooo:rsid="211cd4f7"/>
    </style:style>
    <style:style style:name="T326" style:family="text">
      <style:text-properties officeooo:rsid="211d4a8b"/>
    </style:style>
    <style:style style:name="T327" style:family="text">
      <style:text-properties officeooo:rsid="2123a817"/>
    </style:style>
    <style:style style:name="T328" style:family="text">
      <style:text-properties officeooo:rsid="21248b33"/>
    </style:style>
    <style:style style:name="T329" style:family="text">
      <style:text-properties officeooo:rsid="212b9ccf"/>
    </style:style>
    <style:style style:name="T330" style:family="text">
      <style:text-properties officeooo:rsid="21379912"/>
    </style:style>
    <style:style style:name="T331" style:family="text">
      <style:text-properties officeooo:rsid="213f08d0"/>
    </style:style>
    <style:style style:name="T332" style:family="text">
      <style:text-properties officeooo:rsid="21412a86"/>
    </style:style>
    <style:style style:name="T333" style:family="text">
      <style:text-properties officeooo:rsid="2141349b"/>
    </style:style>
    <style:style style:name="T334" style:family="text">
      <style:text-properties officeooo:rsid="21421083"/>
    </style:style>
    <style:style style:name="T335" style:family="text">
      <style:text-properties officeooo:rsid="21478ec4"/>
    </style:style>
    <style:style style:name="T336" style:family="text">
      <style:text-properties officeooo:rsid="215e71cc"/>
    </style:style>
    <style:style style:name="T337" style:family="text">
      <style:text-properties officeooo:rsid="216a4ced"/>
    </style:style>
    <style:style style:name="T338" style:family="text">
      <style:text-properties officeooo:rsid="2171732e"/>
    </style:style>
    <style:style style:name="T339" style:family="text">
      <style:text-properties officeooo:rsid="217ff02a"/>
    </style:style>
    <style:style style:name="T340" style:family="text">
      <style:text-properties officeooo:rsid="2182af7f"/>
    </style:style>
    <style:style style:name="T341" style:family="text">
      <style:text-properties officeooo:rsid="218786b9"/>
    </style:style>
    <style:style style:name="T342" style:family="text">
      <style:text-properties officeooo:rsid="218a8f41"/>
    </style:style>
    <style:style style:name="T343" style:family="text">
      <style:text-properties officeooo:rsid="218dca3b"/>
    </style:style>
    <style:style style:name="T344" style:family="text">
      <style:text-properties officeooo:rsid="21943223"/>
    </style:style>
    <style:style style:name="T345" style:family="text">
      <style:text-properties officeooo:rsid="2194dd7a"/>
    </style:style>
    <style:style style:name="T346" style:family="text">
      <style:text-properties officeooo:rsid="21958611"/>
    </style:style>
    <style:style style:name="T347" style:family="text">
      <style:text-properties officeooo:rsid="21962d59"/>
    </style:style>
    <style:style style:name="T348" style:family="text">
      <style:text-properties officeooo:rsid="21969038"/>
    </style:style>
    <style:style style:name="T349" style:family="text">
      <style:text-properties officeooo:rsid="21970672"/>
    </style:style>
    <style:style style:name="T350" style:family="text">
      <style:text-properties officeooo:rsid="219aa9d8"/>
    </style:style>
    <style:style style:name="T351" style:family="text">
      <style:text-properties officeooo:rsid="219eb5ae"/>
    </style:style>
    <style:style style:name="T352" style:family="text">
      <style:text-properties officeooo:rsid="219f508c"/>
    </style:style>
    <style:style style:name="T353" style:family="text">
      <style:text-properties officeooo:rsid="21ab3598"/>
    </style:style>
    <style:style style:name="T354" style:family="text">
      <style:text-properties officeooo:rsid="21ae248b"/>
    </style:style>
    <style:style style:name="T355" style:family="text">
      <style:text-properties officeooo:rsid="21aea183"/>
    </style:style>
    <style:style style:name="T356" style:family="text">
      <style:text-properties officeooo:rsid="21aebfb8"/>
    </style:style>
    <style:style style:name="T357" style:family="text">
      <style:text-properties officeooo:rsid="21af3c65"/>
    </style:style>
    <style:style style:name="T358" style:family="text">
      <style:text-properties officeooo:rsid="21af9e2d"/>
    </style:style>
    <style:style style:name="T359" style:family="text">
      <style:text-properties officeooo:rsid="21b18a1d"/>
    </style:style>
    <style:style style:name="T360" style:family="text">
      <style:text-properties officeooo:rsid="21b45bdd"/>
    </style:style>
    <style:style style:name="T361" style:family="text">
      <style:text-properties officeooo:rsid="21b65d94"/>
    </style:style>
    <style:style style:name="T362" style:family="text">
      <style:text-properties officeooo:rsid="21b80ad9"/>
    </style:style>
    <style:style style:name="T363" style:family="text">
      <style:text-properties officeooo:rsid="21b9d775"/>
    </style:style>
    <style:style style:name="T364" style:family="text">
      <style:text-properties officeooo:rsid="21bc155b"/>
    </style:style>
    <style:style style:name="T365" style:family="text">
      <style:text-properties officeooo:rsid="21bcb2f7"/>
    </style:style>
    <style:style style:name="T366" style:family="text">
      <style:text-properties officeooo:rsid="21c042dc"/>
    </style:style>
    <style:style style:name="T367" style:family="text">
      <style:text-properties officeooo:rsid="21c0ca4c"/>
    </style:style>
    <style:style style:name="T368" style:family="text">
      <style:text-properties officeooo:rsid="21c781c6"/>
    </style:style>
    <style:style style:name="T369" style:family="text">
      <style:text-properties officeooo:rsid="21c7bdda"/>
    </style:style>
    <style:style style:name="T370" style:family="text">
      <style:text-properties officeooo:rsid="21c93918"/>
    </style:style>
    <style:style style:name="T371" style:family="text">
      <style:text-properties officeooo:rsid="21c97d94"/>
    </style:style>
    <style:style style:name="T372" style:family="text">
      <style:text-properties officeooo:rsid="21cd3902"/>
    </style:style>
    <style:style style:name="T373" style:family="text">
      <style:text-properties officeooo:rsid="21cdf1ec"/>
    </style:style>
    <style:style style:name="T374" style:family="text">
      <style:text-properties officeooo:rsid="21cf38ab"/>
    </style:style>
    <style:style style:name="T375" style:family="text">
      <style:text-properties officeooo:rsid="21cf54b1"/>
    </style:style>
    <style:style style:name="T376" style:family="text">
      <style:text-properties officeooo:rsid="21d21501"/>
    </style:style>
    <style:style style:name="T377" style:family="text">
      <style:text-properties officeooo:rsid="21d4d85a"/>
    </style:style>
    <style:style style:name="T378" style:family="text">
      <style:text-properties officeooo:rsid="21d62fda"/>
    </style:style>
    <style:style style:name="T379" style:family="text">
      <style:text-properties officeooo:rsid="21d82838"/>
    </style:style>
    <style:style style:name="T380" style:family="text">
      <style:text-properties officeooo:rsid="21db087d"/>
    </style:style>
    <style:style style:name="T381" style:family="text">
      <style:text-properties officeooo:rsid="21ddb3ac"/>
    </style:style>
    <style:style style:name="T382" style:family="text">
      <style:text-properties officeooo:rsid="21ddbec3"/>
    </style:style>
    <style:style style:name="T383" style:family="text">
      <style:text-properties officeooo:rsid="21dee334"/>
    </style:style>
    <style:style style:name="T384" style:family="text">
      <style:text-properties officeooo:rsid="21e0cfc2"/>
    </style:style>
    <style:style style:name="T385" style:family="text">
      <style:text-properties officeooo:rsid="21e2944b"/>
    </style:style>
    <style:style style:name="T386" style:family="text">
      <style:text-properties officeooo:rsid="21e2f965"/>
    </style:style>
    <style:style style:name="T387" style:family="text">
      <style:text-properties officeooo:rsid="21e70c8f"/>
    </style:style>
    <style:style style:name="T388" style:family="text">
      <style:text-properties officeooo:rsid="21e8405b"/>
    </style:style>
    <style:style style:name="T389" style:family="text">
      <style:text-properties officeooo:rsid="21e91cde"/>
    </style:style>
    <style:style style:name="T390" style:family="text">
      <style:text-properties officeooo:rsid="21e9b2e9"/>
    </style:style>
    <style:style style:name="T391" style:family="text">
      <style:text-properties officeooo:rsid="21ec49a2"/>
    </style:style>
    <style:style style:name="T392" style:family="text">
      <style:text-properties officeooo:rsid="21ee2367"/>
    </style:style>
    <style:style style:name="T393" style:family="text">
      <style:text-properties officeooo:rsid="21f057fa"/>
    </style:style>
    <style:style style:name="T394" style:family="text">
      <style:text-properties officeooo:rsid="21f110e5"/>
    </style:style>
    <style:style style:name="T395" style:family="text">
      <style:text-properties officeooo:rsid="21f1198e"/>
    </style:style>
    <style:style style:name="T396" style:family="text">
      <style:text-properties officeooo:rsid="21f64f22"/>
    </style:style>
    <style:style style:name="T397" style:family="text">
      <style:text-properties officeooo:rsid="21fb1846"/>
    </style:style>
    <style:style style:name="T398" style:family="text">
      <style:text-properties officeooo:rsid="220cde93"/>
    </style:style>
    <style:style style:name="T399" style:family="text">
      <style:text-properties officeooo:rsid="22209612"/>
    </style:style>
    <style:style style:name="T400" style:family="text">
      <style:text-properties officeooo:rsid="2224fabf"/>
    </style:style>
    <style:style style:name="T401" style:family="text">
      <style:text-properties officeooo:rsid="22267c2f"/>
    </style:style>
    <style:style style:name="T402" style:family="text">
      <style:text-properties officeooo:rsid="22296e09"/>
    </style:style>
    <style:style style:name="T403" style:family="text">
      <style:text-properties officeooo:rsid="222b167d"/>
    </style:style>
    <style:style style:name="T404" style:family="text">
      <style:text-properties officeooo:rsid="222c8302"/>
    </style:style>
    <style:style style:name="T405" style:family="text">
      <style:text-properties officeooo:rsid="222f0eca"/>
    </style:style>
    <style:style style:name="T406" style:family="text">
      <style:text-properties officeooo:rsid="2235e54a"/>
    </style:style>
    <style:style style:name="T407" style:family="text">
      <style:text-properties officeooo:rsid="223c6f8b"/>
    </style:style>
    <style:style style:name="T408" style:family="text">
      <style:text-properties officeooo:rsid="226b9a31"/>
    </style:style>
    <style:style style:name="T409" style:family="text">
      <style:text-properties officeooo:rsid="1327ae62"/>
    </style:style>
    <style:style style:name="T410" style:family="text">
      <style:text-properties officeooo:rsid="226f8bf5"/>
    </style:style>
    <style:style style:name="T411" style:family="text">
      <style:text-properties officeooo:rsid="22731f9f"/>
    </style:style>
    <style:style style:name="T412" style:family="text">
      <style:text-properties officeooo:rsid="22759daa"/>
    </style:style>
    <style:style style:name="T413" style:family="text">
      <style:text-properties officeooo:rsid="2277a425"/>
    </style:style>
    <style:style style:name="T414" style:family="text">
      <style:text-properties officeooo:rsid="227a6f53"/>
    </style:style>
    <style:style style:name="T415" style:family="text">
      <style:text-properties officeooo:rsid="227c1b98"/>
    </style:style>
    <style:style style:name="T416" style:family="text">
      <style:text-properties officeooo:rsid="227cba37"/>
    </style:style>
    <style:style style:name="T417" style:family="text">
      <style:text-properties officeooo:rsid="227e9040"/>
    </style:style>
    <style:style style:name="T418" style:family="text">
      <style:text-properties officeooo:rsid="227fcecd"/>
    </style:style>
    <style:style style:name="T419" style:family="text">
      <style:text-properties officeooo:rsid="22812d72"/>
    </style:style>
    <style:style style:name="T420" style:family="text">
      <style:text-properties officeooo:rsid="2282b397"/>
    </style:style>
    <style:style style:name="T421" style:family="text">
      <style:text-properties officeooo:rsid="2285b92b"/>
    </style:style>
    <style:style style:name="T422" style:family="text">
      <style:text-properties officeooo:rsid="22860727"/>
    </style:style>
    <style:style style:name="T423" style:family="text">
      <style:text-properties officeooo:rsid="228df074"/>
    </style:style>
    <style:style style:name="T424" style:family="text">
      <style:text-properties officeooo:rsid="229902bb"/>
    </style:style>
    <style:style style:name="T425" style:family="text">
      <style:text-properties officeooo:rsid="229c8ed6"/>
    </style:style>
    <style:style style:name="T426" style:family="text">
      <style:text-properties officeooo:rsid="229e0ede"/>
    </style:style>
    <style:style style:name="T427" style:family="text">
      <style:text-properties officeooo:rsid="22a6dbab"/>
    </style:style>
    <style:style style:name="T428" style:family="text">
      <style:text-properties officeooo:rsid="22af48d5"/>
    </style:style>
    <style:style style:name="T429" style:family="text">
      <style:text-properties officeooo:rsid="22c473a1"/>
    </style:style>
    <style:style style:name="T430" style:family="text">
      <style:text-properties officeooo:rsid="22c99186"/>
    </style:style>
    <style:style style:name="T431" style:family="text">
      <style:text-properties style:text-underline-style="solid" style:text-underline-type="double" style:text-underline-width="auto" style:text-underline-color="font-color" officeooo:rsid="22c99186"/>
    </style:style>
    <style:style style:name="T432" style:family="text">
      <style:text-properties officeooo:rsid="22cc9fc7"/>
    </style:style>
    <style:style style:name="T433" style:family="text">
      <style:text-properties officeooo:rsid="22de4f46"/>
    </style:style>
    <style:style style:name="T434" style:family="text">
      <style:text-properties officeooo:rsid="22e9adec"/>
    </style:style>
    <style:style style:name="T435" style:family="text">
      <style:text-properties officeooo:rsid="22ec199d"/>
    </style:style>
    <style:style style:name="T436" style:family="text">
      <style:text-properties officeooo:rsid="22eca907"/>
    </style:style>
    <style:style style:name="T437" style:family="text">
      <style:text-properties officeooo:rsid="22eeca0b"/>
    </style:style>
    <style:style style:name="T438" style:family="text">
      <style:text-properties officeooo:rsid="22f216d4"/>
    </style:style>
    <style:style style:name="T439" style:family="text">
      <style:text-properties officeooo:rsid="22f3e402"/>
    </style:style>
    <style:style style:name="T440" style:family="text">
      <style:text-properties officeooo:rsid="22f64566"/>
    </style:style>
    <style:style style:name="T441" style:family="text">
      <style:text-properties officeooo:rsid="2301e2e6"/>
    </style:style>
    <style:style style:name="T442" style:family="text">
      <style:text-properties officeooo:rsid="23049f13"/>
    </style:style>
    <style:style style:name="T443" style:family="text">
      <style:text-properties officeooo:rsid="230734c7"/>
    </style:style>
    <style:style style:name="T444" style:family="text">
      <style:text-properties officeooo:rsid="230ac70f"/>
    </style:style>
    <style:style style:name="T445" style:family="text">
      <style:text-properties officeooo:rsid="230b5f03"/>
    </style:style>
    <style:style style:name="T446" style:family="text">
      <style:text-properties officeooo:rsid="230f6eaa"/>
    </style:style>
    <style:style style:name="T447" style:family="text">
      <style:text-properties officeooo:rsid="23118c4a"/>
    </style:style>
    <style:style style:name="T448" style:family="text">
      <style:text-properties officeooo:rsid="2311b100"/>
    </style:style>
    <style:style style:name="T449" style:family="text">
      <style:text-properties officeooo:rsid="2312c5c5"/>
    </style:style>
    <style:style style:name="T450" style:family="text">
      <style:text-properties officeooo:rsid="231420d4"/>
    </style:style>
    <style:style style:name="T451" style:family="text">
      <style:text-properties officeooo:rsid="2316ce92"/>
    </style:style>
    <style:style style:name="T452" style:family="text">
      <style:text-properties officeooo:rsid="23174a90"/>
    </style:style>
    <style:style style:name="T453" style:family="text">
      <style:text-properties officeooo:rsid="231cd6b9"/>
    </style:style>
    <style:style style:name="T454" style:family="text">
      <style:text-properties officeooo:rsid="231ce240"/>
    </style:style>
    <style:style style:name="T455" style:family="text">
      <style:text-properties officeooo:rsid="2327fd9f"/>
    </style:style>
    <style:style style:name="T456" style:family="text">
      <style:text-properties officeooo:rsid="232ad61b"/>
    </style:style>
    <style:style style:name="T457" style:family="text">
      <style:text-properties officeooo:rsid="2330a757"/>
    </style:style>
    <style:style style:name="T458" style:family="text">
      <style:text-properties officeooo:rsid="2331c62a"/>
    </style:style>
    <style:style style:name="T459" style:family="text">
      <style:text-properties officeooo:rsid="2336f8a6"/>
    </style:style>
    <style:style style:name="T460" style:family="text">
      <style:text-properties officeooo:rsid="2338c7ea"/>
    </style:style>
    <style:style style:name="T461" style:family="text">
      <style:text-properties officeooo:rsid="2339e332"/>
    </style:style>
    <style:style style:name="T462" style:family="text">
      <style:text-properties officeooo:rsid="233e10ae"/>
    </style:style>
    <style:style style:name="T463" style:family="text">
      <style:text-properties officeooo:rsid="233f8cd9"/>
    </style:style>
    <style:style style:name="T464" style:family="text">
      <style:text-properties officeooo:rsid="234153d3"/>
    </style:style>
    <style:style style:name="T465" style:family="text">
      <style:text-properties officeooo:rsid="23431c0b"/>
    </style:style>
    <style:style style:name="T466" style:family="text">
      <style:text-properties officeooo:rsid="234479fe"/>
    </style:style>
    <style:style style:name="T467" style:family="text">
      <style:text-properties officeooo:rsid="234679fb"/>
    </style:style>
    <style:style style:name="T468" style:family="text">
      <style:text-properties officeooo:rsid="23486ba2"/>
    </style:style>
    <style:style style:name="T469" style:family="text">
      <style:text-properties officeooo:rsid="23494a94"/>
    </style:style>
    <style:style style:name="T470" style:family="text">
      <style:text-properties officeooo:rsid="234f1ffa"/>
    </style:style>
    <style:style style:name="T471" style:family="text">
      <style:text-properties officeooo:rsid="23558f14"/>
    </style:style>
    <style:style style:name="T472" style:family="text">
      <style:text-properties officeooo:rsid="2356b130"/>
    </style:style>
    <style:style style:name="T473" style:family="text">
      <style:text-properties officeooo:rsid="235adbad"/>
    </style:style>
    <style:style style:name="T474" style:family="text">
      <style:text-properties officeooo:rsid="235d8f0b"/>
    </style:style>
    <style:style style:name="T475" style:family="text">
      <style:text-properties officeooo:rsid="23698c8b"/>
    </style:style>
    <style:style style:name="T476" style:family="text">
      <style:text-properties officeooo:rsid="23763202"/>
    </style:style>
    <style:style style:name="T477" style:family="text">
      <style:text-properties officeooo:rsid="23847f54"/>
    </style:style>
    <style:style style:name="T478" style:family="text">
      <style:text-properties officeooo:rsid="23864b55"/>
    </style:style>
    <style:style style:name="T479" style:family="text">
      <style:text-properties officeooo:rsid="23880f10"/>
    </style:style>
    <style:style style:name="T480" style:family="text">
      <style:text-properties officeooo:rsid="238c802e"/>
    </style:style>
    <style:style style:name="T481" style:family="text">
      <style:text-properties officeooo:rsid="238d82ce"/>
    </style:style>
    <style:style style:name="T482" style:family="text">
      <style:text-properties officeooo:rsid="238fe575"/>
    </style:style>
    <style:style style:name="T483" style:family="text">
      <style:text-properties officeooo:rsid="2399f3c1"/>
    </style:style>
    <style:style style:name="T484" style:family="text">
      <style:text-properties officeooo:rsid="239bc978"/>
    </style:style>
    <style:style style:name="T485" style:family="text">
      <style:text-properties officeooo:rsid="23a6e035"/>
    </style:style>
    <style:style style:name="T486" style:family="text">
      <style:text-properties officeooo:rsid="23b1cc4d"/>
    </style:style>
    <style:style style:name="T487" style:family="text">
      <style:text-properties officeooo:rsid="23ba58e3"/>
    </style:style>
    <style:style style:name="T488" style:family="text">
      <style:text-properties officeooo:rsid="23bcd644"/>
    </style:style>
    <style:style style:name="T489" style:family="text">
      <style:text-properties officeooo:rsid="23be3c9c"/>
    </style:style>
    <style:style style:name="T490" style:family="text">
      <style:text-properties officeooo:rsid="23beee25"/>
    </style:style>
    <style:style style:name="T491" style:family="text">
      <style:text-properties officeooo:rsid="23c0c78d"/>
    </style:style>
    <style:style style:name="T492" style:family="text">
      <style:text-properties officeooo:rsid="23c20547"/>
    </style:style>
    <style:style style:name="T493" style:family="text">
      <style:text-properties officeooo:rsid="23c57871"/>
    </style:style>
    <style:style style:name="T494" style:family="text">
      <style:text-properties officeooo:rsid="23c5c7d4"/>
    </style:style>
    <style:style style:name="T495" style:family="text">
      <style:text-properties officeooo:rsid="23c5e292"/>
    </style:style>
    <style:style style:name="T496" style:family="text">
      <style:text-properties officeooo:rsid="23c9cbb4"/>
    </style:style>
    <style:style style:name="T497" style:family="text">
      <style:text-properties officeooo:rsid="23cbc49e"/>
    </style:style>
    <style:style style:name="T498" style:family="text">
      <style:text-properties officeooo:rsid="23cfb052"/>
    </style:style>
    <style:style style:name="T499" style:family="text">
      <style:text-properties officeooo:rsid="23d3761d"/>
    </style:style>
    <style:style style:name="T500" style:family="text">
      <style:text-properties officeooo:rsid="23f6300c"/>
    </style:style>
    <style:style style:name="T501" style:family="text">
      <style:text-properties style:text-line-through-style="none" style:text-line-through-type="none"/>
    </style:style>
    <style:style style:name="T502" style:family="text">
      <style:text-properties style:text-line-through-style="none" style:text-line-through-type="none" officeooo:rsid="23f6300c"/>
    </style:style>
    <style:style style:name="T503" style:family="text">
      <style:text-properties style:text-line-through-style="none" style:text-line-through-type="none" officeooo:rsid="240dad63"/>
    </style:style>
    <style:style style:name="T504" style:family="text">
      <style:text-properties style:text-line-through-style="none" style:text-line-through-type="none" officeooo:rsid="0019f43d"/>
    </style:style>
    <style:style style:name="T505" style:family="text">
      <style:text-properties style:text-line-through-style="none" style:text-line-through-type="none" officeooo:rsid="240e9b79"/>
    </style:style>
    <style:style style:name="T506" style:family="text">
      <style:text-properties style:text-line-through-style="none" style:text-line-through-type="none" officeooo:rsid="240f10f7"/>
    </style:style>
    <style:style style:name="T507" style:family="text">
      <style:text-properties style:text-line-through-style="none" style:text-line-through-type="none" officeooo:rsid="241b8b74"/>
    </style:style>
    <style:style style:name="T508" style:family="text">
      <style:text-properties style:text-line-through-style="none" style:text-line-through-type="none" officeooo:rsid="245d54a9"/>
    </style:style>
    <style:style style:name="T509" style:family="text">
      <style:text-properties style:text-line-through-style="none" style:text-line-through-type="none" officeooo:rsid="245f224b"/>
    </style:style>
    <style:style style:name="T510" style:family="text">
      <style:text-properties style:text-line-through-style="none" style:text-line-through-type="none" officeooo:rsid="245f297c"/>
    </style:style>
    <style:style style:name="T511" style:family="text">
      <style:text-properties style:text-line-through-style="none" style:text-line-through-type="none" officeooo:rsid="246107e2"/>
    </style:style>
    <style:style style:name="T512" style:family="text">
      <style:text-properties style:text-line-through-style="none" style:text-line-through-type="none" officeooo:rsid="2462e6e0"/>
    </style:style>
    <style:style style:name="T513" style:family="text">
      <style:text-properties style:text-line-through-style="none" style:text-line-through-type="none" officeooo:rsid="2463e972"/>
    </style:style>
    <style:style style:name="T514" style:family="text">
      <style:text-properties style:text-line-through-style="none" style:text-line-through-type="none" officeooo:rsid="2465e6ad"/>
    </style:style>
    <style:style style:name="T515" style:family="text">
      <style:text-properties style:text-line-through-style="none" style:text-line-through-type="none" officeooo:rsid="2467e0b7"/>
    </style:style>
    <style:style style:name="T516" style:family="text">
      <style:text-properties style:text-line-through-style="none" style:text-line-through-type="none" officeooo:rsid="2469318f"/>
    </style:style>
    <style:style style:name="T517" style:family="text">
      <style:text-properties style:text-line-through-style="none" style:text-line-through-type="none" officeooo:rsid="246ad4fd"/>
    </style:style>
    <style:style style:name="T518" style:family="text">
      <style:text-properties style:text-line-through-style="none" style:text-line-through-type="none" officeooo:rsid="246b47aa"/>
    </style:style>
    <style:style style:name="T519" style:family="text">
      <style:text-properties style:text-line-through-style="none" style:text-line-through-type="none" officeooo:rsid="246b5834"/>
    </style:style>
    <style:style style:name="T520" style:family="text">
      <style:text-properties style:text-line-through-style="none" style:text-line-through-type="none" officeooo:rsid="246c7229"/>
    </style:style>
    <style:style style:name="T521" style:family="text">
      <style:text-properties style:text-line-through-style="none" style:text-line-through-type="none" officeooo:rsid="246d7113"/>
    </style:style>
    <style:style style:name="T522" style:family="text">
      <style:text-properties style:text-line-through-style="none" style:text-line-through-type="none" officeooo:rsid="246daa4b"/>
    </style:style>
    <style:style style:name="T523" style:family="text">
      <style:text-properties style:text-line-through-style="none" style:text-line-through-type="none" officeooo:rsid="246e527b"/>
    </style:style>
    <style:style style:name="T524" style:family="text">
      <style:text-properties style:text-line-through-style="none" style:text-line-through-type="none" officeooo:rsid="246fecda"/>
    </style:style>
    <style:style style:name="T525" style:family="text">
      <style:text-properties style:text-line-through-style="none" style:text-line-through-type="none" fo:font-style="italic" officeooo:rsid="246fecda" style:font-style-asian="italic" style:font-style-complex="italic"/>
    </style:style>
    <style:style style:name="T526" style:family="text">
      <style:text-properties style:text-line-through-style="none" style:text-line-through-type="none" fo:font-style="italic" officeooo:rsid="2471c400" style:font-style-asian="italic" style:font-style-complex="italic"/>
    </style:style>
    <style:style style:name="T527" style:family="text">
      <style:text-properties style:text-line-through-style="none" style:text-line-through-type="none" fo:font-style="italic" officeooo:rsid="2476e9cd" style:font-style-asian="italic" style:font-style-complex="italic"/>
    </style:style>
    <style:style style:name="T528" style:family="text">
      <style:text-properties style:text-line-through-style="none" style:text-line-through-type="none" officeooo:rsid="2471c400"/>
    </style:style>
    <style:style style:name="T529" style:family="text">
      <style:text-properties style:text-line-through-style="none" style:text-line-through-type="none" officeooo:rsid="2473257c"/>
    </style:style>
    <style:style style:name="T530" style:family="text">
      <style:text-properties style:text-line-through-style="none" style:text-line-through-type="none" officeooo:rsid="247372a3"/>
    </style:style>
    <style:style style:name="T531" style:family="text">
      <style:text-properties style:text-line-through-style="none" style:text-line-through-type="none" officeooo:rsid="2474bdae"/>
    </style:style>
    <style:style style:name="T532" style:family="text">
      <style:text-properties style:text-line-through-style="none" style:text-line-through-type="none" officeooo:rsid="24769703"/>
    </style:style>
    <style:style style:name="T533" style:family="text">
      <style:text-properties style:text-line-through-style="none" style:text-line-through-type="none" officeooo:rsid="2476e9cd"/>
    </style:style>
    <style:style style:name="T534" style:family="text">
      <style:text-properties style:text-line-through-style="none" style:text-line-through-type="none" officeooo:rsid="2478b929"/>
    </style:style>
    <style:style style:name="T535" style:family="text">
      <style:text-properties style:text-line-through-style="none" style:text-line-through-type="none" officeooo:rsid="247985ba"/>
    </style:style>
    <style:style style:name="T536" style:family="text">
      <style:text-properties style:text-line-through-style="none" style:text-line-through-type="none" officeooo:rsid="247b54b7"/>
    </style:style>
    <style:style style:name="T537" style:family="text">
      <style:text-properties style:text-line-through-style="none" style:text-line-through-type="none" officeooo:rsid="247cbc9d"/>
    </style:style>
    <style:style style:name="T538" style:family="text">
      <style:text-properties style:text-line-through-style="none" style:text-line-through-type="none" officeooo:rsid="247e32ac"/>
    </style:style>
    <style:style style:name="T539" style:family="text">
      <style:text-properties style:text-line-through-style="none" style:text-line-through-type="none" officeooo:rsid="247fd58b"/>
    </style:style>
    <style:style style:name="T540" style:family="text">
      <style:text-properties style:text-line-through-style="none" style:text-line-through-type="none" officeooo:rsid="2481cd75"/>
    </style:style>
    <style:style style:name="T541" style:family="text">
      <style:text-properties style:text-line-through-style="none" style:text-line-through-type="none" officeooo:rsid="24836443"/>
    </style:style>
    <style:style style:name="T542" style:family="text">
      <style:text-properties style:text-line-through-style="none" style:text-line-through-type="none" officeooo:rsid="24843cdd"/>
    </style:style>
    <style:style style:name="T543" style:family="text">
      <style:text-properties style:text-line-through-style="none" style:text-line-through-type="none" officeooo:rsid="2485ab02"/>
    </style:style>
    <style:style style:name="T544" style:family="text">
      <style:text-properties style:text-line-through-style="none" style:text-line-through-type="none" officeooo:rsid="2485f8f0"/>
    </style:style>
    <style:style style:name="T545" style:family="text">
      <style:text-properties officeooo:rsid="241b8b74"/>
    </style:style>
    <style:style style:name="T546" style:family="text">
      <style:text-properties officeooo:rsid="241ee603"/>
    </style:style>
    <style:style style:name="T547" style:family="text">
      <style:text-properties officeooo:rsid="24869abe"/>
    </style:style>
    <style:style style:name="T548" style:family="text">
      <style:text-properties officeooo:rsid="248a29fa"/>
    </style:style>
    <style:style style:name="T549" style:family="text">
      <style:text-properties officeooo:rsid="248c22ee"/>
    </style:style>
    <style:style style:name="T550" style:family="text">
      <style:text-properties officeooo:rsid="248dc3ff"/>
    </style:style>
    <style:style style:name="T551" style:family="text">
      <style:text-properties officeooo:rsid="24903348"/>
    </style:style>
    <style:style style:name="T552" style:family="text">
      <style:text-properties officeooo:rsid="2494422e"/>
    </style:style>
    <style:style style:name="T553" style:family="text">
      <style:text-properties officeooo:rsid="24960043"/>
    </style:style>
    <style:style style:name="T554" style:family="text">
      <style:text-properties officeooo:rsid="2498c4d0"/>
    </style:style>
    <style:style style:name="T555" style:family="text">
      <style:text-properties officeooo:rsid="249edb8c"/>
    </style:style>
    <style:style style:name="T556" style:family="text">
      <style:text-properties officeooo:rsid="249f319e"/>
    </style:style>
    <style:style style:name="T557" style:family="text">
      <style:text-properties officeooo:rsid="24a6fb65"/>
    </style:style>
    <style:style style:name="T558" style:family="text">
      <style:text-properties officeooo:rsid="24a9e0f1"/>
    </style:style>
    <style:style style:name="T559" style:family="text">
      <style:text-properties officeooo:rsid="24bb3d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5"/>
      <text:p text:style-name="P171">Пёклер может таки кое-что рассказать про Ласло Джамфа, <text:span text:style-name="T202">но постоянно отвлекается на болтовню про фильмы, Германские кинофильмы про которые Слотроп и слыхом не слыхивал, не то чтобы видел… да тут просто тебе фанатичный киновед, и не меньше— «В День Высадки»,– признаётся он,– «когда я услышал как генерал Айзенхауэр <text:s/>по радио объявляет о вторжении в Нормандию, то вправду подумал, что это Кларк Гейбл, вы замечали когда-нибудь? Голоса </text:span><text:span text:style-name="T7">идентичные</text:span><text:span text:style-name="T202">….»</text:span></text:p>
      <text:p text:style-name="P172">В последнюю треть его жизни, на Ласло Джамфа нашл<text:span text:style-name="T203">а—так казалось тем, кто из лесу лекционных залов наблюдал как медленно гранулируют его веки, пятна и морщины растут на лике разрушая его в старческий возраст—некая враждебность, странно </text:span><text:span text:style-name="T8">личностная</text:span><text:span text:style-name="T203"> ненависть, по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text:span text:style-name="T8">податливое</text:span><text:span text:style-name="T203">, как общее пользование электронами среди атомов углерода должно было лечь в основу жизни, </text:span><text:span text:style-name="T8">его</text:span><text:span text:style-name="T203"> жизни, разило Джамфа как издёвка космических масштабов. </text:span><text:span text:style-name="T8">Общее пользование</text:span><text:span text:style-name="T203">? Насколько более прочной и вечной была </text:span><text:span text:style-name="T8">ионная</text:span><text:span text:style-name="T203"> связь—при которой электронами не делятся, но их </text:span><text:span text:style-name="T8">захватывают</text:span><text:span text:style-name="T203">. </text:span><text:span text:style-name="T8">Схвачены</text:span><text:span text:style-name="T203">! и удержаны! поляризованы плюс и минус, таковы атомы, никаких неясностей… как он начал любить эту определённость: как стабильно был оно, это минеральное упорство!</text:span></text:p>
      <text:p text:style-name="P16">– <text:span text:style-name="T204">Как бы мы не восхваляли Рассудочность,</text:span>– <text:span text:style-name="T204">говорил он классу Пёклера ещё в Т.Ш.</text:span>– <text:span text:style-name="T205">умеренность, готовность к компромиссам, тем не менее всегда остаётся лев, лев в каждом из вас. Он либо укрощён</text:span>—<text:span text:style-name="T206">слишком большими дозами математики, деталями дизайна, корпоративными ритуалами</text:span>—<text:span text:style-name="T207">либо остаётся диким, вечным хищником.</text:span></text:p>
      <text:p text:style-name="P17">– <text:span text:style-name="T208">Льву неведомы тонкости и полумеры. Он не приемлет общего пользования в основе хоть чего-нибудь! Он хватает, он держит! Он не Большевик и он не Еврей. Вам никогда не нужно опасаться относительности со стороны льва. Он хочет абсолюта. Жизнь и смерть. Победу и поражение. Не перемирий или договорённостей, но радость прыжка, рыка, крови.</text:span></text:p>
      <text:p text:style-name="P173">Если это было химией Национал-Социализма, <text:span text:style-name="T209">то вините то самое нечто-витающее-в-воздухе, тот самый </text:span><text:span text:style-name="T9">Zeitgeist</text:span><text:span text:style-name="T209">. Точно говорю, вините их. Проф.-Доктор Джамф не имел иммунитета. Не было того и у его студента Пёклера. Однако, с Инфляцией и Депрессией, у Пёклера с идеей «льва» увязалось человеческое лицо, лицо из кинофильмов </text:span><text:span text:style-name="T9">natürlich</text:span><text:span text:style-name="T209">, лицо актёра Рудольфа Кляйн-Рогге, которому Пёклер поклонялся и на кого хотел походить.</text:span></text:p>
      <text:p text:style-name="P174">Кляйн-Рогге уносил аппетитных актрис на верхушки крыш, когда Кинг Конг ещё титьку сосал не имея двигательных навыков <text:span text:style-name="T210">подходящих под такое определение. Ну, одну аппетитную актрису во всяком случае, Бриггиту Хелм в </text:span><text:span text:style-name="T10">Метрополис</text:span><text:span text:style-name="T11">е</text:span><text:span text:style-name="T210">. Бесподобный фильм. В точности тот мир, о котором Пёклер и до хрена ещё кто мечтали в те дни, Корпоративный Город-Держава, где технология была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отечески благожелателен и справедлив, который носил 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text:s/>Державу, массы, самого себя, утверждая свою суть против всех ихв одном последнем ревущем прыжке с вершины крыш на улицу….</text:span></text:p>
      <text:p text:style-name="P176">Любопытная мощь. <text:span text:style-name="T211">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бы так это нравилось, похоже порой затрагивала Пёклера тоже, на его экскурсиях поглубже в </text:span><text:span text:style-name="T12">Mare Nocturnum</text:span><text:span text:style-name="T211">.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text:span><text:soft-page-break/><text:span text:style-name="T211">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расколошматить драгоценное строение из магии и кровосмесительства скреплявшие королевства Бургундцев. Пёклер был уставшим в ту ночь, весь день рывшийся в поисках угля. Он раз за разом проваливался в сон, просыпаясь к образам, в которых полминуты не мог разобрать что к чему—ближний план лица? лес? чешуя Драона? сцена сражения? Доволь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text:span></text:p>
      <text:p text:style-name="P177">По пути домой, на трамвае и пешком, <text:span text:style-name="T212">его жена донимала Пёклера за то, что засыпал, насмехалась над его инженерской преданностью причине-и-следствию. Как мог он объяснить ей, что художественные связи были <text:s/>все там, в его снах? Как мог он объяснить ей хоть что-то?</text:span></text:p>
      <text:p text:style-name="P178">Кляйн-Рогге запомнился предле всего в роли доктора Мабузе. <text:span text:style-name="T213">Предполагалось, что проведёшь параллели с Гуго Штинесом, неутомимым устроителем видимой Инфляции, явная история: азартный игрок, финансовый гений, архигангстер… нервный </text:span><text:span text:style-name="T13">bürgerlich</text:span><text:span text:style-name="T213"> рот, щёки, неуклюжие движения, первый отпечаток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ясь к судьбе, которую, он знал, ему не избежать, немой ад стрельбы, гранат, войск окруживших его резиденцию, и собственное его безумие в конце тайного туннеля…. А кто довёл его до погибели, если не идол утренних представлений Бернард Гёцке в роли Государственного Прокурора фон Венка, Гёцке сыгравший нежную, томно бюрократическую Смерть в </text:span><text:span text:style-name="T13">Der Müde Tod</text:span><text:span text:style-name="T213">,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д её женственного мужа до самоубийства, швырнул её на свою постель, эту вялую суку—</text:span><text:span text:style-name="T13">взял её</text:span><text:span text:style-name="T213">!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собственном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лишь жабрами и потрохами—некая нервная тяга к мифу, про который не мог сказать верит ли даже сам он—белого света, руин Атлантиды, признаков более истинного царства)….</text:span></text:p>
      <text:p text:style-name="P179">Изобретатель Метрополиса Ротванг, <text:span text:style-name="T214">Царь Атилла, Мабузе Игрок, Проф.-Др. Ласло Джамф, все их желания устремлялись к одному и тому же, к форме смерти, в которой будет показаны содержащиеся в ней радость и непримиримость, ничего подобного Гёцкианской буржуазной смерти, самообману, умудрённое приятие, родственники в гостиной, понимающие лица всегда понятные детям….</text:span></text:p>
      <text:p text:style-name="P18">– <text:span text:style-name="T215">У вас два выбора,</text:span>– <text:span text:style-name="T216">вскричал Джамф на последней лекции того года: на улицах витиеватые штрихи ветра, девушки в бледно-цв</text:span><text:span text:style-name="T217">е́</text:span><text:span text:style-name="T216">тных платьях, океаны пива, мужские хора напряжённо, с чувством приподнятые распевая </text:span><text:span text:style-name="T14">Semper sit in flores/</text:span><text:span text:style-name="T216"> </text:span>Semper sit in flo-ho-res… – <text:span text:style-name="T220">либо оставаться с углеродом и водородом, брать свои коробки с обедом на работу каждое утро вместе с безликим </text:span><text:soft-page-break/><text:span text:style-name="T220">стадом</text:span> <text:span text:style-name="T221">торопящимся внутрь укрыться от солнечного света</text:span>—<text:span text:style-name="T222">или двигаться </text:span><text:span text:style-name="T15">за пределы</text:span><text:span text:style-name="T222">. Кремний, карбид бора, фосфор</text:span>—<text:span text:style-name="T223">они могут заменить углерод и могут связываться с азотом вместо водорода</text:span>—<text:span text:style-name="T225">(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text:span>—<text:span text:style-name="T224">двигаться вне жизни, в неорганику. Где нет хрупкости, нет смертности</text:span>—<text:span text:style-name="T225">тут Сила и Вечность.</text:span>– <text:span text:style-name="T225">Затем его знаменитый финал, он стёр со своей доски корявые C—H, и мелом написал громадные Si—N.</text:span></text:p>
      <text:p text:style-name="P180">Волна будущего. <text:span text:style-name="T226">Но сам Джамф, странно, </text:span><text:span text:style-name="T16">не </text:span><text:span text:style-name="T226">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догадывались Пёклер и остальные? Были ли его призывы в лекционной аудитории какой-то эксцентричной шуткой? Он остался при <text:s/>C—H и прихватил свою коробку с обедом в Америку. Пёклер потерял с ним связь после Technische Hochschule—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text:span></text:p>
      <text:p text:style-name="P180"><draw:frame draw:style-name="fr1" draw:name="Image5" text:anchor-type="paragraph" svg:width="6.9252in" svg:height="0.3661in" draw:z-index="0"><draw:image xlink:href="Pictures/1000000000000B720000009B428C9716555D8079.png" xlink:type="simple" xlink:show="embed" xlink:actuate="onLoad" loext:mime-type="image/png"/></draw:frame></text:p>
      <text:p text:style-name="P181"><text:s/><text:span text:style-name="T227">Если б тот Лайл не стал Масоном, он бы так наверное и продолжал свои гнусные проделки. Точно так же, как существуют, в Мире, махинации служащие несправедливости как предпринимательство, предусмотрены также положения для уравновешивания, время от времени. Не предпринимательство в полном смысле, но по крайней мере в общем танце вещей. Масоны, в этом самом танце, оказались одной из понадобившейся Бленду вещей. </text:span></text:p>
      <text:p text:style-name="P182">Войдите в положение бедняги<text:span text:style-name="T1">—</text:span>стько денег, чтоне знает как их и потратить. <text:span text:style-name="T228">Но не подымайте крика «Дай и мне!» попусту. Он дал их <text:s/>хоть и настолько окольными путями, что вам может понадобится хорошая поисковая система, чтобы докопаться. О, он таки дал их вам. Посредством Института Бленда и Организации Бленда, у человека свои мясные крючья в повседневную жизнь Америки с 1919 года. Кто по-вашему высидел тот патент карбюратора 4-литра-на-100-миль, а? <text:s/>вы наверняка слыхали эту историю—может и подхихикивали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л этих академических проституток с их хаханьками и дипломированным враньём. Или как насчёт великой Убийца Травка рекламной кампании тридцатых, как вы думаете кто работал рукой в перчатке (или, как выражаются более скабрёзные индивидуумы, пенисом-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text:s/>не уделяют должного внимания своим хуям—по причине недостаточной генитальной зацикленности, что подрывало эффективность органов непосредственно </text:span><text:span text:style-name="T17">занятых производством</text:span><text:span text:style-name="T228">.</text:span></text:p>
      <text:p text:style-name="P183">Психолог<text:span text:style-name="T229">и</text:span>ческие исследования стали, фактически, <text:span text:style-name="T229">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движения. Для него ФДР был именно тем человеком: Гарвард открыт деньгам любого вида, старым и новым, оптом и в розницу, Гарриман и Вайнберг: Американский синтез , что не случался никогда прежде, открывший путь определённым великим возможностям—все сгруппированы под термином «контроль», которое похоже стало приватным кодовым словом—более соответствующим устремлениям Бленда и других. Год спустя Бленд вошёл в </text:span><text:soft-page-break/><text:span text:style-name="T229">Консультативный Совет под председательством Свопа из Дженерал Электрик, чьи идеи относительно «контроля» близко сходились с воззрениями Валтера Ратенау, из Германской ДжЭл. Чем уж там занималась контора Свопа, они делали это втайне. Никто не видел их файлов. <text:s/>Бленд также никому ничего не говорил.</text:span></text:p>
      <text:p text:style-name="P184">Он стал своим, после Первой Мировой Войны, в офисе Попечителя Иностранной Собственности. <text:span text:style-name="T230">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text:s/>у Бленда, который использовал свою часть как компания патенто-держатель. Бленд получал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были и такие, кто усматривал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Verein für Raumschiffahrt—не говоря уже про отдельные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могли бы закупить вагон программистов, чтобы пришли сделать всю исходящую информацию вполне безобидной. Подобные Слотропу, чей высший интерес заключается в отыскании истины, были отброшены к снам, психическим озарениям, приметам, криптографиям, наркотическим эпистомологиям, где всё танцует на почве ужаса, противоречий, абсурда).</text:span></text:p>
      <text:p text:style-name="P185">После пожара у Фламбаума, линии власти между Блендом и его Германскими коллегами должны были пересм<text:span text:style-name="T231">отре</text:span>ться. <text:span text:style-name="T231">Что и тянулось пару лет. Бленд оказался в Сент-Луисе времён Депрессии за разговором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занят появление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автомат Томпсона.</text:span></text:p>
      <text:p text:style-name="P19">– <text:span text:style-name="T232">О, как мне нужен хороший электронщик,</text:span>– <text:span text:style-name="T232">простонал Трейси.</text:span>– <text:span text:style-name="T232">Вся поставка оказалась негодящей, а теперь они не хотят забирать это обратно. Если я позволю лишнего, они убьёт меня. Они изнасилуют Мейбл, они отправятся в Принстон в одну из тёмных ночей а и </text:span><text:span text:style-name="T18">кастрируют</text:span><text:span text:style-name="T232"> моего </text:span><text:span text:style-name="T18">мальчика! </text:span><text:span text:style-name="T233">Знаешь что, по-моему, всё это? Какой-то </text:span><text:span text:style-name="T19">заговор</text:span><text:span text:style-name="T233">!</text:span></text:p>
      <text:p text:style-name="P186">Вендетты, перчатки с бисером, неуловимые отравы, входят на цыпочках в эту благовоспитанную гостиную с портретом <text:span text:style-name="T234">Герберта Гувера на рояле, хризантемами в вазе Ниман-Маркус, мебель в Баухаус <text:s/>стиле, типа алебастровых панелей модели города (так и ждёшь, что крохотный поезд с жужжанием вырвется из-под дивана, тягачей с прицепами и рефрижераторами по всей низине <text:s/>ковра пепельного цвета…) Длинное лицо Альфонсо Трейси со складками по бок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text:span></text:p>
      <text:p text:style-name="P20"><text:soft-page-break/>– <text:span text:style-name="T235">Есть у меня как раз такой,</text:span>– <text:span text:style-name="T235">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и подрабатывал на Сименс в той Германии.</text:span>– <text:span text:style-name="T236">Завтра же прибудет Серебряной Стрелой, Без проблем, Ал.</text:span></text:p>
      <text:p text:style-name="P21">– <text:span text:style-name="T237">Пошли посмотришь,</text:span>– <text:span text:style-name="T237">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text:span></text:p>
      <text:p text:style-name="P187">После затяжной канители на входе, <text:span text:style-name="T238">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text:span text:style-name="T20">жизнь</text:span><text:span text:style-name="T238">, О Парни, Бей Вовсю, Мировые Турниры, Везучие Линды, насколько хватает глаз.</text:span></text:p>
      <text:p text:style-name="P22">– <text:span text:style-name="T239">И все до одного ёбнутые,</text:span>– <text:span text:style-name="T239">грит меланхолично Трейси.</text:span>– <text:span text:style-name="T240">Вот посмотри.</text:span>– <text:span text:style-name="T241">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text:span><text:span text:style-name="T21">всё так забавно</text:span><text:span text:style-name="T241">!</text:span>– <text:span text:style-name="T242">У тебя есть монетка?</text:span>– <text:span text:style-name="T22">Чаннггг</text:span><text:span text:style-name="T243">, спружинивает шарик на волосок проскакивая ямку большого результата, хмм похоже там накрепко покоробилось </text:span><text:span text:style-name="T22">ахннггхк</text:span><text:span text:style-name="T243"> ударяет в мигалку на 1000 но на табло вспыхивает лишь 50</text:span>— <text:span text:style-name="T244">Видал?</text:span>– <text:span text:style-name="T244">вскрикивает Трейси, пока шарик камнем скатывается вниз, последний шанс перехватить битком </text:span><text:span text:style-name="T23">дзинь</text:span><text:span text:style-name="T24">к</text:span><text:span text:style-name="T244"> биток щёлкает в обратную ёб-твою </text:span><text:span text:style-name="T23">сторону</text:span><text:span text:style-name="T244"> и на табло высвечивает ПЕРЕКОС.</text:span></text:p>
      <text:p text:style-name="P23">– <text:span text:style-name="T245">Перекос?</text:span>– <text:s/><text:span text:style-name="T245">Бленд почёсывает свою голову.</text:span>– <text:s/><text:span text:style-name="T245">Да ты же даже не</text:span>—</text:p>
      <text:p text:style-name="P24">– <text:span text:style-name="T246">И то же самое с каждой,</text:span>– <text:span text:style-name="T247">Трейси разливается разочарованием.</text:span>– <text:span text:style-name="T247">Сам попробуй.</text:span></text:p>
      <text:p text:style-name="P188">Второй шарик не успевает даже выскочить из <text:span text:style-name="T248">желоба</text:span>, <text:span text:style-name="T248">а</text:span> Блен уж<text:span text:style-name="T248">е</text:span> получил ПЕРЕКОС <text:span text:style-name="T248">опять без использования какого-либо Английского. Третий шарик застревает как-то на соленоиде и (спаситеспасите, вопит он взвинченным тонким голоском, о меня казнят электрическим стулом…), диньдиньдинь, гонги и гонка бегущих чисел на табло 400000, 645000, </text:span><text:span text:style-name="T25">банг</text:span><text:span text:style-name="T248"> и миллион! наивысший <text:s/>результат в Парижски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будет он снова</text:span>. <text:span text:style-name="T249">Это то небезызвестное различие между возвратом и заскоком на разок. Если Катшпиль имел 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в величайшие пальцы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мерах пальцы на затворе М-1, большой палец замешкался в ствольной коробке, затвор хр-ЯССЬ!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то галоп Оффенбаха врубается вихляясь тут из динамиков, что встроены в эту машину, длинные ноги в подвязках вскидываются над <text:s/>агонией этой печальной сферически вечной самоволки, все его дружки в жёлобе вибрируют сопереживанием и любовью, чувствуют его боль но бессильны, </text:span><text:soft-page-break/><text:span text:style-name="T249">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text:s/>высящимся виткам, глубоким ямам с их посулами покоя, которые только вып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text:s/>оставленной <text:s/>твоиим падением, чувствуешь как переполняет… отрезвлённые, таких немного, заглянули в сердце соленоида, смотрели на магнитного змия и энергию в их обнажённости, достаточно долго, чтобы измениться, принести с собою из тех витых линий силы <text:s/>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т глаза человека быть настолько лучащимися, зловещими, настолько знающими посреди залов жути и невиди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text:s/>и глубже всякий раз, покрывая всё большую площадь, переливаясь к алому финалу топки, так как же Парнишке с Катшпиля выбраться из этой передряги?</text:span></text:p>
      <text:p text:style-name="P189">Ну, как будто вы не знали, когда уж кажется всему каюк, Провидение вставляет краткое<text:span text:style-name="T1">—</text:span><text:span text:style-name="T2">стататата</text:span>! <text:span text:style-name="T250">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с душевной травмой, к утешению от своих друзей. </text:span></text:p>
      <text:p text:style-name="P25">– <text:span text:style-name="T251">И они </text:span><text:span text:style-name="T26">все</text:span><text:span text:style-name="T251"> такие?</text:span></text:p>
      <text:p text:style-name="P25">– <text:span text:style-name="T251">Ох и поимели ж меня,</text:span>– <text:span text:style-name="T251">стонет Альфонсо Трейси.</text:span></text:p>
      <text:p text:style-name="P25">– <text:span text:style-name="T251">Раз на раз не приходится,</text:span>– <text:span text:style-name="T251">утешает Бленд, и тут у нас реприза «Светлые Дни для Чёрного Рынка» Герхарда фон Гёля, с поправкой на время, место и цвет:</text:span></text:p>
      <text:p text:style-name="P25"/>
      <text:p text:style-name="P280">Всег-да привалит<text:span text:style-name="T1">—</text:span>ещё доллар,</text:p>
      <text:p text:style-name="P280">Не так, то эдак, да!</text:p>
      <text:p text:style-name="P281">Поменьше надо спать,</text:p>
      <text:p text:style-name="P281">Про-снись, с росою на траве,</text:p>
      <text:p text:style-name="P282">И сможешь жопу им порвать<text:span text:style-name="T1">—</text:span></text:p>
      <text:p text:style-name="P283">Всегда ты доллар зашибёшь,</text:p>
      <text:p text:style-name="P283">С той пира-ми-дой где глаз натянут,</text:p>
      <text:p text:style-name="P284">Слышь, парнишь,</text:p>
      <text:p text:style-name="P284">С подмигом он тебе поёт: «Ты всё насквозь проссышь!»</text:p>
      <text:p text:style-name="P284"/>
      <text:p text:style-name="P285"><text:span text:style-name="T252">Желание есть</text:span>, <text:span text:style-name="T252">так и путь</text:span> найдётся,</text:p>
      <text:p text:style-name="P286">Смотри не упусти,</text:p>
      <text:p text:style-name="P286">Мозгами шевели-крути,</text:p>
      <text:p text:style-name="P286">И где только придётся</text:p>
      <text:p text:style-name="P286">Сгреби ещё хоть доллар,</text:p>
      <text:p text:style-name="P287">Неважно: решкой иль орлом,</text:p>
      <text:p text:style-name="P287">Пока Война при напролом</text:p>
      <text:p text:style-name="P288">Давай вперёд, за долларом,</text:p>
      <text:p text:style-name="P288">За долларом!</text:p>
      <text:p text:style-name="P190"><text:soft-page-break/></text:p>
      <text:p text:style-name="P191">Все запасные игроки в обвисших штанах, пехотинцы в хаки, остепенившиеся девушки канкана, красотки в купальниках и того больше, ковбои и Индейцы табачных лавок, <text:span text:style-name="T253">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text:s/>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text:span></text:p>
      <text:p text:style-name="P192">Вне стен храма, представители Чикагской организации <text:span text:style-name="T254">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text:s/>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text:s/>поверьте: они потели, пинали, орали, били наотмашь, теряли самообладание безвозвратно—единая Изменчивость, о которой ты и не слыхал, общность не сознающая себя, умолчание, которое истории в энциклопедиях услужливо заполнили агентствами, инициалами, провозвестниками и пропусками, что делают невозможным найти их снова… но в тот момент, из-за чрезмерно театрально суетни Гангстеров да Масонов, он сконцентрировался тут, в задней части храма Маторгана, элегантный хаос подмять мастерство купленного Блендом эксперта, Берта Фибеля с экспресса Серебряная Стрела.</text:span></text:p>
      <text:p text:style-name="P193">Последний раз как мы встречали Фибеля, он зацеплял, тянул и попускал страховочный трос того Хорста Ахтфадена <text:span text:style-name="T255">в его скалолазные дни, Фибель, который оставался внизу и довёл своего друга до Пенемюнде—</text:span><text:span text:style-name="T27">довёл его до</text:span><text:span text:style-name="T255">? а не кусок ли тут излишней паранойи, не </text:span><text:span text:style-name="T27">вполне</text:span><text:span text:style-name="T255"> оправданной—ну, называйте это Намёк На Причастность Бленда К Случаю С Ахтфаденом Тоже, <text:s/>если так нравится. Фибель работал на Сименс ещё в те времена, когда та была ещё частью треста Штинеса. Помимо своей дизайнерской работы он ещё уделял время на то, чтобы служить агентом по сбору информации для Штинеса. Тут ещё остаётся в силе верность Vereinigte Stahlwerke, хотя Фибель теперь уже работал на заводе Дженерал Электрик в Питсфилде, Масачусетс. Наличие агента в Беркшире отвечает интересам Бленда, и угадаете почему? Ага! присматривать <text:s/>за юношей Тайроном Слотропом, вот почему. Почти десять лет сспустя после изначальной сделки, IG Farben всё ещё находит, что легче подрядить для наблюдения за юным Тайроном обратно Лайла Бленда. </text:span></text:p>
      <text:p text:style-name="P194">Этот каменнолицый капустник Фибель <text:span text:style-name="T256">просто гений по соленоидам с переключателями. Как вся эта машинерия «расклеилась» как тут говорят, просто грешная трата времени даже и задуматься—он погружается в топологии и цветные кодировки, запах плавящейся канифоли наполняет </text:span><text:soft-page-break/><text:span text:style-name="T256">бильярдные и салоны, Schnipsel здесь и там, пробормотал </text:span><text:span text:style-name="T28">also</text:span><text:span text:style-name="T256"> или два, и, не успели оглянуться, большая часть аппаратов работают. Можешь биться об заклад, довольных Масонов побольшало в Маторгане, Миссури. <text:s/></text:span></text:p>
      <text:p text:style-name="P195">В оплату за его доброе дело, Лайл Бленд, которому оно вообще пофиг, принят в Масоны. <text:span text:style-name="T257">Он находит хороший круг общения, всевозможные удобства для напоминания ему о его мужской сути, а также немало полезных деловых контактов. Кроме того, всё так же плотно укрыт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text:span><text:span text:style-name="T29">Illuminati</text:span><text:span text:style-name="T257">. Очень трудно долгое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них Католики, могут рассчитывать на Масонов для пары хороших страшилок и бездн, когди ничто другое не срабатывает. Одну из лучших в классике Причудливых Масонских Историй имеет Доктор Ливингстон (</text:span><text:span text:style-name="T29">living stone</text:span><text:span text:style-name="T257">? ну, ещё бы) забрёл в местную деревню, даже и не в сердце, а в </text:span><text:span text:style-name="T29">подсознании</text:span><text:span text:style-name="T257"> Самой Тёмной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text:span><text:span text:style-name="T29">отвечает на него</text:span><text:span text:style-name="T257">, улыбка до ушей, и распоряжается предоставить всё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самой особенной из особенных точек Зодиака…. Ну, и не забывайте где эти Масонские Таинства берут начало вообще. (Сверьтесь с Ишмаелом Ридом. Он по этой теме натаскан больше, чем вы найдёте тут).</text:span></text:p>
      <text:p text:style-name="P196">Мы должны также никогда не забывать знаменитого Миссурийского Масона Гарри Трумена: <text:span text:style-name="T258">занимающего благодаря смерти должность, в этом же самом Августе 1945, уперев его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text:span></text:p>
      <text:p text:style-name="P197">К тому времени как вступил Блед, Масоны уже давно предавно дегенерировали просто в ещё один клуб бизнесменов. <text:span text:style-name="T259">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и даже может быть менее, чем пустая клоунада. Не для </text:span><text:span text:style-name="T30">всех</text:span><text:span text:style-name="T259"> из них, впрочем. Время от времени сталкиваешься <text:s/>с заскоком вспять из времён минувших. <text:s/>Лайл Бленд оказался одним из них.</text:span></text:p>
      <text:p text:style-name="P198">Маия этих Масонских ритуалов очень, очень древняя. <text:span text:style-name="T260">И в те давние дни она </text:span><text:span text:style-name="T31">работала</text:span><text:span text:style-name="T260">.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text:s/>более менее верно блюлись на протяжении тысячелетий, при всей угрюмо рационализации Мира, так что магия всё ещё тут, хоть и подспудно, ей нужно лишь прикоснуться к правильно направленной голове, чтобы снова заявила о себе. </text:span></text:p>
      <text:p text:style-name="P199">Бленд обнаружил, что возвращаясь к себе домой в Бикон Хилл <text:span text:style-name="T261">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был </text:span><text:span text:style-name="T32">где-то</text:span><text:span text:style-name="T261">, но без понятия что было в этот отрезок времени. Старые часы Американская Империя бьют в гулкой прихожей. Зеркало Жирандол переходившее от поколения к поколению Блендов, </text:span><text:soft-page-break/><text:span text:style-name="T261">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text:span></text:p>
      <text:p text:style-name="P200">В ночь после следующего собрания, лёжа дома на спине на привычном диване, <text:span text:style-name="T262">покрывшись Журналом Уол-Стрит, где нет ничего такого о чём он бы ещё не знал, Лайл Бленд поднялся над своим телом, примерно на полметра, лицом вверх, понял где он и ба-бах! </text:span><text:span text:style-name="T33">вплеснулся</text:span><text:span text:style-name="T262"> обратно. Там он и лежал, в самом сильном испуге за всю свою жизнь, сильнее <text:s/>даже чем в Белле Вуд—не из-за того что только что оставлял своё тело, а потому что знал: это лишь </text:span><text:span text:style-name="T33">первый шаг</text:span><text:span text:style-name="T262">. Следующим шагом станет переворот в воздухе и взгляд обратно. Древняя магия нашла его. Он отправляется в странствие. Он знал, что не может не следовать этому пути.</text:span></text:p>
      <text:p text:style-name="P201">Ему потребовался месяц или два, пока начал полу<text:span text:style-name="T263">ч</text:span>аться переворот. <text:span text:style-name="T263">Когда это произошло, он чувствовал это не столько переворотом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span></text:p>
      <text:p text:style-name="P202">Очень скоро он стал проводить <text:span text:style-name="T264">большую часть своего времени </text:span><text:s/>на том диване, <text:span text:style-name="T265">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а, порченными зубами, прихрамывают, уставятся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text:span></text:p>
      <text:p text:style-name="P203">Случались, хотя редко, в географическом пространстве, путешествия <text:span text:style-name="T266">предпринятые на север по очень синим, огненно синим, морям, холодным, с толпами льдин, к заключительным стенам льда. Мы заблуждались в своих суждениях, роковым образом: мы уделяли больше внимания всяким Пири и Нансенам, которые вернулись—и <text:s/>хуже того, мы называли их деяния «успехом», хотя у них был провал. <text:s/>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span></text:p>
      <text:p text:style-name="P204">Что нашёл Андрэ в полярных исследованиях: <text:span text:style-name="T267">о чём нам нужно было узнать?</text:span></text:p>
      <text:p text:style-name="P205">Бленд, всё ещё подмастрье, <text:span text:style-name="T268">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смысла….</text:span></text:p>
      <text:p text:style-name="P26">– <text:span text:style-name="T269">Сссамо ссобой,</text:span>– <text:span text:style-name="T269">все уставились на него,</text:span>– <text:span text:style-name="T270">но зачем тогда говорить «тело и дух»? Зачем делать такое различие?</text:span></text:p>
      <text:p text:style-name="P206">Потому что трудно не изумляться открытия, что Земля живая тварь, <text:span text:style-name="T271">после стольких лет как представлял тупой кусок булыги обнаружить 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text:span><text:soft-page-break/><text:span text:style-name="T271">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text:s/>снова берутся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фот, пустые ракушки мертвецов, ты не должен тратить время на них….»</text:span></text:p>
      <text:p text:style-name="P207"><text:span text:style-name="T272">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должны всё так же блуждать в пределах веры наших передних долей в Палнейшии Сатвецтвия, надеясь, что для всякой пси-синтетики взятой <text:s/>от Земной души имеется молекула, светская, более или менее обычная и обозначенная, с этой стороны—барахтающаяся бесконечно среди пластиковой мелочёвки, отыскивая в каждой Глубинное Значение, в попытках на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text:span text:style-name="T34">звучит сверхъестественным тембром</text:span><text:span text:style-name="T272">, флакон для шампуня </text:span><text:span text:style-name="T34">отражение эго</text:span><text:span text:style-name="T272">, Приз в пачке Крекеров </text:span><text:span text:style-name="T34">одноразовая забава</text:span><text:span text:style-name="T272">, корпус бытовой техники </text:span><text:span text:style-name="T34">обтекатель ветров познания</text:span><text:span text:style-name="T272">, бутылочки младенцев </text:span><text:span text:style-name="T34">умиротворение</text:span><text:span text:style-name="T272">, мясные пакеты </text:span><text:span text:style-name="T34">сокрытие убиения</text:span><text:span text:style-name="T272">, пакеты для химчистки </text:span><text:span text:style-name="T34">дет</text:span><text:span text:style-name="T35">ск</text:span><text:span text:style-name="T34">о</text:span><text:span text:style-name="T35">е</text:span><text:span text:style-name="T34"> удушение</text:span><text:span text:style-name="T272">, садовые шланги </text:span><text:span text:style-name="T34">бесконечное напоение пустоши…</text:span><text:span text:style-name="T272"> но чтобы свести их вместе, при их уклончивом упорстве и нашей отвергнутости… придать какой-то смысл, отыскать ничтожнейший осколочек истины в такой массе копирования, такой массе отходов...</text:span></text:p>
      <text:p text:style-name="P208">Повезло Бленду, освободиться от всего этого. <text:span text:style-name="T273">Однажды вечером он созвал всё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последее время я немножко путешествовал».– На нём был простой белый халат, а в руках красная роза. Выгядел он нездоровым, все впоследствии сошлись на этом: кожи и глаза его отличались чистотой, которая редко встречается, кроме как в определённые дни весны, в определённых широтах, перед самм рассветом.– «Я заметил»,– продолжал о,–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ий») Шорт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тут, но должен идти. Надеюсь, вы меня понимаете». </text:span></text:p>
      <text:p text:style-name="P209">Один за другим, его семья подошли проститься. <text:span text:style-name="T274">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Невесту Франкенштейна, а миссис Бленд накрыла безмятежное лицо пыльным <text:s/>куском ситцевой драпировки, полученной в подарок от одной из её <text:s/>племянниц, которая никогда не могла понять её вкуса.</text:span></text:p>
      <text:p text:style-name="P209"><draw:frame draw:style-name="fr1" draw:name="Image6" text:anchor-type="paragraph" svg:width="6.9252in" svg:height="0.3661in" draw:z-index="1"><draw:image xlink:href="Pictures/1000000000000B720000009B428C9716555D8079.png" xlink:type="simple" xlink:show="embed" xlink:actuate="onLoad" loext:mime-type="image/png"/></draw:frame></text:p>
      <text:p text:style-name="P210">Ветреная ночь. Крышки войсковых канистр <text:span text:style-name="T275">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text:span><text:soft-page-break/><text:span text:style-name="T275">басовито, от неудовольствия… на макушках ветра шевелятся живые сосны, в строю на последнем песчаном обрыве к Северному морю….</text:span></text:p>
      <text:p text:style-name="P211">Шагая скорым шагом, но не в ногу, <text:span text:style-name="T276">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го, кем они есть: крохотный плацдарм Лондонской респектабельности тут в ночном Каксэвене—туристы в этой полуцивилизованной колонии сульфы высыпанной в колодцы крови, серратов и турникетов, врачей наркоманов и садистов санитаров, колонии, которую они избежали при Прохождении, у брата Мафиджа высокий пост в одном из министерств, Спонтун признан негодным из-за странной истерической стигмы, очертаниями совпадает с формой туза пик и почти такого же цвета, которая появляется у него на левой щеке в моменты высокого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text:s/>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text:span></text:p>
      <text:p text:style-name="P27">– <text:span text:style-name="T277">Не представляю, почему он попросил </text:span><text:span text:style-name="T36">нас</text:span><text:span text:style-name="T277">,</text:span>– <text:span text:style-name="T277">Мафидж поглаживает свою полную бороду (жест смотрится всего лишь бесконтрольным), говоря голосом пожалуй слишком мелодичным для человека его массы,</text:span>– <text:span text:style-name="T278">ему должно быть известным, я этого не практиковал с ’27-го</text:span></text:p>
      <text:p text:style-name="P27">– <text:span text:style-name="T278">Я ассистировал пару раз во время интернатуры,</text:span>– <text:span text:style-name="T278">вспоминает Спонтун.</text:span>– <text:span text:style-name="T278">Тогда была большая мода в психиатрических заведениях, знаете ли.</text:span></text:p>
      <text:p text:style-name="P28">– <text:span text:style-name="T279">Могу назвать пару Государственных Институтов, где это в моде до сих пор,</text:span>– <text:span text:style-name="T280">медики обмениваются хмыканьем, полные той Британской </text:span><text:span text:style-name="T37">Weltschmerz</text:span><text:span text:style-name="T280">, что выглядит такой неприкаянной на лицах страдающих ею.</text:span>– <text:span text:style-name="T281">Послушайте, тогда, Спонтун, вы предпочитаете ассистировать мне, так я понял?</text:span></text:p>
      <text:p text:style-name="P28">– <text:span text:style-name="T281">О, по любому, знаете ли. То есть, никто ж не будет стоять над головой с журналом, понимаете, записывать как всё идёт.</text:span></text:p>
      <text:p text:style-name="P29">– <text:span text:style-name="T282">Ну, это как сказать. Вы же слушали? <text:s/>Вам не заметили некую...</text:span></text:p>
      <text:p text:style-name="P30">– <text:span text:style-name="T283">Горячность.</text:span></text:p>
      <text:p text:style-name="P31">– <text:span text:style-name="T284">Зацикленность. Не знаю, может Пойтсмен</text:span><text:span text:style-name="T38"> теряет хватку</text:span><text:span text:style-name="T284">.</text:span>– <text:span text:style-name="T284">Звучит тут как Джеймс Мэйсон: «Тэ(х)ряет х(у)ватку».</text:span></text:p>
      <text:p text:style-name="P275">Теперь они смотрят друг на друга, отдельные ночные ландшафты Марстонских приютов для животных и запаркованных автомобилей плавают затемнённо <text:s/>сливаясь позади каждого из лиц. Ветер носит запахи морсакой воды, пляжа, бензина. Отдалённое радио настоенное на волну Программу Общих Сил передаёт Сэнди Макферсона за Органом.</text:p>
      <text:p text:style-name="P32">– <text:span text:style-name="T285">О, да все мы...</text:span>– <text:span text:style-name="T285">начинает Спонтун, но оставляет незаконченным.</text:span></text:p>
      <text:p text:style-name="P33">– <text:span text:style-name="T286">Вот и пришли.</text:span></text:p>
      <text:p text:style-name="P212">Ярко освещённый офис увешан малиново-губыми, ножко-сосисочными <text:s/>настенными плакатами Девушки Петти. Кофеварка шипит в углу. Тут же запах прогорклой ваксы для обуви. <text:span text:style-name="T287">Капрал сидит забросив ноги на стол, поглощён чтением книги комикса Американская Зайка.</text:span></text:p>
      <text:p text:style-name="P34">– <text:span text:style-name="T288">Слотроп,</text:span>– <text:span text:style-name="T288">в ответ</text:span> <text:span text:style-name="T288">на вопрос Мафиджа,</text:span>– <text:span text:style-name="T288">да да Янки в этом, в костюме свиньи. Ну, приходит уходит постоянно. Свершенно сдвинутый. А вы что за контора, M.I. 6 или как там?</text:span></text:p>
      <text:p text:style-name="P35">– <text:span text:style-name="T289">Нам не положено это обсуждать,</text:span>– <text:span text:style-name="T291">уточняет Спонтун. Малость представляет себя Найландом Смитом, Спонтун этот самый.</text:span>– <text:s/><text:span text:style-name="T290">Вам известно где мы можем найти генерала Виверна?</text:span></text:p>
      <text:p text:style-name="P36">– <text:span text:style-name="T291">В такое время ночи? На свалке спирта, скорее всего. Идите вдоль путей, туда где шум. Если б е дежурство, я б сам там был.</text:span></text:p>
      <text:p text:style-name="P37">– <text:span text:style-name="T292">Костюм свиньи,</text:span>– <text:span text:style-name="T292">хмурится Мафидж.</text:span></text:p>
      <text:p text:style-name="P38">– <text:span text:style-name="T292">Большой блин костюм свиньи, розовый, и синий, клянусь,</text:span>– <text:span text:style-name="T293">отвечает капрал.</text:span>– <text:span text:style-name="T294">Сразу узнаете, как увидите. Сигареты не найдётся у кого-то из вас, джентльмены, случайно?</text:span></text:p>
      <text:p text:style-name="P213"><text:soft-page-break/>Звуки гулеванья докатываются до них <text:s/>как топают вдоль путей, <text:span text:style-name="T295">мимо сцепок пустых платформ и железнодорожных цистерн. «Свалка спирта».</text:span></text:p>
      <text:p text:style-name="P39">– <text:span text:style-name="T296">Горючее для их Нацистких ракет, мне говорили. Если те у них вообще летали.</text:span></text:p>
      <text:p text:style-name="P39"><text:span text:style-name="T297">Под холодным зонтом голых электоламп сбилась толпа Армейского персонала, Американских моряков, девушек ФАВСЗ, и Германских </text:span><text:span text:style-name="T39">fräuleins</text:span><text:span text:style-name="T297">. Братаются, все для одного, бесстыдно, среди шума, который перерастает, когда Мафидж и Спонтун достигают края сборища, в песню, а в центре, с хорошей стопкой, <text:s/>каждая рука охватывает улыбчиво расхристанную кралю, раскраснелое лицо под этим освещением апоплектично полиловело, всё тот же самый генерал Виверн, которого мы встречали в офисе Пойнтсмена ещё в Твелвс-Наус. Из железнодорожной цистерны, чьё содержимое, этиловый спирт, раствор 75%, объявлено кричаще белым трафаретом на её стенке, торчат тут и там краны, под которые невероятное число кружек, фарфоровых чашек, кофеварок, мусорных вёдер и прочих ёмкостей подставляется и отводятся. Укулеле, казу, губные гармошки, и сколько угодно на ходу изобретённых железных стукалок аккомпанируют песне, в которой невинный салют Послевойне, надежда что конец дефицитов, конец Строгой Экономии, близок:</text:span></text:p>
      <text:p text:style-name="P39"/>
      <text:p text:style-name="P289">Вот и пришло<text:span text:style-name="T1">—</text:span></text:p>
      <text:p text:style-name="P289">Обжираловки время!</text:p>
      <text:p text:style-name="P289">Обжираловки время!</text:p>
      <text:p text:style-name="P290">Пора залезать в морозилку<text:span text:style-name="T1">—</text:span></text:p>
      <text:p text:style-name="P293">О, да, наконец</text:p>
      <text:p text:style-name="P290">Обжираловки время,</text:p>
      <text:p text:style-name="P290">Обжираловки время,</text:p>
      <text:p text:style-name="P293">А <text:span text:style-name="T298">как</text:span> пож<text:span text:style-name="T298">уёщь</text:span>, вернёшься ещё, <text:span text:style-name="T298">ещё пожевать!</text:span></text:p>
      <text:p text:style-name="P291"><text:span text:style-name="T298">Ах, о</text:span>бжираловки время!</text:p>
      <text:p text:style-name="P294">Не ново оно, но <text:s/>всегда грандиозно,</text:p>
      <text:p text:style-name="P292">Обжираловки время,</text:p>
      <text:p text:style-name="P294">Так жуй, сколько влезет, жууууй!</text:p>
      <text:p text:style-name="P291"/>
      <text:p text:style-name="P215">Следующий куплет солдаты и матросы вместе восемь тактов, <text:span text:style-name="T299">девушки вторые столько же, генерал Виверн следующие восемь, и </text:span><text:span text:style-name="T40">tutti</text:span><text:span text:style-name="T299"> допеть его. Затем вступают укелеле и казу и всё прочее, пока любой и каждый пляшет, чёрные шейные платки плещут вокруг словно усы эпилептичных негодяев, изысканные сеточки для волос послабляются выпустить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ычинка. </text:span></text:p>
      <text:p text:style-name="P216">Почти единственный кто в этом не участвует, <text:span text:style-name="T300">помимо двух</text:span> подкрадывающихся хирургов, <text:span text:style-name="T300">Моряк Бодайн, которого мы оставили, если припомните, шалящим в ванне жилища Кислоты Бумера в Берлине. Безукоризненный сегодня в парадно белом, строголикий и трезвый, он утомлённо бродит среди гуляк, густая поросль волос из-под манжет джемпера и в V-разрезе под шеей, растущие стол изобильно, что на прошлой неделе он отпугнул и потерял связного прямиком из Китай-Бирма-Индия театра действий с почти тонной марухи, который по ошибке принял его за морской вариант легендарного </text:span><text:span text:style-name="T41">йети</text:span><text:span text:style-name="T300">, он же отвратный снежный человек. Для возмещения <text:s/>профуканного в тот раз, Бодайн в эту ночь продвигает Первый Международный Бой на Чвырлах, между Авери Пёрфл, состуживцем из его корабельной команды, и Английским Коммадосом по имени Сент-Джон Бладери. «Делайте ставки, да да ставки поровну 50/50»,– объявляет </text:span><text:soft-page-break/><text:span text:style-name="T300">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собственные несколько теней мечутся во все стороны и сливаются с остальными.</text:span></text:p>
      <text:p text:style-name="P40">– <text:span text:style-name="T301">Приветики, кореш, опиата надо?</text:span>– <text:span text:style-name="T301">крохотные красные глазки в широченном розовом пудинге лица, и алчная улыбка. Это Альберт Криптон, старший санитар корабля США </text:span><text:span text:style-name="T42">Джон Е. Бадас</text:span><text:span text:style-name="T301">, который тут же добывает из потайного кармана джемпера стеклянный флакончик полный белых таблеток.</text:span>– <text:span text:style-name="T302">Кодеин. Джексон, прекрасно</text:span>—<text:span text:style-name="T302">держи.</text:span></text:p>
      <text:p text:style-name="P217">Бодайн безудержно чхает и утирает сопли рукавом,<text:span text:style-name="T1">– Только не для ёбаной простуды, Криптон. Спасибо. Ты видел Авери?</text:span></text:p>
      <text:p text:style-name="P41">– <text:span text:style-name="T303">Он в прекрасной форме. Заканчивал предстартовый разогрев в пизде раком, когда я на них наткнулся.</text:span></text:p>
      <text:p text:style-name="P42">– <text:span text:style-name="T304">Слышь, старина,</text:span>– <text:s/><text:span text:style-name="T304">начинает предприимчивая морская душа. Текст расшифровывается в 3 унции кокаина. Бодвайн кончает парой смятых примечаний.</text:span>– <text:span text:style-name="T305">В полночь, если можешь. Скажи ему встретимся у Пуци после боя.</text:span></text:p>
      <text:p text:style-name="P43">– <text:span text:style-name="T306">Замётано. Ты <text:s/>возле казарм прошвырнулся?</text:span>– <text:span text:style-name="T306">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есть что полапать, останавливается хлебнуть из снарядной гильзы хлебного спирта с виноградным соком, не прекращая сбыта <text:s/>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text:span></text:p>
      <text:p text:style-name="P218">Внутри, его связник, Фармацевт Бёрдбери, <text:span text:style-name="T307">дирижирует заключительным актом </text:span><text:span text:style-name="T43">La </text:span><text:span text:style-name="T2">Forza del Destino </text:span><text:span text:style-name="T307">с треском доходящей от радио Люксембург, а заодно и подпевает. Рот его защёлкивается, 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text:span text:style-name="T43">Микро</text:span><text:span text:style-name="T307">грамм»,– Криптон драматично потрясает головой,– «всё правильно, микрограмм, а не миллиграмм. Бёрдбери дай мне чего-нибудь, у меня передозняк». <text:s/></text:span></text:p>
      <text:p text:style-name="P44">– <text:s/><text:span text:style-name="T44">Тшш</text:span><text:span text:style-name="T308">.</text:span>– <text:span text:style-name="T308">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text:span></text:p>
      <text:p text:style-name="P45">– <text:span text:style-name="T309">Мне известно из третьих рук,</text:span>– <text:span text:style-name="T309">Бёрдбери кладёт шприц, которым дирижировал.</text:span>– <text:span text:style-name="T310">Спроси вон Криптона, он чаще выходит в свет.</text:span></text:p>
      <text:p text:style-name="P46">– <text:span text:style-name="T311">Приветики, кореш,</text:span>– <text:span text:style-name="T311">грит Альберт,</text:span>– <text:span text:style-name="T344">как насчёт сделать прививочку?</text:span></text:p>
      <text:p text:style-name="P47">– <text:span text:style-name="T312">Я слышал Шпрингер приезжает сегодня.</text:span></text:p>
      <text:p text:style-name="P48">– <text:span text:style-name="T313">Впервые слышу. Но смотайся к Пуци, <text:s/>тут зачем торчать. Такие все дела там делаются.</text:span></text:p>
      <text:p text:style-name="P219">Свинья оглядывается на часы на стене: «<text:span text:style-name="T314">Сегодня распорядок малость сковырнутый, вот и всё».</text:span></text:p>
      <text:p text:style-name="P49">– <text:span text:style-name="T315">Слушай Криптон, тут большая шишка из ГПОГ нагрянет с минуты на минуту, так что как знаешь, только….</text:span>– <text:span text:style-name="T316">Они препираются о трёх унциях кокаина, свинья стала благовоспитанно листать старый </text:span><text:span text:style-name="T45">News of the World</text:span><text:span text:style-name="T316">.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text:span></text:p>
      <text:p text:style-name="P50">– <text:span text:style-name="T46">Моряк</text:span><text:span text:style-name="T317"> Бодайн?</text:span>– <text:span text:style-name="T317">спрашивает изумлённая плюшевая свинья.</text:span></text:p>
      <text:p text:style-name="P51"><text:soft-page-break/>– <text:span text:style-name="T318">Он король Каксэвена, Хрюша.</text:span></text:p>
      <text:p text:style-name="P52">– <text:span text:style-name="T319">Ну не случалось выполнять его поручение в Берлине. Скажи ему Ракетмэн грит привет.</text:span></text:p>
      <text:p text:style-name="P220">Криптон, клёш подвёрнут кверху, открывая бутылочку просто убедиться что там у него, застывает вылупившись: «<text:span text:style-name="T320">Это ты про </text:span><text:span text:style-name="T47">тот гашиш</text:span><text:span text:style-name="T320">?»</text:span></text:p>
      <text:p text:style-name="P53">– <text:span text:style-name="T320">Ага.</text:span></text:p>
      <text:p text:style-name="P221">Криптон внюхивает большую щепоть снежиночно белого в ноздри, <text:span text:style-name="T321">праву да леву. Мир проясняется. Горькие сопли начинают стягиваться в упрямый кулак в глубине его горла. Уже Потсдамский Съём составная часть фольклора Зоны. Может эта свинья тут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цветов, голоса из радио, спинка и рукав мохнатого пальто свиньи пока Криптон тянется погладить… нет ясно, что свинья <text:s/>ничего не высматривает, не лягавый, не сбывает товар и никого не хочет накрыть…. «Просто хотелось посмотреть как оно на ощупь, понимаешь»,– грит Криптон.</text:span></text:p>
      <text:p text:style-name="P58">– Конечно.– Тут вдруг в дверях полно красных касок, кожи, меди. Криптон стоит не шелохнётся, в одной руке крышка от открытого кокаина.</text:p>
      <text:p text:style-name="P54">– <text:span text:style-name="T322">Слотроп?</text:span>– <text:span text:style-name="T322">Сержант, что тут за главного выступает вперёд, рука сбоку на кобуре с пистолетом. Свинья взглядывает на Бёрдбери, который покачивает головой, нет, не я, как бы хочет сказать.</text:span></text:p>
      <text:p text:style-name="P55">– <text:span text:style-name="T323">И не я тоже,</text:span>– <text:span text:style-name="T323">Криптон считает нужным вставить.</text:span></text:p>
      <text:p text:style-name="P55">– <text:span text:style-name="T323">Ну кто-то ж заложил,</text:span>– <text:span text:style-name="T323">бормочет свинья, по виду очень обидевшись.</text:span></text:p>
      <text:p text:style-name="P56">– <text:span text:style-name="T323">Секундочку,</text:span>– <text:span text:style-name="T323">шепчет Альберт. Затем к ВП,</text:span>– <text:span text:style-name="T323">прошу прощения,</text:span>– <text:span text:style-name="T323">делает два шага к выключателю на стене и гасит свет, Слотроп моментально рванул сквозь все вопли мимо стола Бёрдбери </text:span><text:span text:style-name="T48">бац</text:span><text:span text:style-name="T323"> в высокие полки с лекарствами, от которые его соломенное брюхо спружинивает, но они потом падают на кого-то ещё с оглушительным грохотом стекла и воплем</text:span>—<text:span text:style-name="T324">дальше по чёрной темени прохода, выставив руки, чтоб не наткнуться, к задней двери, где встречает Криптона.</text:span></text:p>
      <text:p text:style-name="P57">– <text:span text:style-name="T325">Спасибо.</text:span></text:p>
      <text:p text:style-name="P57">– <text:span text:style-name="T325">Скорее.</text:span></text:p>
      <text:p text:style-name="P222">Снаружи они срезают к востоку, в сторону Эльбы и доков, <text:span text:style-name="T326">несутся с топотом, п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text:span><text:span text:style-name="T49">скачет вприпрыжку</text:span><text:span text:style-name="T326">….</text:span></text:p>
      <text:p text:style-name="P223">Совсем скоро, задыхаясь, они прибы<text:span text:style-name="T328">вают</text:span> на пирс, <text:span text:style-name="T327">где </text:span><text:span text:style-name="T50">Бэдас</text:span><text:span text:style-name="T327"> и его подразделение, четвёрка туманно-серых подлодок поросят, пришвартованы, к началу боя на чвыр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text:s text:c="2"/>чвырла обоих в позиции выжидания, заточенные края отблескивают. </text:span></text:p>
      <text:p text:style-name="P224">Криптон припрятывает Слотропа в мусорный ящик и отправляется на поиски <text:span text:style-name="T329">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ам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text:span></text:p>
      <text:p text:style-name="P225">Утроитель Бодайн и два его поединщика <text:span text:style-name="T330">горящие кристалы осознания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text:span><text:soft-page-break/><text:span text:style-name="T330">натуре озверели друг на друга. Другим кажется , что это всё для смеха и они хохочут в подходящие моменты. Время от времени дополнительная пара выпученных глаз всплывает в ночных надстройках боевых кораблей и они смотрят, смотрят….</text:span></text:p>
      <text:p text:style-name="P226">Пёрфл и Бладери сделали одновременные выпады и теперь находятся <text:span text:style-name="T2">corps à corps</text:span>—со скрежетом и звяком чвыр<text:span text:style-name="T342">ла</text:span> сцепились намертво, <text:span text:style-name="T331">локти напряглись и упёрлись. Исход зависит от дара сухопарого Пёрфла к обманкам, поскольку Бладери кажется готов удерживать эту позицию всю ночь. </text:span></text:p>
      <text:p text:style-name="P59">– <text:span text:style-name="T332">Ракетмэн тут,</text:span>– <text:span text:style-name="T332">Криптон дёргает Бодайна за вланый помятый ворот,</text:span>– <text:span text:style-name="T332">в </text:span><text:span text:style-name="T51">свином костюме</text:span><text:span text:style-name="T332">.</text:span></text:p>
      <text:p text:style-name="P60">– <text:span text:style-name="T333">Не сейчас, мэн. Ты принёс тот, а!</text:span>—</text:p>
      <text:p text:style-name="P60">– <text:span text:style-name="T334">Но но полиция у него на хвосте, Бодайн, где мы его спрячем?</text:span></text:p>
      <text:p text:style-name="P61">– <text:span text:style-name="T334">Какая разница, это какой-нибудь раздолбай и больше ничего. Ракетмэну </text:span><text:span text:style-name="T52">тут</text:span><text:span text:style-name="T334"> делать нечего.</text:span></text:p>
      <text:p text:style-name="P227">Пёрфл отдёргивает ру<text:span text:style-name="T344">коять</text:span> свое<text:span text:style-name="T342">го</text:span> чвырл<text:span text:style-name="T342">а</text:span>, переклонившись на сторону, <text:span text:style-name="T335">удерживая зубцы своего оружия в замке с зубцами Бладери, тянет к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забыв от боли осторожность, налетает на Бладери, вихрь одичало слепых тычков и рубилова, Бладери едва ли нуждаясь переступать, покачиваясь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span></text:p>
      <text:p text:style-name="P228">Ничего: только сон, рвота, содрогания, призрачно цветочный запах этила, <text:span text:style-name="T336">основательный Бодайн пересчитывает свой барыш. Никто толком не смотрит. Тут и доходит Бадери и Пёрфлу сразу, объединённых заточенным краем чвырла и ничтожным приложением силы достаточным,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пристать к Бодайну за платой, и найти перевязочный пакет и йод тоже. И всё же они затягивают своё объятие, Смерть во всей своей мощи напевает им романтичные песни, укоряя, что просто обычные людишки… </text:span><text:span text:style-name="T53">Вот только и всего-то, да? И это у вас жизнь называется?</text:span></text:p>
      <text:p text:style-name="P229"><text:span text:style-name="T336">М</text:span>ашина ВП, бибикая, включив сирену, моргая семи огнями, подкатывает. <text:span text:style-name="T337">Неохотно, Пёрфл и Бладери всё ж расслабляются и, испустив вздох из вздутых щёк, разделяются. Бодайн, с трёх метров, швыряет над головами пробуждающейся толпы толстый пакет с сертификатами, который Командос ловит, отсчитывая делит, и отдаёт половину Пёрфлу, который уже держит курс к трапу свей седой матушки </text:span><text:span text:style-name="T54">Джон Е. Бэдэс, </text:span><text:span text:style-name="T338">где палубная вахта заметно оживилась и даже карточная игра в корабельной прачечной приостановлена, чтоб каждый мог по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дрожащие, возбуждённые, взъерошенные, сманить прочь Сент-Джон Бладери под прикрытием приятно-пастельной синтетики и любовных писков. Бодайн и Криптон, со слаломом и руганью <text:s/>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частей <text:s/>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span></text:p>
      <text:p text:style-name="P62">– <text:span text:style-name="T339">Ракетмэн, пресвятая блядородица, и вправду ты. Что за дела, старина?</text:span></text:p>
      <text:p text:style-name="P63"><text:soft-page-break/>– <text:span text:style-name="T344">Заложили суки, нужно продёрнуть к Пуци.</text:span>– <text:span text:style-name="T340">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text:span>—<text:span text:style-name="T341">Слотроп</text:span>—<text:span text:style-name="T341">стоять! ни с места!»</text:span></text:p>
      <text:p text:style-name="P230">Не тут-то было, Слотроп с громадным треском и хрустом вываливается из мусора и <text:span text:style-name="T343">что есть мочи мчит вслед за Бодвайнои и Криптоном, разбрызгивая куриный жир и роняя скорлупу яиц <text:s/>позади себя. Клубмобиль Красного Креста или автостоловая припаркован у следующего гнездовья эсминцев вдоль пирса, <text:s/>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span></text:p>
      <text:p text:style-name="P64">– <text:span text:style-name="T344">Кофейку, ребята?</text:span>– <text:span text:style-name="T344">улыбается она.</text:span>– <text:span text:style-name="T345">Как насчёт сэндвичей? Сегодня всё распродано кроме как с ветчиной,</text:span>– <text:span text:style-name="T346">затем увидала Слотропа,</text:span>– <text:span text:style-name="T346">о, боже, извините, но….</text:span></text:p>
      <text:p text:style-name="P65">– <text:span text:style-name="T347">Ключ от грузовика,</text:span>– <text:span text:style-name="T347">Бодайн подступает с ухмылкой Кэгни и никелированным пистолетом,</text:span>– <text:span text:style-name="T348">ну-ка,</text:span>–<text:span text:style-name="T348"> взводит курок.</text:span></text:p>
      <text:p text:style-name="P231">Суровая хмурость, подбитый ватой пожим плечом: «В замке зажигание, Джексон». <text:span text:style-name="T349">Адьберт Криптон взбирается назад составить ей компанию, пока Бодвайн и Слотроп запрыгивают н передние сиденья и газуют в крутом визжащем развороте мимо двух подбегающих гражданских.</text:span></text:p>
      <text:p text:style-name="P101">– А эт ’щё кто?– Слотроп оглядывается из окна на их кричащие уменьшающиеся фигуры,– ты усёк того птаха с тузом пик на щеке?</text:p>
      <text:p text:style-name="P232"><text:span text:style-name="T350">Бодвайн объезжает кутерьму рядом с </text:span><text:span text:style-name="T55">Джон Е.Бэдэс</text:span><text:span text:style-name="T350"> и показывает всем надлежащи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text:span></text:p>
      <text:p text:style-name="P66">– <text:span text:style-name="T351">Смотри,</text:span>– <text:span text:style-name="T351">Криптон само терпение,</text:span>– <text:span text:style-name="T351">берёшь немного на кончик пальца, хорошо, потом закрываешь половину своего носа, а и</text:span>—</text:p>
      <text:p text:style-name="P67">– <text:span text:style-name="T352">Это кокаин!</text:span>– <text:span text:style-name="T352">голос девушки взвивается до тревожной напряжённости,</text:span>– <text:span text:style-name="T352">вот что это такое! Это героин! Вы </text:span><text:span text:style-name="T56">наркоманы</text:span><text:span text:style-name="T352">! и вы похитили </text:span><text:span text:style-name="T56">меня</text:span><text:span text:style-name="T352">! О, Боже мой! Да ведь это же, как вы не поймёте, это </text:span><text:span text:style-name="T56">Клубмобиль Красного Креста</text:span><text:span text:style-name="T352">!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 всё, но, о, пожалуйста, только не</text:span>—</text:p>
      <text:p text:style-name="P68">– Подержи<text:span text:style-name="T353"> руль минутку,</text:span>– <text:span text:style-name="T353">Бодвайн оборачивается и направляет свой сияющий пистолет на девушку.</text:span></text:p>
      <text:p text:style-name="P69">– <text:span text:style-name="T354">Ты не можешь меня застрелить,</text:span>– <text:span text:style-name="T354">визжит она,</text:span>– <text:span text:style-name="T354">ты бандюга, кем ты себя возомнил, что угнал собственность Красного Креста! Почему бы вам просто</text:span>—<text:span text:style-name="T355">пойти куда-нибудь и</text:span>—<text:span text:style-name="T356">нюхать свой наркотик и</text:span>— <text:span text:style-name="T356">оставить </text:span><text:span text:style-name="T57">нас в покое</text:span><text:span text:style-name="T356">!</text:span></text:p>
      <text:p text:style-name="P70">– <text:span text:style-name="T357">Пизда,</text:span>– <text:span text:style-name="T357">урезонивает Моряк Бодвим, спокойным доверительным тоном,</text:span>– <text:span text:style-name="T358">ты ошибаешься. Я </text:span><text:span text:style-name="T58">могу</text:span><text:span text:style-name="T358">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text:span text:style-name="T58">Бельгию</text:span><text:span text:style-name="T358">, если вправду хочешь знать кто крадёт у кому.</text:span></text:p>
      <text:p text:style-name="P71">– <text:span text:style-name="T359">У кого,</text:span>– <text:span text:style-name="T359">отвечает она намного потише, нижняя губка трепещет довольно, сука, миленько, как убеждается Слотроп в зеркале заднего вида, когда Бодвайн снова берёт руль.</text:span></text:p>
      <text:p text:style-name="P72">– <text:span text:style-name="T360">Ого, что это,</text:span>– <text:s/><text:span text:style-name="T360">Криптон глядит на её зад,</text:span>– <text:span text:style-name="T360">что это у нас тут такое,</text:span>– <text:span text:style-name="T360">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text:span></text:p>
      <text:p text:style-name="P73">– <text:s/><text:span text:style-name="T361">Как тебя зовут?</text:span>– <text:s/><text:span text:style-name="T361">Слотроп улыбается, добродушная свиья.</text:span></text:p>
      <text:p text:style-name="P74">– <text:span text:style-name="T361">Ширли.</text:span></text:p>
      <text:p text:style-name="P74">– <text:span text:style-name="T362">Тайрон. Как ты?</text:span></text:p>
      <text:p text:style-name="P75"><text:soft-page-break/>– <text:span text:style-name="T363">Тра-ля-ля,</text:span>–<text:span text:style-name="T363"> Криптон грабит ящик кассового аппарата, жуёт плитки шоколада и набивает свои носки пачками курева,</text:span>– <text:span text:style-name="T364">любовь нечаянно нагрянет.</text:span>– <text:span text:style-name="T365">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text:span></text:p>
      <text:p text:style-name="P76">– <text:span text:style-name="T366">Дорожный блок, вот блядство,</text:span>– <text:span text:style-name="T367">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занавесившей сиденье, когда разворачивается обратно к окну. «Где тут ёбаная первая? Это что, коробка передач Красного Креста? Надо бросать монетку, чтобы переключить, </text:span><text:span text:style-name="T59">эй Ширли?</text:span></text:p>
      <text:p text:style-name="P77">– <text:s/><text:span text:style-name="T368">О, боже ты мой,</text:span>– <text:s/><text:span text:style-name="T368">Ширли прокручивается втиснуться на сиденье между ними, хватает рычаг скоростей,</text:span>– <text:s/><text:span text:style-name="T369">вот так, придурок.</text:span>– <text:s/><text:span text:style-name="T370">Позади них выстрелы.</text:span></text:p>
      <text:p text:style-name="P78">– <text:s/><text:span text:style-name="T371">Спасибо,</text:span>– <text:span text:style-name="T371"><text:s/>грит Бодвайн и, присмолив резину в едко дымном визге, они снова срываются с места.</text:span></text:p>
      <text:p text:style-name="P79">– <text:span text:style-name="T372">Ты в натуре крутой, Ракетмэн, ух-ты,</text:span>– <text:span text:style-name="T372">Криптон лежит позади, предлагая щиколотку и припластыренную бутылочку кокаина Ширли с улыбкой.</text:span></text:p>
      <text:p text:style-name="P80">– <text:span text:style-name="T373">Ты только попробуй.</text:span></text:p>
      <text:p text:style-name="P81">– <text:span text:style-name="T373">Нет спасибо, грит Ширли,</text:span>– <text:span text:style-name="T374">лучше не буду.</text:span></text:p>
      <text:p text:style-name="P82">– <text:span text:style-name="T375">Да давай… о…</text:span></text:p>
      <text:p text:style-name="P83">– <text:span text:style-name="T375">Откуда эти военполы были там?</text:span>– <text:span text:style-name="T375">Слотроп прищуривается на фонари впереди. Американцы? Что Американцам делать тут в Британском секторе, ты не знаешь?</text:span></text:p>
      <text:p text:style-name="P84">– <text:span text:style-name="T376">Может и нет,</text:span>– <text:span text:style-name="T376">гадает Бодвайн,</text:span>– <text:span text:style-name="T376">может только Береговой патруль, брось, давай не будем паранойнее, чем мы </text:span><text:span text:style-name="T60">должны</text:span><text:span text:style-name="T376">….</text:span></text:p>
      <text:p text:style-name="P85">– <text:span text:style-name="T377">Смотри, видишь, я делаю (занюх) это и у меня не растут (занюх) клыки или ещё там что….</text:span></text:p>
      <text:p text:style-name="P86">– <text:span text:style-name="T378">Ну, я просто не знаю,</text:span>– <text:span text:style-name="T378">Ширли <text:s/>развернувшись назад стоит на коленках, груди подпёрты спинкой сиденья, большая гладка рука деревенской девушке на плече Слотропа для равновесия.</text:span></text:p>
      <text:p text:style-name="P87">– <text:span text:style-name="T379">Слушай,</text:span>– <text:span text:style-name="T379">грит Бодайн,</text:span>– <text:span text:style-name="T379">это наличка, или наркота, или что? Просто хочу знать чего ждать, потому что если полиция за</text:span>—</text:p>
      <text:p text:style-name="P87">– <text:span text:style-name="T380">Только за мной, насколько знаю. Ничего общего, что толкал, тут по другому бурят. </text:span></text:p>
      <text:p text:style-name="P88">– <text:span text:style-name="T381">Она как розочка, на ничейной земле,</text:span>– <text:span text:style-name="T381">поёт Криптон, заигрывая.</text:span></text:p>
      <text:p text:style-name="P89">– <text:span text:style-name="T382">Зачем тебе к Пуци?</text:span></text:p>
      <text:p text:style-name="P89">– <text:span text:style-name="T382">Надо увидеть того Шпрингера.</text:span></text:p>
      <text:p text:style-name="P90">– <text:span text:style-name="T383">Не знал, что он подваливает.</text:span></text:p>
      <text:p text:style-name="P90">– <text:span text:style-name="T383">Почему все это говорят?</text:span></text:p>
      <text:p text:style-name="P91">– <text:span text:style-name="T383">До побни,</text:span>– <text:span text:style-name="T383">Ширли берёт тут в одну ноздрю только,</text:span>– <text:span text:style-name="T384">собсем дебножко, Альбет, просто кабельку.</text:span></text:p>
      <text:p text:style-name="P91">– <text:span text:style-name="T385">Просто про него ни слуху какое-то время .</text:span></text:p>
      <text:p text:style-name="P92">– <text:span text:style-name="T386">Теперь вдохни, хорошо, хорошо, молодец, </text:span><text:span text:style-name="T61">давай</text:span><text:span text:style-name="T386">. Умм, там немножко ещё, ум, типа козявка, не пускает… Сделай ещё, хорошо. Теперь в другую</text:span></text:p>
      <text:p text:style-name="P93">– <text:span text:style-name="T62">Альберт</text:span><text:span text:style-name="T387">, ты сказал только раз.</text:span></text:p>
      <text:p text:style-name="P94">– <text:span text:style-name="T388">Слушай, Ракет, если тебя накроют</text:span>—</text:p>
      <text:p text:style-name="P94">– <text:span text:style-name="T388">Даже и думать не хочу.</text:span></text:p>
      <text:p text:style-name="P95">– <text:span text:style-name="T389">Охренеть,</text:span>– <text:span text:style-name="T389">грит Ширли.</text:span></text:p>
      <text:p text:style-name="P96">– <text:span text:style-name="T390">Тебе понравилось? Вот ещё капелюшечка.</text:span></text:p>
      <text:p text:style-name="P96">– <text:span text:style-name="T390">Что тогда будешь делать?</text:span></text:p>
      <text:p text:style-name="P96"><text:soft-page-break/>–<text:span text:style-name="T390">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является Фараон. А потом ещё те два придурка в гражданке.</text:span></text:p>
      <text:p text:style-name="P97">–<text:span text:style-name="T391">Ты шпион, или что?</text:span></text:p>
      <text:p text:style-name="P97">– <text:span text:style-name="T391">Да лучше бы я был. Ё-моё. Тогда б хоть знал.</text:span></text:p>
      <text:p text:style-name="P98">– <text:span text:style-name="T391">Да, звучит хреновенько.</text:span>– <text:s/><text:span text:style-name="T391">И Моряк Бодвайн ведёт дальше, совсем ему это не нравится, он вдумывается, впадает в сентименты.</text:span>– <text:span text:style-name="T392">Допустим,</text:span>– <text:span text:style-name="T392">чуть погодя,</text:span>– <text:span text:style-name="T392">если тебя, ну, догонят, я б мог дать весточку твоей Маме, или там что.</text:span></text:p>
      <text:p text:style-name="P98">– <text:span text:style-name="T393">Моей...</text:span>– <text:span text:style-name="T393">Острый взгляд,</text:span>– <text:span text:style-name="T393">Нет, нет, нет…</text:span></text:p>
      <text:p text:style-name="P99">– <text:span text:style-name="T394">Ну, кому-нибудь.</text:span></text:p>
      <text:p text:style-name="P100">– <text:span text:style-name="T394">Не могу и души надумать.</text:span></text:p>
      <text:p text:style-name="P100">– <text:span text:style-name="T395">Ух-ты, Ракетмэн….</text:span></text:p>
      <text:p text:style-name="P233">Пуци оказывается широченным, частично укреплённым, домом-усадьбой, что дптируется минувшим столетием, свернуть с Дорумской дороги <text:s/>и вдоль песчаной пары автомобильных колей с тростником и жёсткой травой дюн выросшей между ними, дом сидит словно плот на гребне песчаного холма, что <text:span text:style-name="T396">восходит от пляжа с таким неприметным уклоном, что становится водой совсем неожиданно, упокоенной, бледно-солёной, и простирается на мили <text:s/>в Северное море как облака, тут и там чуть серебристее, длинные клеточные или кожные формы, тонкие как покров, застыв под луной, вытянулись к Гельголанду.</text:span></text:p>
      <text:p text:style-name="P234">Это место никогда не реквизировали. <text:span text:style-name="T397">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text:s/>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плохой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ование, которое никто не додумался завершить: вечеринка по беды настолько вечная, так легко собирающая новичков и регулярных участников, что кто его знает, какая победа? в какой войне?</text:span></text:p>
      <text:p text:style-name="P235">Шпрингера нигде не видать и, насколько выяснил Слотроп из пробных расспросов, вскоре не ожидается, если будет вообще. <text:span text:style-name="T398">А это та самая дата по доставке отставки, как договорено в плавании с фрау Гнаб к Штралсунду. И именно в эту ночь из всех ночей, после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text:s/>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Ты Взял Что Моешь Играть Не Хуже Нас? <text:s/>Не Можешь. Думаешь Ты Хорош А На Самом Деле Дерьмо И Все Мы Знаем Это. Так Стоит В Твоём Досье. (Смех. Траляляканье.)</text:span></text:p>
      <text:p text:style-name="P236">Бодайн находит его в шкафу для одежды жующим бархатное ухо своей маски. «<text:span text:style-name="T399">Ты плохо выглядишь, Ракет. Это Золанге. Она массажистка.» Та улыбается, вопросительно, дитя приведённое проведать свинью в её пещере.</text:span></text:p>
      <text:p text:style-name="P102">– <text:span text:style-name="T400">Прости. Прости.</text:span></text:p>
      <text:p text:style-name="P103"><text:soft-page-break/>– <text:span text:style-name="T400">Давай я провожу тебя в баню,</text:span>– <text:span text:style-name="T400">голос женщины намыленная мочалка уже ласкающая его тревоги,</text:span>– <text:span text:style-name="T401">там очень тихо, спокойно….</text:span></text:p>
      <text:p text:style-name="P104">– <text:span text:style-name="T402">Я буду тут всю ночь,</text:span>– <text:span text:style-name="T402">грит Бодайн.</text:span>– <text:span text:style-name="T402">Скажу тебе, если покажется Шпрингер.</text:span></text:p>
      <text:p text:style-name="P105">– <text:span text:style-name="T403">Это какой-то план, правда?</text:span>– <text:span text:style-name="T403">Слотроп сосёт слюну с бархатного ворса.</text:span></text:p>
      <text:p text:style-name="P105">– <text:span text:style-name="T403">Вообще всё какой-то сговор, мэн,</text:span>– <text:span text:style-name="T403">смеётся Бодвайн.</text:span></text:p>
      <text:p text:style-name="P106">– <text:span text:style-name="T404">А да но, стрелки все смотрят в разные стороны,</text:span>– <text:span text:style-name="T404">Золанге для наглядности поигрывает руками, красноконечные пальцеуказатели.</text:span>– <text:span text:style-name="T405">Что для Слотропа новость впервые, вслух, будто <text:s/>Зона может содержать много других планов помимо сосредоточенных <text:s/>на нём… что это всё электрички и автобусные маршруты необъятной транспортной системы тут в Ракетограде, более запутанной, чем в Бостоне</text:span>— <text:span text:style-name="T406">и что проехав по любой ветке сколько нужно, зная где пересадки, держа себя минимально в руках хотя часто может казаться, 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text:span></text:p>
      <text:p text:style-name="P237">Золанге уводит Слотропа в баню, <text:span text:style-name="T407">а Бодвайн продолжает поиски своего клиента, 2</text:span><text:span text:style-name="T82">½</text:span><text:span text:style-name="T86"> бутылочки с кокаином </text:span><text:span text:style-name="T87">позвякивают и увлажняются на его голом животе под нижней рубахой. </text:span><text:span text:style-name="T88">Майор не играет ни в покер, ни в зернь, </text:span><text:span text:style-name="T89">не присутствует на представлении, в котором <text:s/>некоя Йоланда, </text:span><text:span text:style-name="T90">блондинка вся в детском масле, </text:span><text:span text:style-name="T91">танцует от стола к столу, подбирает флорины и соверены, </text:span><text:span text:style-name="T92">зачастую накалённые пламенем зажигалки какого-нибудь хохмача, цепкими губками своей пизды</text:span><text:span text:style-name="T93">—</text:span><text:span text:style-name="T92">он не пьёт, </text:span><text:span text:style-name="T96">и даже</text:span><text:span text:style-name="T92">, по свидетельству Моники, </text:span><text:span text:style-name="T94">общительной, </text:span><text:span text:style-name="T95">курящей сигары, мдам борделя Пуци в костюме из матлассе, </text:span><text:span text:style-name="T96">н</text:span><text:span text:style-name="T95">е ебётся. </text:span><text:span text:style-name="T96">Он даже не приставал к пианисту с требованием <text:s/>«Розы Сан Антонио». </text:span><text:span text:style-name="T97">Бодвину потребовалось полчаса прежде, чем наконец столкнулся </text:span><text:span text:style-name="T98">с ним, </text:span><text:span text:style-name="T99">когда тот</text:span><text:span text:style-name="T98"> вырулива</text:span><text:span text:style-name="T99">л</text:span><text:span text:style-name="T98"> через дверь-вертушку из писсуарной </text:span><text:span text:style-name="T100">на ватных ногах после противостояния с пресловутой </text:span><text:span text:style-name="T101">Eisenkröte</text:span><text:span text:style-name="T100">, известной всей Зоне как максимальный тест на мужественность, </text:span><text:span text:style-name="T103">перед которой заслуженные убийцы Капустников в чинах и медалях, а также наикрутейшие всё-похуй-</text:span><text:span text:style-name="T105">пополощу</text:span><text:span text:style-name="T103">-</text:span><text:span text:style-name="T105">перо</text:span><text:span text:style-name="T103">-кровью </text:span><text:span text:style-name="T106">беглецы из</text:span><text:span text:style-name="T103"> </text:span><text:span text:style-name="T104">самых жутких </text:span><text:span text:style-name="T106">военных тюрем Зоны, </text:span><text:span text:style-name="T107">все без разбора тушевались, млели, трусили, порой блевали, да прямо там где стояли. </text:span><text:span text:style-name="T108">Потому что это и впрямь Железная Жаба, как живая, с тысячею бородавок и, утверждают некоторые, </text:span><text:span text:style-name="T109">с лёгкой улыбочкой, в фут длиной, не более, затаившаяся на дне </text:span><text:span text:style-name="T110">смердящего задерьмованного унитаза и подключённая к Европейской Электросети через реостат </text:span><text:span text:style-name="T111">настроенный пропускать </text:span><text:span text:style-name="T112">переменные</text:span><text:span text:style-name="T111"> хотя и не летальные разряды </text:span><text:span text:style-name="T112">напряжения и тока</text:span><text:span text:style-name="T110">. </text:span><text:span text:style-name="T113">Неизвестно кто </text:span><text:span text:style-name="T115">лично </text:span><text:span text:style-name="T113">сидит за потайным реостатом </text:span><text:span text:style-name="T114">(некоторые говорят, что </text:span><text:span text:style-name="T115">э</text:span><text:span text:style-name="T114">то сам полумифический Пуци), </text:span><text:span text:style-name="T115">или же к нему встроен самодельный таймер, </text:span><text:span text:style-name="T116">потому что не каждого трахает, правда</text:span><text:span text:style-name="T93">—</text:span><text:span text:style-name="T116">можешь поссать на Жабу и хоть бы что. </text:span><text:span text:style-name="T117">Но тут не угадаешь. Достаточно часто, чтоб знали, электроток на месте</text:span><text:span text:style-name="T93">—</text:span><text:span text:style-name="T118">рейд пираньи и прыжок лосося </text:span><text:span text:style-name="T119">по отблескивающей золотом струе твоей мочи, </text:span><text:span text:style-name="T120">твой предательский мочевой пузырь с солями и кислотами, </text:span><text:span text:style-name="T121">заземляют тебя накоротко с Землёй-Матушкой, </text:span><text:span text:style-name="T122">с великим, планетарным общим котлом электронов, </text:span><text:span text:style-name="T123">сливают тебя в одно с твоим прототипом, с легендарным несчастным пьяницей, слишком пьяным, чтобы что-то понять, </text:span><text:span text:style-name="T163">поссавшим</text:span><text:span text:style-name="T123"> на </text:span><text:span text:style-name="T163">провод</text:span><text:span text:style-name="T123"> высокого напряжения </text:span><text:span text:style-name="T163">для электрички</text:span><text:span text:style-name="T123"> и испепелённым в древесный уголь,</text:span><text:span text:style-name="T121"> </text:span><text:span text:style-name="T163">во тьме</text:span><text:span text:style-name="T124"> эпилептичной ноч</text:span><text:span text:style-name="T163">и</text:span><text:span text:style-name="T124">, </text:span><text:span text:style-name="T116"><text:s/></text:span><text:span text:style-name="T125">а вопль его, да</text:span><text:span text:style-name="T163">ж</text:span><text:span text:style-name="T125">е и не </text:span><text:span text:style-name="T164">доссавшего</text:span><text:span text:style-name="T125">, </text:span><text:span text:style-name="T164">а,</text:span><text:span text:style-name="T125"> по сути, <text:s/>электричества, </text:span><text:span text:style-name="T126">ампер</text:span><text:span text:style-name="T164">ов</text:span><text:span text:style-name="T126"> </text:span><text:span text:style-name="T165">заговоривших</text:span><text:span text:style-name="T126"> </text:span><text:span text:style-name="T165">через</text:span><text:span text:style-name="T126"> его идущи</text:span><text:span text:style-name="T165">е</text:span><text:span text:style-name="T126"> вразнос капилляр</text:span><text:span text:style-name="T165">ы</text:span><text:span text:style-name="T126">, </text:span><text:span text:style-name="T127">спёкши</text:span><text:span text:style-name="T165">е</text:span><text:span text:style-name="T127">ся слишком быстро, чтоб успе</text:span><text:span text:style-name="T165">ть</text:span><text:span text:style-name="T127"> </text:span><text:span text:style-name="T165">сказать своё</text:span><text:span text:style-name="T127">, объявить о своём освобождении от молчания, </text:span><text:span text:style-name="T128">никто всё равно </text:span><text:span text:style-name="T165">и </text:span><text:span text:style-name="T128">не слушал,</text:span><text:span text:style-name="T126"> </text:span><text:span text:style-name="T129">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text:span><text:span text:style-name="T130">нимбе вокруг уличного фонаря, </text:span><text:span text:style-name="T131">с его шеей </text:span><text:span text:style-name="T165">расслаблявшейся</text:span><text:span text:style-name="T131"> и тверде</text:span><text:span text:style-name="T165">вшей</text:span><text:span text:style-name="T131"> по ходу снов, </text:span><text:span text:style-name="T132">а может то просто кошачья ебля, церко</text:span><text:span text:style-name="T133">в</text:span><text:span text:style-name="T132">ный колокол под порывом ветра, </text:span><text:span text:style-name="T133">окно разбилось, не понять </text:span><text:span text:style-name="T165">даже </text:span><text:span text:style-name="T133">в какой стороне, </text:span><text:span text:style-name="T134"><text:s/>и не </text:span><text:span text:style-name="T165">вс</text:span><text:span text:style-name="T134">тревожи</text:span><text:span text:style-name="T165">ло</text:span><text:span text:style-name="T134">, сменивши</text:span><text:span text:style-name="T165">еся</text:span><text:span text:style-name="T134"> быстро всё той же </text:span><text:span text:style-name="T165">давней</text:span><text:span text:style-name="T134">, угольный газ </text:span><text:span text:style-name="T135">и Лизол,</text:span><text:span text:style-name="T134"> тишью. </text:span><text:span text:style-name="T135">А кто-то ещё находит его на следующее утро. </text:span><text:span text:style-name="T136">Или можешь найти ты в любую ночь у Пуци, если хватит мужества пойти поссать </text:span><text:span text:style-name="T165">там </text:span><text:span text:style-name="T136">на ту Жабу. </text:span><text:span text:style-name="T137">Майор на этот раз отделался лишь лёгкой встряской </text:span><text:span text:style-name="T138">и пребывает в самодовольном расположении духа.</text:span></text:p>
      <text:p text:style-name="P276"><text:soft-page-break/>– <text:span text:style-name="T408">Эт’ х’соска с корявой рожей во всю старалась,</text:span>– <text:span text:style-name="T408">забросив руку вокруг шеи Бодвайна,</text:span>– <text:span text:style-name="T408">да ток’о зря сёдни сибе жопу надырвала.</text:span></text:p>
      <text:p text:style-name="P107">– <text:span text:style-name="T408">Достал вам «снежку», майор Марви. Пол бутылки недостача, звиняюсь, то всё что было.</text:span></text:p>
      <text:p text:style-name="P108">– <text:span text:style-name="T409">’сё нормалёк, моряк зна’ каки’ привычки в бальшинсте носов между тут и Висбаденом, те х’сосы и три </text:span><text:span text:style-name="T63">тонны</text:span><text:span text:style-name="T409"> в день принюшат.</text:span>– <text:span text:style-name="T410">Он расплачивается с Бодвайном по полной, отклонив предложение удержать за нехватку.</text:span>– <text:span text:style-name="T411">Щитай за падарачек, карифан, так Двайн Марви делаит дела. </text:span><text:span text:style-name="T64">Бля</text:span><text:span text:style-name="T411">, та стара жаба падбадрила мой канец. Бля, я б ща засадил какой ни то простипомачке. Эй! Кор</text:span><text:span text:style-name="T218">а́</text:span><text:span text:style-name="T411">бельный, ’де тута найти сибе пиздёнку?</text:span></text:p>
      <text:p text:style-name="P238">Моряк показывает как подняться в бордель наверху. <text:span text:style-name="T412">Они заводят тебя типа в частную парную баню сперва, можешь ебтись там, если охота, никакой сверхоплаты. Мадама—эй! ха! ха! <text:s/>смотрится как лесба с той её сигарой среди рожи! подымает <text:s/>бровь на Марви, когда он ей говорит, что хочет негру, но потом прикидывает, что может предоставить одну.</text:span></text:p>
      <text:p text:style-name="P109">– <text:span text:style-name="T413">Тут не Дом Объединённых Наций, но мы стремимся к разнообразности,</text:span>– <text:span text:style-name="T413">пробегая черепаховым концом мундштука её сигары по списку персонала.</text:span>– <text:span text:style-name="T413">Сандра занята на данный момент. У неё показ. А пока что, вот наша великолепная Мануэла составит вам компанию.</text:span></text:p>
      <text:p text:style-name="P239">На Мануэле только лишь высокий гребень и мантилья чёрного кружева, <text:span text:style-name="T414">тене-цветы спадают до её бедёр, профессиональная улыбка толстяку Американцу, что уже начал возиться с пуговицами своей униформы.</text:span></text:p>
      <text:p text:style-name="P110">– <text:span text:style-name="T415">Опаньки-мопаньки! Эй, на крепко подзагорелая. Чё не? У вас тут маненька есть Мехикана, дарагуша? Ты </text:span><text:span text:style-name="T65">sabe español? </text:span><text:span text:style-name="T416">Ты</text:span><text:span text:style-name="T66"> sabe </text:span><text:span text:style-name="T416">ебли-мебли?</text:span></text:p>
      <text:p text:style-name="P111">– <text:span text:style-name="T2">Si</text:span>,– <text:span text:style-name="T417">решая сегодня быть из Ливана,</text:span>– <text:span text:style-name="T418">я испанка. Из Валенсии.</text:span></text:p>
      <text:p text:style-name="P112">– <text:span text:style-name="T419">Вал-ен-сия,</text:span>– <text:s/><text:span text:style-name="T419">напевает майор Марви популярную песню того же наименования,</text:span>– <text:span text:style-name="T2">Señorita, fucky-fucky, sucky-sucky sixty-ni-i-ine, la-lalala la-la la-la laaa…</text:span>–<text:span text:style-name="T2"> </text:span><text:span text:style-name="T420">делает с нею пару па тустепа вокруг строго центра ожидающей мадам.</text:span></text:p>
      <text:p text:style-name="P240">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text:span text:style-name="T421">для остальной</text:span> Испании. <text:span text:style-name="T422">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text:s/>дома под вечер…. </text:span><text:span text:style-name="T67">Ya salimos de España. . . . Pa’ luchar en otros frentes, ay, </text:span><text:span text:style-name="T2">Manuela, ay, Manuela. . . .</text:span></text:p>
      <text:p text:style-name="P241">Она вешает его форму аккуратно в шкафчик и следует за своим уловом в жаркий, <text:s/>яркий пар, <text:span text:style-name="T423">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величина тут под землёй утрачивает смысл—комната может быть любого размера, с целый город <text:s/>шириной,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text:span></text:p>
      <text:p text:style-name="P113">– <text:span text:style-name="T424">Аааххх, чёрт горячая,</text:span>– <text:span text:style-name="T424">Марви оплывает жирно вниз, скользкий от пота, через кафельный край в ароматную воду, ногти на ногах, обрезанные прямиком по Армейски, уходят под неё последними.</text:span>– <text:span text:style-name="T68">Давай</text:span><text:span text:style-name="T425">, все в бассейн,</text:span>– <text:span text:style-name="T426">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text:span text:style-name="T69">шлёп</text:span><text:span text:style-name="T426">, сделать ему побольнее, надеется она. Но он лишь снова хохочет, громко взгорячась теплом и плавучестью и </text:span><text:soft-page-break/><text:span text:style-name="T426">звуками окружения</text:span>—<text:span text:style-name="T427">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снах о доме.</text:span></text:p>
      <text:p text:style-name="P242">Ну, эт<text:span text:style-name="T409">’ </text:span>путём, <text:span text:style-name="T428">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ятье Сандры, которое ей так хочется, слова 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text:span></text:p>
      <text:p text:style-name="P243">Голоса посреди пара. <text:span text:style-name="T429">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text:span></text:p>
      <text:p text:style-name="P114">– <text:span text:style-name="T430">Облава,</text:span>– <text:span text:style-name="T430">голос на ходу мимо.</text:span>– <text:span text:style-name="T430">ВэПэшники</text:span><text:span text:style-name="T431">,</text:span>– <text:span text:style-name="T430">верещит кто-то ещё.</text:span></text:p>
      <text:p text:style-name="P115">– <text:span text:style-name="T432">Гааахх!</text:span>– <text:s/><text:span text:style-name="T432">вскрикивает майор Марви, который только что вспомнил о наличии 2</text:span><text:span text:style-name="T83">½</text:span><text:span text:style-name="T139"> бутылок кокаина в кармане его формы. </text:span><text:span text:style-name="T140">Он переворачивается, по-моржовьи тяжко, </text:span><text:span text:style-name="T141">Мануэла соскальзывает прочь с его обмякшего нервного члена, </text:span><text:span text:style-name="T142">едва ли возбужд</text:span><text:span text:style-name="T143">е</text:span><text:span text:style-name="T142">на, но достаточно профессиональна, чтобы вычислить, что цена включает невнятные </text:span><text:span text:style-name="T102">puto</text:span><text:span text:style-name="T142"> и </text:span><text:span text:style-name="T102">sinvergüenza</text:span><text:span text:style-name="T142"> </text:span><text:span text:style-name="T143">теперь. Выбираясь из воды, оскальзываясь по облицовке, </text:span><text:span text:style-name="T144">Двайн Марви, замыкающим, </text:span><text:span text:style-name="T145">заскакивает в холодную как лёд раздевалку </text:span><text:span text:style-name="T146">обнаружить, что купальщики все посмывались, </text:span><text:span text:style-name="T147">шкафчики мертвецки пусты за исключением </text:span><text:span text:style-name="T148">одного разноцветного чего-то из бархата.</text:span><text:span text:style-name="T85">– </text:span><text:span text:style-name="T149">А где моя форма?</text:span><text:span text:style-name="T85">– </text:span><text:span text:style-name="T149">топает в пол, кулаки упёрты по бокам, лицо очень красное.</text:span><text:span text:style-name="T85">– </text:span><text:span text:style-name="T150">Ах вы ублюдки безматерные!</text:span><text:span text:style-name="T85">– </text:span><text:span text:style-name="T150">После чего швыряет несколько бутылок и пепельниц, разбивает два окна, </text:span><text:span text:style-name="T151">бодает стену декоративной стойкой для зонтиков, </text:span><text:span text:style-name="T152">чувствуя, что </text:span><text:span text:style-name="T154">сознание проясняется</text:span><text:span text:style-name="T152">. </text:span><text:span text:style-name="T153">Он слышит солдатски</text:span><text:span text:style-name="T154">е </text:span><text:span text:style-name="T153">ботинки, что грохочут над головой и в соседних комнатах, </text:span><text:span text:style-name="T154">девушки визжат, пластинка фонографа трахнута, чтоб заглохла. </text:span></text:p>
      <text:p text:style-name="P244">Он проверяет этот бархатный или плюшевый прикид, <text:span text:style-name="T433">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text:span></text:p>
      <text:p text:style-name="P116">– <text:span text:style-name="T434">А вот и наша беглая свинья, джентльмены,</text:span>– <text:span text:style-name="T434">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text:span></text:p>
      <text:p text:style-name="P117">– <text:span text:style-name="T435">Хорошо. Доктор Мафидж ждёт в машине скорой помощи, и нам потребуется пара ваших ребят, сержант, пока всё сладится.</text:span></text:p>
      <text:p text:style-name="P118">– <text:span text:style-name="T436">Конечно, сэр,</text:span>– <text:span text:style-name="T436">Запястья, расслабленные паром и комфортом, умело заведены ему за спину, прежде чем успел разбушеваться и начать орать на них</text:span>—<text:span text:style-name="T437">холод стали, стискивающий словно номер телефона набранный посреди ночи, без малейшей к чёрту надежды, что трубку вообще поднимут….</text:span></text:p>
      <text:p text:style-name="P119"><text:soft-page-break/>– <text:s/><text:span text:style-name="T438">Чёрт побери,</text:span>– <text:s/><text:span text:style-name="T439">заводится он наконец, маска заглушает голос, отдаёт эхом от которого больно ушам,</text:span>– <text:s/><text:span text:style-name="T440">да что на вас нашло, а?</text:span></text:p>
      <text:p text:style-name="P245">Да вы знаете кто я такой?</text:p>
      <text:p text:style-name="P246">Но, ой-ой, минуточку-минутку<text:span text:style-name="T1">—если у них его форма, удостоверение Марви и кокаин в карманах по соседству, может это не слишком крутая идея говорить им кто он пока что.…</text:span></text:p>
      <text:p text:style-name="P137">– Лейтенант Слотроп, по всей видимости. Пройдёмте с нами.</text:p>
      <text:p text:style-name="P258">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text:p>
      <text:p text:style-name="P247">Его выводят за двери в ожидающую машину скорой помощи. <text:span text:style-name="T441">Бородатый водитель лишь мельком <text:s/>через плечо оглядывается на него. Прежде, чем он надумал сопротивляться, другой гражданский и ВэПэшники быстро пристегнули <text:s/>колени Марви и грудь его к носилкам.</text:span></text:p>
      <text:p text:style-name="P248">Притормозили возле Армейского грузовика отпустить тех ВэПэшников. <text:span text:style-name="T442">Потом едут дальше. В сторону Каксэвена. Марви думает. Ничего кроме ночи, смягчённой луной черноты за окном. Непонятно….</text:span></text:p>
      <text:p text:style-name="P120">– <text:span text:style-name="T443">Успокоительно сейчас?</text:span>– <text:span text:style-name="T443">Пиковый Туз сгибается рядом с ним, подсвечивая карманным фонариком ампулы в своей сумке, позвякивает шприцами и иглами.</text:span></text:p>
      <text:p text:style-name="P121">– <text:span text:style-name="T444">Угу. Мы почти на месте.</text:span></text:p>
      <text:p text:style-name="P122">– <text:span text:style-name="T445">Не понимаю, почему они не могут предоставить нам место в госпитале для этого.</text:span></text:p>
      <text:p text:style-name="P249">Водитель смеётся: «О, да, уж <text:span text:style-name="T2">это</text:span> мне понятно». </text:p>
      <text:p text:style-name="P250">Наполняя шприц медленно: «<text:span text:style-name="T446">Ну, у нас ведь приказ… То есть ничего такого—</text:span></text:p>
      <text:p text:style-name="P123">– <text:span text:style-name="T70">Дружище</text:span><text:span text:style-name="T447">, это не самая респектабельная операция.</text:span></text:p>
      <text:p text:style-name="P124">– <text:span text:style-name="T448">Эй,</text:span>– <text:span text:style-name="T449">майор Марви пытается поднять голову.</text:span>– <text:s/><text:span text:style-name="T449">Операция? Что за дела, парень?</text:span></text:p>
      <text:p text:style-name="P125">– <text:s/><text:span text:style-name="T449">Тшш,</text:span>– <text:span text:style-name="T450">отдирая часть рукава костюма свиньи обнажить руку Марви.</text:span></text:p>
      <text:p text:style-name="P126">– <text:span text:style-name="T451">Никаких мне уколов...</text:span>– <text:span text:style-name="T451">но та уже в вене и выпускает дозу пока человек старается его успокоить,</text:span>– <text:s/><text:span text:style-name="T452">говорю ж вы взяли не того.</text:span></text:p>
      <text:p text:style-name="P126">– <text:span text:style-name="T452">Конечно, лейтенуша.</text:span></text:p>
      <text:p text:style-name="P127">– <text:span text:style-name="T452">Эй, эй, эй. Нет. Не я, я майор.</text:span>– <text:span text:style-name="T452">Ему бы тут повыразительнее, с большей убеждённостью. Может это эта х’сосная маска мешает. Только он может слышать свой голос, теперь что отдаётся полностью к нему, тусклее, металлический… им его не слышно.</text:span>– <text:span text:style-name="T453">Я майор Двайн Марви.</text:span>– <text:s/><text:span text:style-name="T454">Они не верят ему. Не верят его имени. Даже </text:span><text:span text:style-name="T71">имени его не</text:span><text:span text:style-name="T454">….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я вопить теперь что есть мочи, без слов, только крики, насколько позволят ремни поперёк груди.</text:span></text:p>
      <text:p text:style-name="P128">– <text:span text:style-name="T455">Да жалко же,</text:span>– <text:span text:style-name="T455">вздыхает водитель.</text:span>– <text:span text:style-name="T455">Не можешь заткнуть его, Спонтун?</text:span></text:p>
      <text:p text:style-name="P251">Спонтун уже сорвал маску свиньи, и заменяет её сейчас <text:span text:style-name="T456">марлевой, которую удерживает одной рукой, капая эфир второю, когда мятущаяся голова даёт возможность: «Пойнтсмен <text:s/>утратил свои чувства,– считает он нужным сказать, раздражённый вне всякого терпения,– если называет это «тихой невозмутимостью».</text:span></text:p>
      <text:p text:style-name="P129">– <text:span text:style-name="T457">Ладно, мы уже на берегу. Никого не видно.</text:span>– <text:span text:style-name="T458">Мафидж подъезжает к воде, песок <text:s/>твёрд ровно настолько, чтобы удержать машину «скорой», всё очень бело от месяца в зените… совершенная заиндевелость….</text:span></text:p>
      <text:p text:style-name="P130">– <text:span text:style-name="T459">О,</text:span>– <text:span text:style-name="T459">Марви стонет,</text:span>– <text:span text:style-name="T460">О, ёб твою. О, нет. О, Господи,</text:span>– <text:span text:style-name="T461">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text:span></text:p>
      <text:p text:style-name="P131">– <text:span text:style-name="T462">Времени предостаточно,</text:span>– <text:span text:style-name="T463">Мафидж взглядывает на свои часы.</text:span>– <text:span text:style-name="T464">Успеем на С-47 в час ночи. Они сказали что могут немного подождать нас.</text:span>– <text:span text:style-name="T465">Вздыхают с облегчением, прежде чем приняться за своё дело.</text:span></text:p>
      <text:p text:style-name="P132"><text:soft-page-break/>– <text:span text:style-name="T465">Но связи у того человека,</text:span>– <text:span text:style-name="T466">Спонтун покачивает головой, вынимая инструменты из раствора дезинфекции, и раскладывая их на стерильную ткань рядом с носилками.</text:span>– <text:span text:style-name="T467">О-ё-ёй. Будем надеяться он никогда не начнёт жизнь преступника, а?</text:span></text:p>
      <text:p text:style-name="P133">– <text:span text:style-name="T468">Ёб,</text:span>– <text:span text:style-name="T468">стонет майор Марви чуть слышно,</text:span>– <text:span text:style-name="T468">о, ёб меня, пжалста…</text:span></text:p>
      <text:p text:style-name="P252">Они оба протёрли руки, одели маски и резиновые перчатки. <text:span text:style-name="T469">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ом, от всё что он оставил по себе.</text:span></text:p>
      <text:p text:style-name="P253">Это простая процедура. <text:span text:style-name="T470">Промежность бархатного костюма содрана. Мафидж решаетт обойтись без бритья мошонки. Он смазывает её сперва йодом, потом притискивает по очереди ка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г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text:span></text:p>
      <text:p text:style-name="P134">– <text:span text:style-name="T471">Сувениры для Пойнтсмна,</text:span>– <text:span text:style-name="T471">Мафидж вздыхает, сдёргивая хирургические перчатки.</text:span>– <text:span text:style-name="T472">Сделай ещё укол. Будет лучше если <text:s/>поспит и кто-нибудь в Лондоне объяснит ему это.</text:span></text:p>
      <text:p text:style-name="P254">Мафидж заводит мотор, делает полукруг и направляется <text:span text:style-name="T473">обратно к дороге, необъятное море спокойно лежит позади.</text:span></text:p>
      <text:p text:style-name="P255">А у Пуци, Слотроп свернулся калачиком <text:span text:style-name="T474">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text:span></text:p>
      <text:p text:style-name="P256">А «Золанге», как ни странно, тоже снится Бианка, <text:span text:style-name="T475">хотя в несколько ином аспекте: это её собственное дитя, Ильзе, что едет заблудившись в Зоне на длинном товарном поезде, который кажется никогда не остановится.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укрытие, там в событиях этого блуждающего Смирения, которое никогда не угасить до конца, пара меленьких шансов на милосердие….</text:span></text:p>
      <text:p text:style-name="P256"><text:span text:style-name="T476">Наверху, некто Мёльнер, с чемоданом полным его ночных сокровищ—униформа и документы Американского майора, 2</text:span><text:span text:style-name="T84">½</text:span><text:span text:style-name="T155"> </text:span><text:span text:style-name="T156">унции кокаина—</text:span><text:span text:style-name="T157">объясняет мохнато</text:span><text:span text:style-name="T162">м</text:span><text:span text:style-name="T157">у Американскому </text:span><text:span text:style-name="T162">моряку</text:span><text:span text:style-name="T157">, </text:span><text:span text:style-name="T158">что Герр фон Гёль очень занятой человек, </text:span><text:span text:style-name="T159">занят бизнесом на севере,н</text:span><text:span text:style-name="T162">а</text:span><text:span text:style-name="T159">сколько ему известно, </text:span><text:span text:style-name="T160">и не поручал ему привозить в Каксэвен никаких документов, никаких отставок, </text:span><text:span text:style-name="T161">паспортов—ничего. </text:span><text:span text:style-name="T162">Он сожалеет. Возможно друг моряка ошибся.</text:span><text:span text:style-name="T476"> Возможно также, что это лишь временная задержка. Разумеется, для подделок нужно время.</text:span></text:p>
      <text:p text:style-name="P257">Бодайн наблюдает его отбытие, не зная что в чемодане. <text:span text:style-name="T477">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text:span></text:p>
      <text:p text:style-name="P135">– <text:span text:style-name="T478">Хмм,</text:span>– <text:s/><text:span text:style-name="T478">грит Моряк Бодвайн.</text:span></text:p>
      <text:p text:style-name="P136">– <text:span text:style-name="T479">И между прочим, это было только по </text:span><text:span text:style-name="T72">десять</text:span><text:span text:style-name="T479"> центов в Битве за Бельгию.</text:span></text:p>
      <text:p text:style-name="P136"><draw:frame draw:style-name="fr1" draw:name="Image7" text:anchor-type="paragraph" svg:width="6.9252in" svg:height="0.3661in" draw:z-index="2"><draw:image xlink:href="Pictures/1000000000000B720000009B428C9716555D8079.png" xlink:type="simple" xlink:show="embed" xlink:actuate="onLoad" loext:mime-type="image/png"/></draw:frame></text:p>
      <text:p text:style-name="P259"><text:soft-page-break/>Итак: он отследил батарею Вайсмана <text:span text:style-name="T546">из Голландии</text:span>, через солёные топи, <text:span text:style-name="T546">волчьи бобы и коровьи кости, чтобы найти </text:span><text:span text:style-name="T73">это</text:span><text:span text:style-name="T480">.</text:span> <text:span text:style-name="T481">К счастью он без предрассудков. Иначе принял бы это за пророческое видение. Этому, конечно, есть совершенно рациональное объяснение, но Чичерин никогда не читал <text:s/></text:span><text:span text:style-name="T74">Martín Fierro.</text:span></text:p>
      <text:p text:style-name="P260">Он следит из своего временного командного пункта в рощице можжевельника на невысоком холме. <text:span text:style-name="T482">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сходка противоположностей, что просигналила его собственное приближение к Кыргызскому Свету. О чём сигналит на этот раз?</text:span></text:p>
      <text:p text:style-name="P261">У него над головой небо в полосах и твёрдое словно мрамор. <text:span text:style-name="T483">Он знает. Вайсман вмонтировал S-Gerät и произвёл запуск 00000 откуда-то неподалёку. Енцин не может отстать на много. Это случится тут.</text:span></text:p>
      <text:p text:style-name="P262">Но ему нужно выждать. <text:span text:style-name="T484">Когда-то это было бы невыносимым. Однако, после того как майор Марви пропал из виду, Чичерин стал поосторожней. Марви был ключевым лицом. В Зоне есть <text:s/>противодействующая сила. Кто был тот Советский разведчик, что промелькнул перед самым фиаско на просеке? Кто предупредил </text:span><text:span text:style-name="T75">Schwarzkommando</text:span><text:span text:style-name="T484"> о предстоящем рейде? Кто убрал Марви? </text:span></text:p>
      <text:p text:style-name="P263">Он очень старался не поверить в Ракетный картель. <text:span text:style-name="T485">После озарения в ту ночь, Марви в хлам, Чиклиц декламирует оды достоинствам Герберта Гувера, <text:s/>Чичерин искал доказательств. Герхардт фон Гёль с его корпоративным спрутом стиснувшим всё до последне мелочи пригодной для обмену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text:span></text:p>
      <text:p text:style-name="P264">Он тоже <text:span text:style-name="T486">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text:span><text:span text:style-name="T219">о́</text:span><text:span text:style-name="T486">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text:span></text:p>
      <text:p text:style-name="P138">– <text:span text:style-name="T487">Ты в курсе что происходит?</text:span></text:p>
      <text:p text:style-name="P265">Мравенко засмеялся: «А кто вообще в курсе? Молотов не докладывает Вышинскому. <text:span text:style-name="T488">Но они кое-что о тебе знают. Помнишь Кыргызский Свет? Ну, ещё бы. Так они узнали об этом. </text:span><text:span text:style-name="T76">Я</text:span><text:span text:style-name="T488"> ничего не говорил, но кого-то нашли».</text:span></text:p>
      <text:p text:style-name="P139">– <text:span text:style-name="T489">Старая история. К чему теперь подымать?</text:span></text:p>
      <text:p text:style-name="P140">– <text:span text:style-name="T490">Тебя считают «полезным»,</text:span>– <text:span text:style-name="T491">сказал Мравенко.</text:span></text:p>
      <text:p text:style-name="P266">Они посмотрели друг на друга, тут, долгим взгляом. <text:span text:style-name="T492">Это была мёртвая тишина. Полезность заканчивается здесь так же быстро, как и реляция. Мравенко боялся и не совсем лишь полностью за одного Чичерина, к тому же.</text:span></text:p>
      <text:p text:style-name="P141">– <text:span text:style-name="T493">Как бы ты поступил, Мравенко?</text:span></text:p>
      <text:p text:style-name="P142">– <text:span text:style-name="T493">Постарайся не быть слишком полезным. Они тоже не совершенство.</text:span>– <text:span text:style-name="T494">Оба знали, что это сказано в утешение, и не слишком-то действует.</text:span>– <text:span text:style-name="T495">Им не доходит что </text:span><text:span text:style-name="T77">делает</text:span><text:span text:style-name="T495"> тебя полезным. </text:span><text:soft-page-break/><text:span text:style-name="T495">Просто исходят из статистики. Не думаю, что по их расчётам ты мог пережить Войну. Когда ты выжил, им пришлось присмотреться к тебе повнимательней.</text:span></text:p>
      <text:p text:style-name="P143">– <text:span text:style-name="T496">Может я и это переживу, тоже.</text:span>– <text:span text:style-name="T496">Вот когда ему пришла мысль полететь в Москву. Но примерно в то же время пришло ообщение, что батарею Вайсмана невозможно отследить дальше Хита. И возрождённая надежда встретить Енцина остановила его отлёт</text:span>—<text:span text:style-name="T497">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text:span></text:p>
      <text:p text:style-name="P267">Горизонт всё ещё чист: весь день такой. <text:span text:style-name="T498">Кипарисо-подобные можжевельники стоят в заржавелых маревах удалённостей недвижимо, как памятники. Первые пурпурные цвветы показываются на вереске. Это не полный дел покой позднего лета, но покой кладбища. Среди доисторических Германских племён этим и была эта страна: земли мёртвых.</text:span></text:p>
      <text:p text:style-name="P268">Дюжина национальностей, в одежде Аргентинских <text:span text:style-name="T2">estancieros</text:span>, толпятся вокруг интенданта суповой кухни. <text:span text:style-name="T499">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text:s/>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щкалы времени. Эта шкала у камней намного протяжённее. «Мы имеем <text:s/>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ому среди не верящих в Разумные Камни, что история, как она наложена на мир, <text:s/>является всего лишь фрагментом, внешним-и-видимым фрагментом. Что мы должны также приглядываться к несказанному, к молчанию вокруг нас, к прохождению каждой скалы, что подвернётся—к эонам его истории под <text:s/>долгим женственным упорством воды и воздуха (кто явится, раз или два в столетие, щёлкнуть шторкой?), до самых низин где ваши пути, человечьи и минеральные, скорее всего пересекутся….</text:span></text:p>
      <text:p text:style-name="P269"><text:span text:style-name="T500">Грасиэла Имаго Порталес, тёмные волосы разделены на прямой пробор и зачесаны отт её лба, в длинной чёрной юбке для верховой езды и в чёрных сапогах, сидит, тасует карты, подкладывает себе фла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тютелька-в-тютельку: она догадалась с первого раза как он её 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перепетии, <text:s/>всякие а-ч</text:span><text:span text:style-name="T502">то-</text:span><text:span text:style-name="T503">было-бы-если-б</text:span><text:span text:style-name="T504">—</text:span><text:span text:style-name="T505">только то, что есть, карты сданные ему тем, что он называет Шансом, </text:span><text:span text:style-name="T506">а у Грасиэлы имя этому Бог</text:span><text:span text:style-name="T500">.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text:span><text:soft-page-break/><text:span text:style-name="T500">тонкую оболочку алкоголя и оптимизма понять на самом деле насколько ей нужны остальные, как мало толку, без поддержки, было бы от неё.</text:span></text:p>
      <text:p text:style-name="P270">Съёмочные площадки для предстоящего фильма помогают отчасти. <text:span text:style-name="T545">Строения астоящие, а не фальшивый фасад для вида. В боличе запас настоящего спиртного, в пульперии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фантазиями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text:s/>стали подданными быстротечно <text:s/>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лок в Мекленбурге захватили армейские псы, Доберманы и Шеперды, в каждом выработан рефлекс убить любого из людей как только увидят кроме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це гамбургеры, коробки с конфетами. Трупы жителей прилегающих деревень, а также рьян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text:span><text:span text:style-name="T507">принеси-</text:span><text:span text:style-name="T508">палку. </text:span><text:span text:style-name="T509">Где он теперь? </text:span><text:span text:style-name="T510">Почему он особенный для кого-то, но не для остальных?</text:span></text:p>
      <text:p text:style-name="P271"><text:span text:style-name="T510">И</text:span><text:span text:style-name="T501">меется вероятность, среди псов, покуда что латентная так как никто </text:span><text:span text:style-name="T511">не проверял всерьёз, </text:span><text:span text:style-name="T512">кристаллизации по сектам, каждая вокруг образа своего тренера. </text:span><text:span text:style-name="T513">Изучение осуществимости, фактически, идёт уже сейчас на уровне штабов </text:span><text:span text:style-name="T514">Большой Пятёрки, </text:span><text:span text:style-name="T515">с тем чтобы разыскать изначальных тренеров, </text:span><text:span text:style-name="T516">и запустить кристаллизацию. </text:span><text:span text:style-name="T517">Какая-то секта может попытаться защитить </text:span><text:span text:style-name="T518">их тренера от нападения остальных. При</text:span><text:span text:style-name="T519"> правильных установках и приемле</text:span><text:span text:style-name="T520">м</text:span><text:span text:style-name="T519">ой цифре потерь тренеров, </text:span><text:span text:style-name="T520">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text:span><text:span text:style-name="T522">ё</text:span><text:span text:style-name="T520">н небольшой кабинет </text:span><text:span text:style-name="T521">в <text:s/>Доме Двенадцать, остальная площадь отошла агентству по изучении опций национализации угля и стали—</text:span><text:span text:style-name="T522">доставшийся ему скорее всего из симпатии, чем по какой-то иной причине. </text:span><text:span text:style-name="T523">После кастрации майора Марви, Пойнтсмен пребывает в официальной опале. </text:span><text:span text:style-name="T524">Клайв Мосмун и сэр Маркус Скамони сидят в их клубе, среди списанных </text:span><text:soft-page-break/><text:span text:style-name="T524">старых номеров </text:span><text:span text:style-name="T525">Бритиш Пластикс, </text:span><text:span text:style-name="T528">пьют излюбленный рыцарем </text:span><text:span text:style-name="T526">Quimporto</text:span><text:span text:style-name="T528">—причудливую довоенную микстуру из хинина, говяжьего чая и портвейна—</text:span><text:span text:style-name="T529">с капелькой кока-колы и чищеного лука. </text:span><text:span text:style-name="T530">Для видимости встреча назначена для доработки планов </text:span><text:span text:style-name="T531">по Послевоенному Поливинил Хлоридному Плащу, </text:span><text:span text:style-name="T532">источнику большой корпоративной потехи нынче («Представьте выражение лица несчастного ублюдка, </text:span><text:span text:style-name="T533">когда весь </text:span><text:span text:style-name="T527">рукав</text:span><text:span text:style-name="T533"> целиком сваливается с плеча</text:span><text:span text:style-name="T504">—»</text:span><text:span text:style-name="T528"> «</text:span><text:span text:style-name="T534">И-или как насчсёт вмешать что-то, чтоб растворялся под дождём?»). </text:span><text:span text:style-name="T535">Но Мосмун </text:span><text:span text:style-name="T536">и вправду хочет поговорить о Пойнтсмене: «</text:span><text:span text:style-name="T537">Как нам быть с Пойтсменом?»</text:span></text:p>
      <text:p text:style-name="P144"><text:span text:style-name="T537">– </text:span><text:span text:style-name="T538">Мне попались такие прелестные сапожки на Портобелло-Роуд,</text:span><text:span text:style-name="T501">– <text:s/></text:span><text:span text:style-name="T539">возвещает сэр Маркус, </text:span><text:span text:style-name="T540">которого всегда трудно </text:span><text:span text:style-name="T541">подвести к обсуждению</text:span><text:span text:style-name="T540"> дел</text:span><text:span text:style-name="T541">а.</text:span><text:span text:style-name="T501">– </text:span><text:span text:style-name="T542">На тебе будут смотреться изумительно. </text:span><text:span text:style-name="T543">Кроваво-красный Кордован </text:span><text:span text:style-name="T544">до середины твоих ляжек. Твоих голых ляжек.</text:span></text:p>
      <text:p text:style-name="P145">– <text:span text:style-name="T547">Мы попробуем,</text:span>– <text:span text:style-name="T547">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text:span></text:p>
      <text:p text:style-name="P145">– <text:span text:style-name="T548">О, </text:span><text:span text:style-name="T78">собачник</text:span><text:span text:style-name="T548">. Слушай, ты когда-нибудь подумывал о Сенбернаре? Здоровенные мохнатые милашки.</text:span></text:p>
      <text:p text:style-name="P146">–<text:span text:style-name="T548"> При случае,</text:span>– <text:span text:style-name="T549">Клайв не отстаёт,</text:span>– <text:span text:style-name="T549">но я больше думаю о Пойнтсмене.</text:span></text:p>
      <text:p text:style-name="P147">– <text:span text:style-name="T550">Он не твой сорт, дорогуша. Совсем нет. И он справляется, бедняга.</text:span></text:p>
      <text:p text:style-name="P148">– <text:span text:style-name="T551">Сэр Маркус,</text:span>– <text:span text:style-name="T551">последняя надежда, обычно гибкий рыцарь настаивает, чтобы его именовали Анжеликой, и похоже уже не осталось иного способа привлечь его внимание,</text:span>–<text:span text:style-name="T551"> если этот спектакль накроется, мы станем свидетелями национального кризиса. Эти Рыжие Групперы суют нос в мой почтовый ящик день и ночь...</text:span></text:p>
      <text:p text:style-name="P149">– <text:span text:style-name="T552">Мм. Я бы тоже хотел сунуть в твой ящик, Клайвичек</text:span>—</text:p>
      <text:p text:style-name="P150">–… <text:span text:style-name="T553">и Комитет 1922 лезет в окна. Брендан и Бивербрук </text:span><text:span text:style-name="T79">продолжают</text:span><text:span text:style-name="T553">, знаешь ли, как ни в чём ни бывало, будто эти выборы не состоялись даже</text:span>—</text:p>
      <text:p text:style-name="P151">– <text:span text:style-name="T554">Милый друг,</text:span>– <text:span text:style-name="T554">с ангельской улыбкой,</text:span>– <text:span text:style-name="T554">не </text:span><text:span text:style-name="T80">будет</text:span><text:span text:style-name="T554"> никакого кризиса. Лейбористы хотят задержать Американца не меньше нашего. Мы послали его погубить чёрный,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text:span><text:span text:style-name="T80">будет</text:span><text:span text:style-name="T554"> какое-то время. У нас есть Армия, когда наступает время. Слотроп был неплохой попыткой умеренного решения, но в завершение это всегда Армия, не так ли?</text:span></text:p>
      <text:p text:style-name="P152">– <text:span text:style-name="T555">Откуда у тебя такая уверенность будто Американцы посмотрят на это сквозь пальцы?</text:span></text:p>
      <text:p text:style-name="P272">Долгое противное хихиканье: «Клайв, ты такой малыш. <text:span text:style-name="T556">Ты не знаешь Американцев. А я знаю. Мне приходится иметь с ними дело. Они захотят убедиться как мы разобрались с </text:span><text:span text:style-name="T81">нашими</text:span><text:span text:style-name="T556"> чёрными скотинками—о, Боже, </text:span><text:span text:style-name="T81">ex Africa semper aliquid novi</text:span><text:span text:style-name="T556">, они такие большие, такие </text:span><text:span text:style-name="T81">сильные</text:span><text:span text:style-name="T556">—прежде чем попробуют на своих, э-э, целевых группах. Они могут </text:span><text:span text:style-name="T81">наговорить</text:span><text:span text:style-name="T556"> массу грубостей, если мы подведём, но до санкций не дойдёт.</text:span></text:p>
      <text:p text:style-name="P153">– <text:span text:style-name="T557">А мы подведём?</text:span></text:p>
      <text:p text:style-name="P153">– <text:span text:style-name="T557">Мы все подводим,</text:span>– <text:span text:style-name="T557">сэр Маркус охорашивает свои кудряшки,</text:span>– <text:span text:style-name="T557">но Дело никогда.</text:span></text:p>
      <text:p text:style-name="P273">Да. Клайв Мосмун чувствует себя на подъёме, <text:span text:style-name="T558">словно из трясины тривиальных срывов, политических опасений, денежных проблем: очутился на здравом побережьи Дела, где под ногами только твердь, где «я» всего лишь мелкий потакающий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text:s/>фантазии. Ни радости, ни истинной отдачи. У каждого из нас своё место, а жильцы приходятт и уходят, но место остаётся….</text:span></text:p>
      <text:p text:style-name="P274"><text:soft-page-break/>Не всегда было так. В траншеях Первой Мировой Войны, <text:span text:style-name="T559">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Гомосексуализм <text:s/>на высших постах всего лишь плотская «мысля» что приходит «опосля» теперь, а истинная и единственная ебля идёт на бумаге….</text:span></text:p>
      <text:p text:style-name="P274"><draw:frame draw:style-name="fr1" draw:name="Image8" text:anchor-type="paragraph" svg:width="6.9252in" svg:height="0.3661in" draw:z-index="3"><draw:image xlink:href="Pictures/1000000000000B720000009B428C9716555D8079.png" xlink:type="simple" xlink:show="embed" xlink:actuate="onLoad" loext:mime-type="image/png"/></draw:frame></text:p>
      <text:p text:style-name="P90"/>
      <text:p text:style-name="P90"/>
      <text:p text:style-name="P214"/>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7T09:00:10.064613667</dc:date>
    <meta:editing-duration>P17DT17H7S</meta:editing-duration>
    <meta:editing-cycles>9264</meta:editing-cycles>
    <meta:generator>LibreOffice/6.1.5.2$Linux_X86_64 LibreOffice_project/10$Build-2</meta:generator>
    <meta:document-statistic meta:table-count="0" meta:image-count="4" meta:object-count="0" meta:page-count="28" meta:paragraph-count="298" meta:word-count="14868" meta:character-count="101810" meta:non-whitespace-character-count="87043"/>
  </office:meta>
</office:document-meta>
</file>